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800000008095CA9BB5C51408C8.png" manifest:media-type="image/png"/>
  <manifest:file-entry manifest:full-path="Pictures/1000000000000080000000801749FF2EA0E3F516.png" manifest:media-type="image/png"/>
  <manifest:file-entry manifest:full-path="Pictures/1000000000000080000000803F0E7D3A145B10C9.png" manifest:media-type="image/png"/>
  <manifest:file-entry manifest:full-path="Pictures/100002010000033D0000033DBB3ECB1074B64378.png" manifest:media-type="image/png"/>
  <manifest:file-entry manifest:full-path="Pictures/1000000000000008000000080DD972DCFD450E4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/>
    <style:font-face style:name="Liberation Serif1" svg:font-family="'Liberation Serif'" style:font-family-generic="roman"/>
    <style:font-face style:name="Liberation Sans2" svg:font-family="'Liberation Sans'" style:font-family-generic="swiss"/>
    <style:font-face style:name="Liberation Sans3" svg:font-family="'Liberation Sans'" style:font-pitch="variable"/>
    <style:font-face style:name="Lohit Devanagari1" svg:font-family="'Lohit Devanagari'" style:font-pitch="variable"/>
    <style:font-face style:name="Noto Sans CJK SC2" svg:font-family="'Noto Sans CJK SC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3" svg:font-family="'Noto Sans CJK SC'" style:font-family-generic="roman" style:font-pitch="variable"/>
    <style:font-face style:name="Liberation Sans1" svg:font-family="'Liberation Sans'" style:font-family-generic="swiss" style:font-pitch="variable"/>
    <style:font-face style:name="Lohit Devanagari3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Ultrafine_20_Dashed" svg:stroke-width="0.081cm" svg:stroke-color="#673ab7" draw:marker-start="" draw:marker-start-width="0.422cm" draw:marker-end="" draw:marker-end-width="0.422cm" draw:fill="solid" draw:textarea-vertical-align="middle" fo:padding-top="0.166cm" fo:padding-bottom="0.166cm" fo:padding-left="0.291cm" fo:padding-right="0.291cm"/>
    </style:style>
    <style:style style:name="gr2" style:family="graphic" style:parent-style-name="standard">
      <style:graphic-properties svg:stroke-color="#757575" draw:fill-color="#bdbdbd" draw:opacity="100%" draw:textarea-horizontal-align="justify" draw:textarea-vertical-align="middle" draw:auto-grow-height="false" fo:min-height="4.031cm" fo:min-width="3.781cm"/>
    </style:style>
    <style:style style:name="gr3" style:family="graphic" style:parent-style-name="standard">
      <style:graphic-properties svg:stroke-color="#757575" draw:fill-color="#eeeeee" draw:opacity="100%" draw:opacity-name="Transparency_20_1" draw:textarea-horizontal-align="justify" draw:textarea-vertical-align="middle" draw:auto-grow-height="false" fo:min-height="4.031cm" fo:min-width="3.781cm"/>
    </style:style>
    <style:style style:name="gr4" style:family="graphic" style:parent-style-name="standard">
      <style:graphic-properties svg:stroke-color="#000000" draw:fill-color="#212121" draw:textarea-horizontal-align="justify" draw:textarea-vertical-align="middle" draw:auto-grow-height="false" fo:min-height="1.088cm" fo:min-width="0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66cm" fo:min-width="0cm"/>
    </style:style>
    <style:style style:name="gr6" style:family="graphic" style:parent-style-name="standard">
      <style:graphic-properties svg:stroke-color="#000000" draw:fill-color="#333333" draw:textarea-vertical-align="middle"/>
    </style:style>
    <style:style style:name="gr7" style:family="graphic" style:parent-style-name="standard">
      <style:graphic-properties svg:stroke-color="#333333" draw:textarea-vertical-align="middle"/>
    </style:style>
    <style:style style:name="gr8" style:family="graphic" style:parent-style-name="objectwithoutfill">
      <style:graphic-properties svg:stroke-color="#000000" draw:marker-start="Symmetric_20_Arrow" draw:marker-start-width="0.3cm" draw:marker-end="Symmetric_20_Arrow" draw:marker-end-width="0.3cm" draw:fill="solid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62cm"/>
      <style:paragraph-properties style:writing-mode="lr-tb"/>
    </style:style>
    <style:style style:name="gr11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.218cm" fo:min-width="2.364cm"/>
      <style:paragraph-properties style:writing-mode="lr-tb"/>
    </style:style>
    <style:style style:name="gr12" style:family="graphic" style:parent-style-name="standard">
      <style:graphic-properties draw:stroke="none" draw:fill="bitmap" draw:fill-color="#314004" draw:fill-image-name="Narrow_20_Horizontal" draw:textarea-horizontal-align="justify" draw:textarea-vertical-align="middle" draw:auto-grow-height="false" fo:min-height="0.081cm" fo:min-width="0cm"/>
    </style:style>
    <style:style style:name="gr13" style:family="graphic" style:parent-style-name="standard">
      <style:graphic-properties draw:stroke="none" draw:fill="bitmap" draw:fill-color="#314004" draw:fill-image-name="Narrow_20_Horizontal" draw:textarea-horizontal-align="justify" draw:textarea-vertical-align="middle" draw:auto-grow-height="false" fo:min-height="1.481cm" fo:min-width="0cm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0.913cm" fo:min-width="0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3.044cm" fo:min-width="6.52cm"/>
    </style:style>
    <style:style style:name="gr16" style:family="graphic" style:parent-style-name="standard">
      <style:graphic-properties draw:stroke="none" svg:stroke-color="#000000" draw:fill="none" draw:fill-color="#ffffff" fo:min-height="1.565cm"/>
      <style:paragraph-properties style:writing-mode="lr-tb"/>
    </style:style>
    <style:style style:name="gr17" style:family="graphic" style:parent-style-name="objectwithoutfill">
      <style:graphic-properties svg:stroke-color="#000000" draw:marker-start="Arrow" draw:marker-end="" draw:fill="solid" draw:textarea-vertical-align="middle"/>
    </style:style>
    <style:style style:name="gr18" style:family="graphic" style:parent-style-name="standard" style:list-style-name="L1">
      <style:graphic-properties draw:stroke="none" svg:stroke-color="#000000" draw:fill="none" draw:fill-color="#ffffff" fo:min-height="2.426cm"/>
      <style:paragraph-properties style:writing-mode="lr-tb"/>
    </style:style>
    <style:style style:name="gr19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.763cm"/>
      <style:paragraph-properties style:writing-mode="lr-tb"/>
    </style:style>
    <style:style style:name="gr21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0cm"/>
    </style:style>
    <style:style style:name="gr22" style:family="graphic" style:parent-style-name="standard">
      <style:graphic-properties svg:stroke-color="#666666" draw:fill-color="#666666" draw:textarea-vertical-align="middle"/>
    </style:style>
    <style:style style:name="gr23" style:family="graphic" style:parent-style-name="objectwithoutfill">
      <style:graphic-properties svg:stroke-width="0.035cm" svg:stroke-color="#c9211e" draw:marker-start-width="0.252cm" draw:marker-end="Symmetric_20_Arrow" draw:marker-end-width="0.352cm" draw:fill="solid" draw:fill-color="#c9211e" draw:textarea-vertical-align="middle" fo:padding-top="0.142cm" fo:padding-bottom="0.142cm" fo:padding-left="0.267cm" fo:padding-right="0.267cm"/>
    </style:style>
    <style:style style:name="gr24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12.416cm" fo:min-width="12.166cm" fo:padding-top="0.142cm" fo:padding-bottom="0.142cm" fo:padding-left="0.267cm" fo:padding-right="0.267cm"/>
    </style:style>
    <style:style style:name="gr25" style:family="graphic" style:parent-style-name="objectwithoutfill">
      <style:graphic-properties draw:stroke="solid" svg:stroke-width="0.053cm" svg:stroke-color="#000000" draw:marker-start-width="0.279cm" draw:marker-end="Symmetric_20_Arrow" draw:marker-end-width="0.379cm" draw:fill="solid" draw:textarea-vertical-align="middle" fo:padding-top="0.151cm" fo:padding-bottom="0.151cm" fo:padding-left="0.276cm" fo:padding-right="0.276cm"/>
    </style:style>
    <style:style style:name="gr26" style:family="graphic" style:parent-style-name="objectwithoutfill">
      <style:graphic-properties svg:stroke-width="0.028cm" draw:marker-start-width="0.242cm" draw:marker-end="Symmetric_20_Arrow" draw:marker-end-width="0.342cm" draw:fill="solid" draw:textarea-vertical-align="middle" fo:padding-top="0.139cm" fo:padding-bottom="0.139cm" fo:padding-left="0.264cm" fo:padding-right="0.264cm"/>
    </style:style>
    <style:style style:name="gr27" style:family="graphic" style:parent-style-name="objectwithoutfill">
      <style:graphic-properties draw:stroke="dash" draw:stroke-dash="Long_20_Dash" svg:stroke-width="0.035cm" svg:stroke-color="#127622" draw:marker-start-width="0.252cm" draw:marker-end-width="0.252cm" draw:fill="solid" draw:fill-color="#127622" draw:textarea-vertical-align="middle" fo:padding-top="0.142cm" fo:padding-bottom="0.142cm" fo:padding-left="0.267cm" fo:padding-right="0.267cm"/>
    </style:style>
    <style:style style:name="gr28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12cm" fo:min-width="0.891cm"/>
      <style:paragraph-properties style:writing-mode="lr-tb"/>
    </style:style>
    <style:style style:name="gr29" style:family="graphic" style:parent-style-name="objectwithoutfill">
      <style:graphic-properties draw:stroke="solid" draw:stroke-dash="Long_20_Dash" svg:stroke-width="0.035cm" svg:stroke-color="#c9211e" draw:marker-start-width="0.252cm" draw:marker-end="" draw:marker-end-width="0.352cm" draw:fill="solid" draw:fill-color="#c9211e" draw:textarea-vertical-align="middle" fo:padding-top="0.142cm" fo:padding-bottom="0.142cm" fo:padding-left="0.267cm" fo:padding-right="0.267cm"/>
    </style:style>
    <style:style style:name="gr30" style:family="graphic" style:parent-style-name="objectwithoutfill">
      <style:graphic-properties draw:stroke="dash" draw:stroke-dash="Long_20_Dash" svg:stroke-width="0.035cm" svg:stroke-color="#c9211e" draw:marker-start-width="0.252cm" draw:marker-end="" draw:marker-end-width="0.352cm" draw:fill="solid" draw:fill-color="#c9211e" draw:textarea-vertical-align="middle" fo:padding-top="0.142cm" fo:padding-bottom="0.142cm" fo:padding-left="0.267cm" fo:padding-right="0.267cm"/>
    </style:style>
    <style:style style:name="gr31" style:family="graphic" style:parent-style-name="standard">
      <style:graphic-properties draw:stroke="none" draw:fill="solid" draw:fill-color="#000000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32" style:family="graphic" style:parent-style-name="standard">
      <style:graphic-properties draw:stroke="none" draw:fill="solid" draw:fill-color="#004586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33" style:family="graphic" style:parent-style-name="standard">
      <style:graphic-properties draw:stroke="none" draw:fill-color="#ffffff" draw:opacity="80%" draw:textarea-horizontal-align="justify" draw:textarea-vertical-align="middle" draw:auto-grow-height="false" fo:min-height="0.655cm" fo:min-width="1.439cm"/>
    </style:style>
    <style:style style:name="gr34" style:family="graphic" style:parent-style-name="standard">
      <style:graphic-properties draw:stroke="none" draw:fill="solid" draw:fill-color="#004586" draw:opacity="100%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35" style:family="graphic" style:parent-style-name="standard">
      <style:graphic-properties draw:stroke="none" svg:stroke-color="#c9211e" draw:fill="solid" draw:fill-color="#c9211e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36" style:family="graphic" style:parent-style-name="standard">
      <style:graphic-properties draw:stroke="none" svg:stroke-color="#127622" draw:fill="solid" draw:fill-color="#127622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37" style:family="graphic" style:parent-style-name="objectwithoutfill">
      <style:graphic-properties draw:stroke="dash" draw:stroke-dash="Double_20_Dash" svg:stroke-color="#000000" draw:marker-end="Arrow" draw:marker-end-width="0.3cm" draw:fill="solid" draw:textarea-vertical-align="middle"/>
    </style:style>
    <style:style style:name="gr38" style:family="graphic" style:parent-style-name="standard">
      <style:graphic-properties draw:stroke="none" draw:fill-color="#ffffff" draw:opacity="80%" draw:textarea-horizontal-align="justify" draw:textarea-vertical-align="middle" draw:auto-grow-height="false" fo:min-height="0.579cm" fo:min-width="0.719cm"/>
    </style:style>
    <style:style style:name="gr39" style:family="graphic" style:parent-style-name="standard">
      <style:graphic-properties draw:stroke="none" draw:stroke-dash="Double_20_Dash" svg:stroke-color="#000000" draw:fill="none" draw:fill-color="#ffffff" draw:textarea-horizontal-align="left" draw:auto-grow-height="true" draw:auto-grow-width="true" fo:min-height="0.712cm" fo:min-width="0.32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  <style:paragraph-properties style:writing-mode="lr-tb"/>
    </style:style>
    <style:style style:name="gr41" style:family="graphic" style:parent-style-name="standard">
      <style:graphic-properties draw:stroke="none" svg:stroke-color="#808080" draw:fill="solid" draw:fill-color="#666666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42" style:family="graphic" style:parent-style-name="standard">
      <style:graphic-properties draw:stroke="none" draw:fill-color="#ffffff" draw:textarea-horizontal-align="justify" draw:textarea-vertical-align="middle" draw:auto-grow-height="false" fo:min-height="0.714cm" fo:min-width="0.464cm"/>
    </style:style>
    <style:style style:name="gr43" style:family="graphic" style:parent-style-name="standard">
      <style:graphic-properties svg:stroke-width="0.053cm" svg:stroke-color="#127622" draw:marker-start-width="0.279cm" draw:marker-end-width="0.279cm" draw:textarea-vertical-align="middle" fo:padding-top="0.151cm" fo:padding-bottom="0.151cm" fo:padding-left="0.276cm" fo:padding-right="0.276cm"/>
    </style:style>
    <style:style style:name="gr44" style:family="graphic" style:parent-style-name="objectwithoutfill">
      <style:graphic-properties draw:stroke="solid"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45" style:family="graphic" style:parent-style-name="objectwithoutfill">
      <style:graphic-properties draw:stroke="dash" draw:stroke-dash="Ultrafine_20_Dashed" svg:stroke-width="0.106cm" svg:stroke-color="#808080" draw:marker-start="Arrow" draw:marker-start-width="0.459cm" draw:marker-end="" draw:marker-end-width="0.459cm" draw:fill="solid" draw:textarea-vertical-align="middle" fo:padding-top="0.178cm" fo:padding-bottom="0.178cm" fo:padding-left="0.303cm" fo:padding-right="0.303cm"/>
    </style:style>
    <style:style style:name="gr46" style:family="graphic" style:parent-style-name="standard">
      <style:graphic-properties draw:stroke="none" svg:stroke-color="#000000" draw:fill-color="#004586" draw:textarea-horizontal-align="justify" draw:textarea-vertical-align="middle" draw:auto-grow-height="false" fo:min-height="8.714cm" fo:min-width="0cm"/>
    </style:style>
    <style:style style:name="gr47" style:family="graphic" style:parent-style-name="standard">
      <style:graphic-properties draw:stroke="none" svg:stroke-color="#127622" draw:fill="none" draw:fill-color="#ffffff" draw:textarea-horizontal-align="left" draw:auto-grow-height="true" draw:auto-grow-width="true" fo:min-height="1.267cm" fo:min-width="0.502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62cm" fo:min-width="5.408cm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88cm" fo:min-width="3.6cm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2.962cm" fo:min-width="5.408cm"/>
      <style:paragraph-properties style:writing-mode="lr-tb"/>
    </style:style>
    <style:style style:name="gr51" style:family="graphic" style:parent-style-name="objectwithoutfill">
      <style:graphic-properties draw:stroke="solid" svg:stroke-width="0.159cm" svg:stroke-color="#000000" draw:marker-start-width="0.437cm" draw:marker-end="Arrow" draw:marker-end-width="0.537cm" draw:fill="solid" draw:textarea-vertical-align="middle" fo:padding-top="0.203cm" fo:padding-bottom="0.203cm" fo:padding-left="0.328cm" fo:padding-right="0.328cm"/>
    </style:style>
    <style:style style:name="gr52" style:family="graphic" style:parent-style-name="standard">
      <style:graphic-properties draw:stroke="none" svg:stroke-color="#000000" draw:fill-color="#004586" draw:textarea-horizontal-align="justify" draw:textarea-vertical-align="middle" draw:auto-grow-height="false" fo:min-height="11.694cm" fo:min-width="0cm"/>
    </style:style>
    <style:style style:name="gr5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86cm" fo:min-width="7.835cm"/>
      <style:paragraph-properties style:writing-mode="lr-tb"/>
    </style:style>
    <style:style style:name="gr54" style:family="graphic" style:parent-style-name="objectwithoutfill">
      <style:graphic-properties svg:stroke-width="0.159cm" svg:stroke-color="#000000" draw:marker-start-width="0.438cm" draw:marker-end="" draw:marker-end-width="0.538cm" draw:fill="solid" draw:textarea-vertical-align="middle" fo:padding-top="0.204cm" fo:padding-bottom="0.204cm" fo:padding-left="0.329cm" fo:padding-right="0.329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709cm"/>
      <style:paragraph-properties style:writing-mode="lr-tb"/>
    </style:style>
    <style:style style:name="gr5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10%" draw:red="0%" draw:green="17%" draw:blue="40%" fo:clip="rect(0cm, 0cm, 0cm, 0cm)" draw:image-opacity="80%" style:mirror="none"/>
    </style:style>
    <style:style style:name="gr57" style:family="graphic" style:parent-style-name="standard">
      <style:graphic-properties draw:stroke="none" svg:stroke-color="#127622" draw:fill="none" draw:fill-color="#ffffff" draw:textarea-horizontal-align="left" draw:auto-grow-height="true" draw:auto-grow-width="false" fo:min-height="1.267cm" fo:min-width="0cm"/>
      <style:paragraph-properties style:writing-mode="lr-tb"/>
    </style:style>
    <style:style style:name="gr58" style:family="graphic" style:parent-style-name="objectwithoutfill">
      <style:graphic-properties svg:stroke-width="0.159cm" svg:stroke-color="#000000" draw:marker-start-width="0.438cm" draw:marker-end="Arrow" draw:marker-end-width="0.538cm" draw:fill="solid" draw:textarea-vertical-align="middle" fo:padding-top="0.204cm" fo:padding-bottom="0.204cm" fo:padding-left="0.329cm" fo:padding-right="0.329cm"/>
    </style:style>
    <style:style style:name="gr59" style:family="graphic" style:parent-style-name="standard">
      <style:graphic-properties svg:stroke-width="0.081cm" svg:stroke-color="#c9211e" draw:marker-start="Arrow" draw:marker-start-width="0.321cm" draw:marker-end-width="0.321cm" draw:fill-color="#c9211e" draw:textarea-vertical-align="middle" fo:padding-top="0.165cm" fo:padding-bottom="0.165cm" fo:padding-left="0.29cm" fo:padding-right="0.29cm"/>
    </style:style>
    <style:style style:name="gr60" style:family="graphic" style:parent-style-name="standard">
      <style:graphic-properties svg:stroke-width="0.081cm" svg:stroke-color="#127622" draw:marker-start="" draw:marker-start-width="0.321cm" draw:marker-end="Arrow" draw:marker-end-width="0.321cm" draw:fill-color="#579d1c" draw:textarea-vertical-align="middle" fo:padding-top="0.165cm" fo:padding-bottom="0.165cm" fo:padding-left="0.29cm" fo:padding-right="0.29cm"/>
    </style:style>
    <style:style style:name="gr6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88cm" fo:min-width="3.6cm"/>
      <style:paragraph-properties style:writing-mode="lr-tb"/>
    </style:style>
    <style:style style:name="gr62" style:family="graphic" style:parent-style-name="objectwithoutfill">
      <style:graphic-properties draw:stroke="dash" draw:stroke-dash="Double_20_Dash" svg:stroke-width="0.081cm" svg:stroke-color="#000000" draw:marker-start-width="0.321cm" draw:marker-end="" draw:marker-end-width="0.421cm" draw:fill="solid" draw:textarea-vertical-align="middle" fo:padding-top="0.165cm" fo:padding-bottom="0.165cm" fo:padding-left="0.29cm" fo:padding-right="0.29cm"/>
    </style:style>
    <style:style style:name="gr6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2.962cm" fo:min-width="5.408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86cm" fo:min-width="7.835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88cm" fo:min-width="3.6cm"/>
      <style:paragraph-properties style:writing-mode="lr-tb"/>
    </style:style>
    <style:style style:name="gr66" style:family="graphic" style:parent-style-name="standard">
      <style:graphic-properties svg:stroke-color="#666666" draw:fill-color="#808080" draw:textarea-vertical-align="middle"/>
    </style:style>
    <style:style style:name="gr67" style:family="graphic" style:parent-style-name="objectwithoutfill">
      <style:graphic-properties draw:stroke="solid" svg:stroke-width="0.028cm" svg:stroke-color="#127622" draw:marker-start="Dimension_20_Lines" draw:marker-start-width="0.242cm" draw:marker-end="Dimension_20_Lines" draw:marker-end-width="0.342cm" draw:fill="solid" draw:textarea-vertical-align="middle" fo:padding-top="0.139cm" fo:padding-bottom="0.139cm" fo:padding-left="0.264cm" fo:padding-right="0.264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391cm"/>
      <style:paragraph-properties style:writing-mode="lr-tb"/>
    </style:style>
    <style:style style:name="gr69" style:family="graphic" style:parent-style-name="standard">
      <style:graphic-properties draw:stroke="none" draw:fill="solid" draw:fill-color="#127622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70" style:family="graphic" style:parent-style-name="objectwithoutfill">
      <style:graphic-properties svg:stroke-width="0.035cm" svg:stroke-color="#c9211e" draw:marker-start-width="0.252cm" draw:marker-end="Symmetric_20_Arrow" draw:marker-end-width="0.352cm" draw:fill="solid" draw:textarea-vertical-align="middle" fo:padding-top="0.142cm" fo:padding-bottom="0.142cm" fo:padding-left="0.267cm" fo:padding-right="0.267cm"/>
    </style:style>
    <style:style style:name="gr71" style:family="graphic" style:parent-style-name="standard">
      <style:graphic-properties draw:stroke="none" draw:fill="solid" draw:fill-color="#c9211e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72" style:family="graphic" style:parent-style-name="standard">
      <style:graphic-properties draw:stroke="none" draw:fill-color="#ffffff" draw:textarea-horizontal-align="justify" draw:textarea-vertical-align="middle" draw:auto-grow-height="false" fo:min-height="1.172cm" fo:min-width="2.396cm"/>
    </style:style>
    <style:style style:name="gr73" style:family="graphic" style:parent-style-name="standard">
      <style:graphic-properties draw:stroke="none" draw:stroke-dash="Dashed_20__28_var_29__20_4" svg:stroke-width="0cm" draw:stroke-linejoin="none" svg:stroke-linecap="butt" draw:fill="solid" draw:fill-color="#000000" draw:textarea-horizontal-align="center" draw:textarea-vertical-align="middle"/>
    </style:style>
    <style:style style:name="gr74" style:family="graphic" style:parent-style-name="objectwithoutfill">
      <style:graphic-properties svg:stroke-color="#127622" draw:marker-end="Arrow" draw:marker-end-width="0.3cm" draw:fill="solid" draw:textarea-vertical-align="middle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26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65cm"/>
      <style:paragraph-properties style:writing-mode="lr-tb"/>
    </style:style>
    <style:style style:name="gr78" style:family="graphic" style:parent-style-name="standard">
      <style:graphic-properties draw:stroke="none" draw:fill="solid" draw:fill-color="#666666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79" style:family="graphic" style:parent-style-name="objectwithoutfill">
      <style:graphic-properties draw:stroke="solid" svg:stroke-width="0.028cm" svg:stroke-color="#3465a4" draw:marker-start="Dimension_20_Lines" draw:marker-start-width="0.242cm" draw:marker-end="Dimension_20_Lines" draw:marker-end-width="0.342cm" draw:fill="solid" draw:textarea-vertical-align="middle" fo:padding-top="0.139cm" fo:padding-bottom="0.139cm" fo:padding-left="0.264cm" fo:padding-right="0.264cm"/>
    </style:style>
    <style:style style:name="gr80" style:family="graphic" style:parent-style-name="Object_20_with_20_no_20_fill_20_and_20_no_20_line">
      <style:graphic-properties draw:stroke="solid" svg:stroke-color="#ffffff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1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true" fo:min-height="0cm" fo:min-width="0cm" draw:shadow="hidden"/>
    </style:style>
    <style:style style:name="gr8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3" style:family="graphic" style:parent-style-name="objectwithoutfill">
      <style:graphic-properties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1cm" fo:min-width="0cm"/>
      <style:paragraph-properties style:writing-mode="lr-tb"/>
    </style:style>
    <style:style style:name="gr85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7.376cm" fo:min-width="0cm" fo:padding-top="0.151cm" fo:padding-bottom="0.151cm" fo:padding-left="0.276cm" fo:padding-right="0.276cm"/>
    </style:style>
    <style:style style:name="gr86" style:family="graphic" style:parent-style-name="standard">
      <style:graphic-properties draw:stroke="none" draw:fill="solid" draw:fill-color="#ffffff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8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40%" draw:red="0%" draw:green="0%" draw:blue="0%" fo:clip="rect(0cm, 0cm, 0cm, 0cm)" draw:image-opacity="80%" style:mirror="none"/>
    </style:style>
    <style:style style:name="gr88" style:family="graphic" style:parent-style-name="objectwithoutfill">
      <style:graphic-properties draw:stroke="dash" draw:stroke-dash="Ultrafine_20_Dashed" svg:stroke-width="0.212cm" svg:stroke-color="#333333" draw:marker-start-width="0.517cm" draw:marker-end="Symmetric_20_Arrow" draw:marker-end-width="0.617cm" draw:fill="solid" draw:textarea-vertical-align="middle" fo:padding-top="0.23cm" fo:padding-bottom="0.23cm" fo:padding-left="0.355cm" fo:padding-right="0.355cm"/>
    </style:style>
    <style:style style:name="gr89" style:family="graphic" style:parent-style-name="objectwithoutfill">
      <style:graphic-properties draw:stroke="dash" draw:stroke-dash="Ultrafine_20_Dashed" svg:stroke-width="0.159cm" svg:stroke-color="#333333" draw:marker-start-width="0.438cm" draw:marker-end="Symmetric_20_Arrow" draw:marker-end-width="0.538cm" draw:fill="solid" draw:textarea-vertical-align="middle" fo:padding-top="0.204cm" fo:padding-bottom="0.204cm" fo:padding-left="0.329cm" fo:padding-right="0.329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2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  <style:paragraph-properties style:writing-mode="lr-tb"/>
    </style:style>
    <style:style style:name="gr9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10%" draw:red="0%" draw:green="17%" draw:blue="40%" fo:clip="rect(0.218cm, 0.211cm, 0.272cm, 0.248cm)" draw:image-opacity="93%" style:mirror="horizontal"/>
    </style:style>
    <style:style style:name="gr9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10%" draw:red="0%" draw:green="17%" draw:blue="40%" fo:clip="rect(0cm, 0.187cm, 11.046cm, 0.28cm)" draw:image-opacity="93%" style:mirror="horizontal"/>
    </style:style>
    <style:style style:name="gr94" style:family="graphic" style:parent-style-name="objectwithoutfill">
      <style:graphic-properties svg:stroke-width="0.159cm" svg:stroke-color="#000000" draw:marker-start="" draw:marker-start-width="0.438cm" draw:marker-end="Arrow" draw:marker-end-width="0.538cm" draw:fill="solid" draw:textarea-vertical-align="middle" fo:padding-top="0.204cm" fo:padding-bottom="0.204cm" fo:padding-left="0.329cm" fo:padding-right="0.329cm"/>
    </style:style>
    <style:style style:name="gr95" style:family="graphic" style:parent-style-name="standard">
      <style:graphic-properties draw:stroke="none" svg:stroke-color="#000000" draw:fill="solid" draw:fill-color="#000000" draw:textarea-horizontal-align="justify" draw:textarea-vertical-align="middle" draw:auto-grow-height="false" fo:min-height="0cm" fo:min-width="0cm"/>
    </style:style>
    <style:style style:name="gr9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10%" draw:red="0%" draw:green="17%" draw:blue="40%" fo:clip="rect(0cm, 0cm, 0cm, 0cm)" draw:image-opacity="90%" style:mirror="horizontal"/>
    </style:style>
    <style:style style:name="gr97" style:family="graphic" style:parent-style-name="standard">
      <style:graphic-properties draw:stroke="solid" svg:stroke-width="0.106cm" svg:stroke-color="#c9211e" draw:marker-start="Arrow" draw:marker-start-width="0.359cm" draw:marker-end="" draw:marker-end-width="0.359cm" draw:fill="none" draw:fill-color="#c9211e" draw:textarea-vertical-align="middle" fo:padding-top="0.178cm" fo:padding-bottom="0.178cm" fo:padding-left="0.303cm" fo:padding-right="0.303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572cm"/>
      <style:paragraph-properties style:writing-mode="lr-tb"/>
    </style:style>
    <style:style style:name="gr99" style:family="graphic" style:parent-style-name="standard">
      <style:graphic-properties draw:stroke="none" draw:fill-color="#004586" draw:textarea-horizontal-align="justify" draw:textarea-vertical-align="middle" draw:auto-grow-height="false" fo:min-height="4.072cm" fo:min-width="0cm"/>
    </style:style>
    <style:style style:name="gr10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10%" draw:red="0%" draw:green="17%" draw:blue="40%" fo:clip="rect(0cm, 0cm, 0.197cm, 0cm)" draw:image-opacity="93%" style:mirror="none"/>
    </style:style>
    <style:style style:name="gr101" style:family="graphic" style:parent-style-name="standard">
      <style:graphic-properties draw:stroke="none" svg:stroke-color="#000000" draw:fill-color="#004586" draw:textarea-horizontal-align="justify" draw:textarea-vertical-align="middle" draw:auto-grow-height="false" fo:min-height="3.793cm" fo:min-width="0.002cm"/>
      <style:paragraph-properties style:writing-mode="lr-tb"/>
    </style:style>
    <style:style style:name="gr10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2.962cm" fo:min-width="5.408cm"/>
      <style:paragraph-properties style:writing-mode="lr-tb"/>
    </style:style>
    <style:style style:name="gr10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52cm" fo:min-width="5.039cm"/>
      <style:paragraph-properties style:writing-mode="lr-tb"/>
    </style:style>
    <style:style style:name="gr10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88cm" fo:min-width="3.6cm"/>
      <style:paragraph-properties style:writing-mode="lr-tb"/>
    </style:style>
    <style:style style:name="gr105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106" style:family="graphic" style:parent-style-name="standard">
      <style:graphic-properties draw:stroke="none" svg:stroke-color="#004586" draw:fill-color="#004586" draw:textarea-horizontal-align="justify" draw:textarea-vertical-align="middle" draw:auto-grow-height="false" fo:min-height="7.929cm" fo:min-width="0cm"/>
    </style:style>
    <style:style style:name="gr107" style:family="graphic" style:parent-style-name="objectwithoutfill">
      <style:graphic-properties draw:stroke="dash" draw:stroke-dash="Ultrafine_20_Dashed" svg:stroke-width="0.882cm" svg:stroke-color="#808080" draw:marker-start-width="1.515cm" draw:marker-end="" draw:marker-end-width="1.615cm" draw:fill="solid" draw:opacity="35%" draw:textarea-vertical-align="middle" fo:padding-top="0.558cm" fo:padding-bottom="0.558cm" fo:padding-left="0.683cm" fo:padding-right="0.683cm"/>
    </style:style>
    <style:style style:name="gr108" style:family="graphic" style:parent-style-name="standard">
      <style:graphic-properties draw:stroke="none" draw:fill-color="#ffffff" draw:opacity="100%" draw:textarea-horizontal-align="justify" draw:textarea-vertical-align="middle" draw:auto-grow-height="false" fo:min-height="0.41cm" fo:min-width="3.361cm"/>
    </style:style>
    <style:style style:name="gr109" style:family="graphic" style:parent-style-name="objectwithoutfill">
      <style:graphic-properties draw:stroke="dash" draw:stroke-dash="Ultrafine_20_Dashed" svg:stroke-width="0.882cm" svg:stroke-color="#808080" draw:marker-start="" draw:marker-start-width="1.515cm" draw:marker-end="" draw:marker-end-width="1.615cm" draw:fill="solid" draw:opacity="35%" draw:textarea-vertical-align="middle" fo:padding-top="0.558cm" fo:padding-bottom="0.558cm" fo:padding-left="0.683cm" fo:padding-right="0.683cm"/>
    </style:style>
    <style:style style:name="gr110" style:family="graphic" style:parent-style-name="standard">
      <style:graphic-properties draw:stroke="none" draw:fill-color="#ffffff" draw:textarea-horizontal-align="justify" draw:textarea-vertical-align="middle" draw:auto-grow-height="false" fo:min-height="0.512cm" fo:min-width="1.735cm"/>
    </style:style>
    <style:style style:name="gr111" style:family="graphic" style:parent-style-name="standard">
      <style:graphic-properties draw:stroke="none" draw:fill-color="#000000" draw:opacity="100%" draw:textarea-horizontal-align="justify" draw:textarea-vertical-align="middle" draw:auto-grow-height="false" fo:min-height="0cm" fo:min-width="3.435cm"/>
    </style:style>
    <style:style style:name="gr1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10%" draw:red="0%" draw:green="0%" draw:blue="0%" fo:clip="rect(0cm, 17.745cm, 0cm, 3.126cm)" draw:image-opacity="100%" style:mirror="horizontal"/>
    </style:style>
    <style:style style:name="gr113" style:family="graphic" style:parent-style-name="standard">
      <style:graphic-properties svg:stroke-color="#000000" draw:fill-color="#808080" draw:opacity="100%" draw:opacity-name="" draw:textarea-horizontal-align="justify" draw:textarea-vertical-align="middle" draw:auto-grow-height="false" fo:min-height="0cm" fo:min-width="3.435cm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7cm"/>
      <style:paragraph-properties style:writing-mode="lr-tb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869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bdbdbd" draw:opacity="100%"/>
      <style:paragraph-properties fo:text-align="center"/>
    </style:style>
    <style:style style:name="P3" style:family="paragraph">
      <loext:graphic-properties draw:fill-color="#eeeeee" draw:opacity="100%" draw:opacity-name="Transparency_20_1"/>
      <style:paragraph-properties fo:text-align="center"/>
    </style:style>
    <style:style style:name="P4" style:family="paragraph">
      <loext:graphic-properties draw:fill-color="#212121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-color="#333333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9" style:family="paragraph">
      <loext:graphic-properties draw:fill="bitmap" draw:fill-color="#314004" draw:fill-image-name="Narrow_20_Horizontal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4pt" style:font-size-asian="14pt" style:font-size-complex="14pt"/>
    </style:style>
    <style:style style:name="P13" style:family="paragraph">
      <loext:graphic-properties draw:fill-color="#666666"/>
      <style:paragraph-properties fo:text-align="center"/>
    </style:style>
    <style:style style:name="P14" style:family="paragraph">
      <loext:graphic-properties draw:fill="solid" draw:fill-color="#c9211e"/>
      <style:paragraph-properties fo:text-align="center"/>
    </style:style>
    <style:style style:name="P15" style:family="paragraph">
      <loext:graphic-properties draw:fill="solid"/>
      <style:paragraph-properties fo:text-align="center" style:writing-mode="lr-tb"/>
    </style:style>
    <style:style style:name="P16" style:family="paragraph">
      <loext:graphic-properties draw:fill="solid" draw:fill-color="#127622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19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12pt" fo:font-style="italic" fo:text-shadow="none" style:text-underline-style="none" fo:font-weight="normal" style:text-underline-mode="continuous" style:text-overline-mode="continuous" style:text-line-through-mode="continuous" style:font-name-asian="Liberation Serif1" style:font-size-asian="12pt" style:font-name-complex="Liberation Serif1" style:font-size-complex="12pt" style:text-scale="100%" style:text-overline-style="none" style:text-overline-color="font-color"/>
    </style:style>
    <style:style style:name="P20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Liberation Serif1" style:font-size-asian="7.19999980926514pt" style:font-name-complex="Liberation Serif1" style:font-size-complex="7.19999980926514pt" style:text-scale="100%" style:text-overline-style="none" style:text-overline-color="font-color"/>
    </style:style>
    <style:style style:name="P21" style:family="paragraph">
      <loext:graphic-properties draw:fill="solid" draw:fill-color="#004586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italic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22" style:family="paragraph">
      <loext:graphic-properties draw:fill="solid" draw:fill-color="#004586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23" style:family="paragraph">
      <loext:graphic-properties draw:fill="solid" draw:fill-color="#004586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12pt" fo:font-style="italic" fo:text-shadow="none" style:text-underline-style="none" fo:font-weight="normal" style:text-underline-mode="continuous" style:text-overline-mode="continuous" style:text-line-through-mode="continuous" style:font-name-asian="Liberation Serif1" style:font-size-asian="12pt" style:font-name-complex="Liberation Serif1" style:font-size-complex="12pt" style:text-scale="100%" style:text-overline-style="none" style:text-overline-color="font-color"/>
    </style:style>
    <style:style style:name="P24" style:family="paragraph">
      <loext:graphic-properties draw:fill="solid" draw:fill-color="#004586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7.19999980926514pt" style:font-name-complex="OpenSymbol1" style:font-size-complex="7.19999980926514pt" style:text-scale="100%" style:text-overline-style="none" style:text-overline-color="font-color"/>
    </style:style>
    <style:style style:name="P25" style:family="paragraph">
      <loext:graphic-properties draw:fill="solid" draw:fill-color="#004586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Liberation Serif1" style:font-size-asian="7.19999980926514pt" style:font-name-complex="Liberation Serif1" style:font-size-complex="7.19999980926514pt" style:text-scale="100%" style:text-overline-style="none" style:text-overline-color="font-color"/>
    </style:style>
    <style:style style:name="P26" style:family="paragraph">
      <loext:graphic-properties draw:fill-color="#ffffff" draw:opacity="80%"/>
      <style:paragraph-properties fo:text-align="center"/>
    </style:style>
    <style:style style:name="P27" style:family="paragraph">
      <loext:graphic-properties draw:fill="solid" draw:fill-color="#004586" draw:opacity="100%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italic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28" style:family="paragraph">
      <loext:graphic-properties draw:fill="solid" draw:fill-color="#004586" draw:opacity="100%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29" style:family="paragraph">
      <loext:graphic-properties draw:fill="solid" draw:fill-color="#004586" draw:opacity="100%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12pt" fo:font-style="italic" fo:text-shadow="none" style:text-underline-style="none" fo:font-weight="normal" style:text-underline-mode="continuous" style:text-overline-mode="continuous" style:text-line-through-mode="continuous" style:font-name-asian="Liberation Serif1" style:font-size-asian="12pt" style:font-name-complex="Liberation Serif1" style:font-size-complex="12pt" style:text-scale="100%" style:text-overline-style="none" style:text-overline-color="font-color"/>
    </style:style>
    <style:style style:name="P30" style:family="paragraph">
      <loext:graphic-properties draw:fill="solid" draw:fill-color="#004586" draw:opacity="100%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7.19999980926514pt" style:font-name-complex="OpenSymbol1" style:font-size-complex="7.19999980926514pt" style:text-scale="100%" style:text-overline-style="none" style:text-overline-color="font-color"/>
    </style:style>
    <style:style style:name="P31" style:family="paragraph">
      <loext:graphic-properties draw:fill="solid" draw:fill-color="#004586" draw:opacity="100%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Liberation Serif1" style:font-size-asian="7.19999980926514pt" style:font-name-complex="Liberation Serif1" style:font-size-complex="7.19999980926514pt" style:text-scale="100%" style:text-overline-style="none" style:text-overline-color="font-color"/>
    </style:style>
    <style:style style:name="P32" style:family="paragraph">
      <loext:graphic-properties draw:fill="solid" draw:fill-color="#004586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style:text-underline-mode="continuous" style:text-overline-mode="continuous" style:text-line-through-mode="continuous" style:font-name-asian="Liberation Serif1" style:font-size-asian="12pt" style:font-name-complex="Liberation Serif1" style:font-size-complex="12pt" style:text-scale="100%" style:text-overline-style="none" style:text-overline-color="font-color"/>
    </style:style>
    <style:style style:name="P33" style:family="paragraph">
      <loext:graphic-properties draw:fill="solid" draw:fill-color="#c9211e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34" style:family="paragraph">
      <loext:graphic-properties draw:fill="solid" draw:fill-color="#c9211e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12pt" fo:font-style="italic" fo:text-shadow="none" style:text-underline-style="none" fo:font-weight="normal" style:text-underline-mode="continuous" style:text-overline-mode="continuous" style:text-line-through-mode="continuous" style:font-name-asian="Liberation Serif1" style:font-size-asian="12pt" style:font-name-complex="Liberation Serif1" style:font-size-complex="12pt" style:text-scale="100%" style:text-overline-style="none" style:text-overline-color="font-color"/>
    </style:style>
    <style:style style:name="P35" style:family="paragraph">
      <loext:graphic-properties draw:fill="solid" draw:fill-color="#127622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italic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36" style:family="paragraph">
      <loext:graphic-properties draw:fill="none" draw:fill-color="#ffffff"/>
      <style:paragraph-properties style:writing-mode="lr-tb"/>
      <style:text-properties fo:color="#000000"/>
    </style:style>
    <style:style style:name="P37" style:family="paragraph">
      <loext:graphic-properties draw:fill="solid" draw:fill-color="#666666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italic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38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7.19999980926514pt" style:font-name-complex="OpenSymbol1" style:font-size-complex="7.19999980926514pt" style:text-scale="100%" style:text-overline-style="none" style:text-overline-color="font-color"/>
    </style:style>
    <style:style style:name="P39" style:family="paragraph">
      <loext:graphic-properties draw:fill-color="#ffffff"/>
      <style:paragraph-properties fo:text-align="center"/>
    </style:style>
    <style:style style:name="P40" style:family="paragraph">
      <style:paragraph-properties fo:margin-top="0cm" fo:margin-bottom="0.61cm" fo:text-align="center"/>
      <style:text-properties fo:color="#127622"/>
    </style:style>
    <style:style style:name="P41" style:family="paragraph">
      <loext:graphic-properties draw:fill-color="#004586"/>
      <style:paragraph-properties fo:text-align="center"/>
    </style:style>
    <style:style style:name="P42" style:family="paragraph">
      <style:paragraph-properties fo:margin-top="0cm" fo:margin-bottom="0.61cm"/>
    </style:style>
    <style:style style:name="P43" style:family="paragraph">
      <loext:graphic-properties draw:fill="none" draw:fill-color="#ffffff"/>
      <style:paragraph-properties fo:margin-top="0cm" fo:margin-bottom="0.61cm" style:writing-mode="lr-tb"/>
      <style:text-properties fo:color="#127622" fo:font-size="32pt" style:font-size-asian="24pt" style:font-size-complex="24pt"/>
    </style:style>
    <style:style style:name="P44" style:family="paragraph">
      <style:paragraph-properties fo:margin-left="0cm" fo:margin-right="0cm" fo:margin-top="0.2cm" fo:margin-bottom="0.2cm" fo:line-height="100%" fo:text-indent="0cm"/>
    </style:style>
    <style:style style:name="P45" style:family="paragraph">
      <loext:graphic-properties draw:fill="none" draw:fill-color="#ffffff"/>
      <style:paragraph-properties fo:margin-left="0cm" fo:margin-right="0cm" fo:text-indent="0cm" style:writing-mode="lr-tb"/>
      <style:text-properties fo:font-size="22pt" style:font-size-asian="22pt" style:font-size-complex="22pt"/>
    </style:style>
    <style:style style:name="P46" style:family="paragraph">
      <loext:graphic-properties draw:fill="none" draw:fill-color="#ffffff"/>
      <style:paragraph-properties fo:margin-left="0cm" fo:margin-right="0cm" fo:margin-top="0.2cm" fo:margin-bottom="0.2cm" fo:line-height="100%" fo:text-indent="0cm" style:writing-mode="lr-tb"/>
      <style:text-properties fo:font-variant="normal" fo:text-transform="none" fo:color="#004586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loext:graphic-properties draw:fill="none" draw:fill-color="#ffffff"/>
      <style:paragraph-properties fo:margin-left="0cm" fo:margin-right="0cm" fo:margin-top="0.2cm" fo:margin-bottom="0.2cm" fo:line-height="100%" fo:text-indent="0cm" style:writing-mode="lr-tb"/>
      <style:text-properties fo:font-variant="normal" fo:text-transform="none" fo:color="#666666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loext:graphic-properties draw:fill="none" draw:fill-color="#ffffff"/>
      <style:paragraph-properties style:writing-mode="lr-tb"/>
      <style:text-properties fo:color="#c9211e" fo:font-size="36pt" style:font-size-asian="36pt" style:font-size-complex="36pt"/>
    </style:style>
    <style:style style:name="P49" style:family="paragraph">
      <loext:graphic-properties draw:fill-color="#c9211e"/>
      <style:paragraph-properties fo:text-align="center"/>
      <style:text-properties fo:color="#c9211e"/>
    </style:style>
    <style:style style:name="P50" style:family="paragraph">
      <loext:graphic-properties draw:fill-color="#579d1c"/>
      <style:paragraph-properties fo:margin-top="0cm" fo:margin-bottom="0.61cm" fo:text-align="center"/>
      <style:text-properties fo:color="#127622"/>
    </style:style>
    <style:style style:name="P51" style:family="paragraph">
      <loext:graphic-properties draw:fill-color="#808080"/>
      <style:paragraph-properties fo:text-align="center"/>
    </style:style>
    <style:style style:name="P52" style:family="paragraph">
      <loext:graphic-properties draw:fill="none" draw:fill-color="#ffffff"/>
      <style:paragraph-properties style:writing-mode="lr-tb"/>
      <style:text-properties fo:font-size="18pt" fo:font-style="italic" style:font-size-asian="18pt" style:font-size-complex="18pt"/>
    </style:style>
    <style:style style:name="P53" style:family="paragraph">
      <style:paragraph-properties style:writing-mode="lr-tb"/>
    </style:style>
    <style:style style:name="P54" style:family="paragraph">
      <loext:graphic-properties draw:fill="solid" draw:fill-color="#127622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55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style:text-underline-mode="continuous" style:text-overline-mode="continuous" style:text-line-through-mode="continuous" style:font-name-asian="Liberation Serif1" style:font-size-asian="12pt" style:font-name-complex="Liberation Serif1" style:font-size-complex="12pt" style:text-scale="100%" style:text-overline-style="none" style:text-overline-color="font-color"/>
    </style:style>
    <style:style style:name="P56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italic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57" style:family="paragraph">
      <loext:graphic-properties draw:fill="solid" draw:fill-color="#000000"/>
      <style:paragraph-properties fo:text-align="center"/>
    </style:style>
    <style:style style:name="P58" style:family="paragraph">
      <loext:graphic-properties draw:fill="none" draw:fill-color="#ffffff"/>
      <style:paragraph-properties style:writing-mode="lr-tb"/>
      <style:text-properties fo:color="#3465a4"/>
    </style:style>
    <style:style style:name="P59" style:family="paragraph">
      <loext:graphic-properties draw:fill="solid" draw:fill-color="#000000"/>
      <style:paragraph-properties fo:text-align="center" style:writing-mode="lr-tb"/>
      <style:text-properties fo:font-size="48pt"/>
    </style:style>
    <style:style style:name="P60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61" style:family="paragraph">
      <loext:graphic-properties draw:fill="solid" draw:fill-color="#ffffff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italic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62" style:family="paragraph">
      <loext:graphic-properties draw:fill="solid" draw:fill-color="#ffffff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7.19999980926514pt" fo:font-style="italic" fo:text-shadow="none" style:text-underline-style="none" fo:font-weight="normal" style:text-underline-mode="continuous" style:text-overline-mode="continuous" style:text-line-through-mode="continuous" style:font-name-asian="Liberation Serif1" style:font-size-asian="7.19999980926514pt" style:font-name-complex="Liberation Serif1" style:font-size-complex="7.19999980926514pt" style:text-scale="100%" style:text-overline-style="none" style:text-overline-color="font-color"/>
    </style:style>
    <style:style style:name="P63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7.19999980926514pt" fo:font-style="italic" fo:text-shadow="none" style:text-underline-style="none" fo:font-weight="normal" style:text-underline-mode="continuous" style:text-overline-mode="continuous" style:text-line-through-mode="continuous" style:font-name-asian="Liberation Serif1" style:font-size-asian="7.19999980926514pt" style:font-name-complex="Liberation Serif1" style:font-size-complex="7.19999980926514pt" style:text-scale="100%" style:text-overline-style="none" style:text-overline-color="font-color"/>
    </style:style>
    <style:style style:name="P64" style:family="paragraph">
      <loext:graphic-properties draw:fill="solid" draw:fill-color="#ffffff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Liberation Serif1" style:font-size-asian="7.19999980926514pt" style:font-name-complex="Liberation Serif1" style:font-size-complex="7.19999980926514pt" style:text-scale="100%" style:text-overline-style="none" style:text-overline-color="font-color"/>
    </style:style>
    <style:style style:name="P65" style:family="paragraph">
      <loext:graphic-properties draw:fill="none" draw:fill-color="#c9211e"/>
      <style:paragraph-properties fo:text-align="center"/>
    </style:style>
    <style:style style:name="P66" style:family="paragraph">
      <style:paragraph-properties fo:text-align="center" style:writing-mode="lr-tb"/>
    </style:style>
    <style:style style:name="P67" style:family="paragraph">
      <loext:graphic-properties draw:fill-color="#004586"/>
      <style:paragraph-properties fo:text-align="center" style:writing-mode="lr-tb"/>
    </style:style>
    <style:style style:name="P68" style:family="paragraph">
      <loext:graphic-properties draw:fill="solid" draw:opacity="35%"/>
      <style:paragraph-properties fo:text-align="center" style:writing-mode="lr-tb"/>
    </style:style>
    <style:style style:name="P69" style:family="paragraph">
      <loext:graphic-properties draw:fill-color="#ffffff" draw:opacity="100%"/>
      <style:paragraph-properties fo:text-align="center"/>
    </style:style>
    <style:style style:name="P70" style:family="paragraph">
      <loext:graphic-properties draw:fill-color="#000000" draw:opacity="100%"/>
      <style:paragraph-properties fo:text-align="center"/>
    </style:style>
    <style:style style:name="P71" style:family="paragraph">
      <loext:graphic-properties draw:fill-color="#808080" draw:opacity="100%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/>
    </style:style>
    <style:style style:name="T3" style:family="text">
      <style:text-properties fo:color="#127622" style:font-name="Liberation Sans2" fo:font-size="32pt" style:font-name-asian="Liberation Sans2" style:font-size-asian="24pt" style:font-name-complex="Liberation Sans2" style:font-size-complex="24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4586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666666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c9211e" style:font-name="Liberation Sans2" fo:font-size="36pt" style:font-name-asian="Liberation Sans2" style:font-size-asian="36pt" style:font-name-complex="Liberation Sans2" style:font-size-complex="36pt"/>
    </style:style>
    <style:style style:name="T8" style:family="text">
      <style:text-properties fo:font-size="18pt" fo:font-style="italic" style:font-size-asian="18pt" style:font-size-complex="18pt"/>
    </style:style>
    <style:style style:name="T9" style:family="text">
      <style:text-properties fo:color="#3465a4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26.287cm" svg:y1="10.194cm" svg:x2="23.953cm" svg:y2="8.659cm" svg:d="M26287 10194l-2334-1535" svg:viewBox="0 0 2335 1536">
          <text:p/>
        </draw:connector>
        <draw:connector draw:style-name="gr1" draw:text-style-name="P1" draw:layer="layout" draw:type="line" svg:x1="3.125cm" svg:y1="8.645cm" svg:x2="23.953cm" svg:y2="8.659cm" svg:d="M3125 8645l20828 14" svg:viewBox="0 0 20829 15">
          <text:p/>
        </draw:connector>
        <draw:g>
          <draw:rect draw:style-name="gr2" draw:text-style-name="P2" draw:layer="layout" svg:width="9.634cm" svg:height="1.22cm" svg:x="3.645cm" svg:y="8.053cm">
            <text:p/>
          </draw:rect>
          <draw:rect draw:style-name="gr3" draw:text-style-name="P3" draw:layer="layout" svg:width="9.634cm" svg:height="1.22cm" svg:x="3.645cm" svg:y="8.053cm">
            <text:p/>
          </draw:rect>
        </draw:g>
        <draw:g>
          <draw:rect draw:style-name="gr2" draw:text-style-name="P2" draw:layer="layout" svg:width="7.138cm" svg:height="1.22cm" svg:x="15.003cm" svg:y="8.042cm">
            <text:p/>
          </draw:rect>
          <draw:rect draw:style-name="gr3" draw:text-style-name="P3" draw:layer="layout" svg:width="7.138cm" svg:height="1.22cm" svg:x="15.003cm" svg:y="8.042cm">
            <text:p/>
          </draw:rect>
        </draw:g>
        <draw:custom-shape draw:style-name="gr4" draw:text-style-name="P4" draw:layer="layout" svg:width="0.068cm" svg:height="1.338cm" draw:transform="skewX (-0.686787060659769) rotate (0.571246264177744) translate (23.132cm 8.4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xml:id="id4" draw:id="id4">
          <draw:custom-shape draw:style-name="gr5" draw:text-style-name="P5" draw:layer="layout" svg:width="0.172cm" svg:height="0.91cm" svg:x="22.527cm" svg:y="8.7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0.172cm" svg:height="0.91cm" svg:x="22.527cm" svg:y="7.6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2" draw:id="id2">
          <draw:custom-shape draw:style-name="gr5" draw:text-style-name="P5" draw:layer="layout" svg:width="0.171cm" svg:height="0.91cm" svg:x="14.5cm" svg:y="8.7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0.171cm" svg:height="0.91cm" svg:x="14.5cm" svg:y="7.6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ellipse draw:style-name="gr6" draw:text-style-name="P6" xml:id="id1" draw:id="id1" draw:layer="layout" svg:width="1.142cm" svg:height="1.349cm" svg:x="2.543cm" svg:y="7.989cm" draw:kind="cut" draw:start-angle="88.96" draw:end-angle="271.12">
          <text:p/>
        </draw:ellipse>
        <draw:connector draw:style-name="gr7" draw:text-style-name="P7" draw:layer="layout" svg:x1="2.543cm" svg:y1="8.663cm" svg:x2="1.174cm" svg:y2="10.11cm" draw:start-shape="id1" draw:start-glue-point="3" svg:d="M2543 8663h-935v1447h-434" svg:viewBox="0 0 1370 1448">
          <text:p/>
        </draw:connector>
        <draw:connector draw:style-name="gr8" draw:text-style-name="P1" draw:layer="layout" draw:type="line" svg:x1="3.182cm" svg:y1="7.318cm" svg:x2="13.743cm" svg:y2="7.318cm" svg:d="M3182 7318h10561" svg:viewBox="0 0 10562 1">
          <text:p/>
        </draw:connector>
        <draw:frame draw:style-name="gr9" draw:text-style-name="P8" draw:layer="layout" svg:width="2.183cm" svg:height="0.806cm" svg:x="7.371cm" svg:y="6.388cm">
          <draw:text-box>
            <text:p><text:span text:style-name="T1">190 cm</text:span></text:p>
          </draw:text-box>
        </draw:frame>
        <draw:connector draw:style-name="gr8" draw:text-style-name="P1" draw:layer="layout" draw:type="line" svg:x1="14.556cm" svg:y1="7.318cm" svg:x2="22.656cm" svg:y2="7.318cm" svg:d="M14556 7318h8100" svg:viewBox="0 0 8101 1">
          <text:p/>
        </draw:connector>
        <draw:connector draw:style-name="gr8" draw:text-style-name="P1" draw:layer="layout" draw:type="line" svg:x1="13.742cm" svg:y1="7.318cm" svg:x2="14.568cm" svg:y2="7.318cm" svg:d="M13742 7318h826" svg:viewBox="0 0 827 1">
          <text:p/>
        </draw:connector>
        <draw:frame draw:style-name="gr10" draw:text-style-name="P8" draw:layer="layout" svg:width="3.411cm" svg:height="0.87cm" svg:x="13.29cm" svg:y="6.354cm">
          <draw:text-box>
            <text:p><text:span text:style-name="T1">15 cm</text:span></text:p>
          </draw:text-box>
        </draw:frame>
        <draw:frame draw:style-name="gr9" draw:text-style-name="P8" draw:layer="layout" svg:width="2.158cm" svg:height="0.806cm" svg:x="17.527cm" svg:y="6.388cm">
          <draw:text-box>
            <text:p><text:span text:style-name="T1">146 cm</text:span></text:p>
          </draw:text-box>
        </draw:frame>
        <draw:frame draw:style-name="gr11" draw:text-style-name="P8" xml:id="id3" draw:id="id3" draw:layer="layout" svg:width="2.864cm" svg:height="1.468cm" svg:x="17.129cm" svg:y="11.678cm">
          <draw:text-box>
            <text:p><text:span text:style-name="T1">1x1 mm²</text:span></text:p>
            <text:p><text:span text:style-name="T1">Apertures</text:span></text:p>
          </draw:text-box>
        </draw:frame>
        <draw:custom-shape draw:style-name="gr12" draw:text-style-name="P9" draw:layer="layout" svg:width="0.037cm" svg:height="0.331cm" svg:x="13.747cm" svg:y="8.4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3" draw:text-style-name="P9" draw:layer="layout" svg:width="0.171cm" svg:height="1.731cm" svg:x="7.279cm" svg:y="11.5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4" draw:text-style-name="P5" draw:layer="layout" svg:width="0.431cm" svg:height="1.163cm" svg:x="7.465cm" svg:y="12.52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" draw:text-style-name="P5" draw:layer="layout" svg:width="0.431cm" svg:height="1.163cm" svg:x="7.465cm" svg:y="11.13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15" draw:text-style-name="P10" xml:id="id5" draw:id="id5" draw:layer="layout" svg:width="7.02cm" svg:height="3.294cm" svg:x="4.952cm" svg:y="10.765cm">
            <text:p/>
            <draw:enhanced-geometry svg:viewBox="0 0 21600 21600" draw:type="rectangle" draw:enhanced-path="M 0 0 L 21600 0 21600 21600 0 21600 0 0 Z N"/>
          </draw:custom-shape>
          <draw:frame draw:style-name="gr16" draw:text-style-name="P8" draw:layer="layout" svg:width="3.411cm" svg:height="1.815cm" svg:x="5.008cm" svg:y="11.505cm">
            <draw:text-box>
              <text:p><text:span text:style-name="T1">Sample</text:span></text:p>
            </draw:text-box>
          </draw:frame>
          <draw:line draw:style-name="gr17" draw:text-style-name="P1" draw:layer="layout" svg:x1="7.142cm" svg:y1="12.714cm" svg:x2="6.434cm" svg:y2="12.11cm">
            <text:p/>
          </draw:line>
          <draw:line draw:style-name="gr17" draw:text-style-name="P1" draw:layer="layout" svg:x1="7.843cm" svg:y1="12.11cm" svg:x2="8.551cm" svg:y2="12.714cm">
            <text:p/>
          </draw:line>
          <draw:frame draw:style-name="gr18" draw:text-style-name="P12" draw:layer="layout" svg:width="3.411cm" svg:height="2.676cm" svg:x="8.48cm" svg:y="11.074cm">
            <draw:text-box>
              <text:p text:style-name="P11"><text:span text:style-name="T1">Cadmium frame with</text:span></text:p>
              <text:p><text:span text:style-name="T1">1x1 mm²</text:span></text:p>
              <text:p text:style-name="P11"><text:span text:style-name="T1">aperture</text:span></text:p>
            </draw:text-box>
          </draw:frame>
        </draw:g>
        <draw:connector draw:style-name="gr8" draw:text-style-name="P1" draw:layer="layout" draw:type="line" svg:x1="22.638cm" svg:y1="7.318cm" svg:x2="23.96cm" svg:y2="7.318cm" svg:d="M22638 7318h1322" svg:viewBox="0 0 1323 1">
          <text:p/>
        </draw:connector>
        <draw:frame draw:style-name="gr10" draw:text-style-name="P8" draw:layer="layout" svg:width="3.412cm" svg:height="0.87cm" svg:x="22.385cm" svg:y="6.354cm">
          <draw:text-box>
            <text:p><text:span text:style-name="T1">18 cm</text:span></text:p>
          </draw:text-box>
        </draw:frame>
        <draw:connector draw:style-name="gr19" draw:text-style-name="P1" draw:layer="layout" svg:x1="14.585cm" svg:y1="9.648cm" svg:x2="17.129cm" svg:y2="12.412cm" draw:start-shape="id2" draw:start-glue-point="2" draw:end-shape="id3" draw:end-glue-point="3" svg:d="M14585 9648v2764h2544" svg:viewBox="0 0 2545 2765">
          <text:p/>
        </draw:connector>
        <draw:connector draw:style-name="gr19" draw:text-style-name="P1" draw:layer="layout" svg:x1="22.613cm" svg:y1="9.648cm" svg:x2="19.993cm" svg:y2="12.412cm" draw:start-shape="id4" draw:start-glue-point="2" draw:end-shape="id3" draw:end-glue-point="1" svg:d="M22613 9648v2764h-2620" svg:viewBox="0 0 2621 2765">
          <text:p/>
        </draw:connector>
        <draw:connector draw:style-name="gr19" draw:text-style-name="P1" draw:layer="layout" svg:x1="13.789cm" svg:y1="8.907cm" svg:x2="11.972cm" svg:y2="12.412cm" draw:end-shape="id5" draw:end-glue-point="1" svg:d="M13789 8907h-658v3505h-1159" svg:viewBox="0 0 1818 3506">
          <text:p/>
        </draw:connector>
        <draw:connector draw:style-name="gr8" draw:text-style-name="P1" draw:layer="layout" draw:type="line" svg:x1="3.645cm" svg:y1="9.587cm" svg:x2="13.279cm" svg:y2="9.587cm" svg:d="M3645 9587h9634" svg:viewBox="0 0 9635 1">
          <text:p/>
        </draw:connector>
        <draw:frame draw:style-name="gr10" draw:text-style-name="P8" draw:layer="layout" svg:width="2.348cm" svg:height="0.87cm" svg:x="7.288cm" svg:y="9.532cm">
          <draw:text-box>
            <text:p><text:span text:style-name="T1">175 cm</text:span></text:p>
          </draw:text-box>
        </draw:frame>
        <draw:connector draw:style-name="gr8" draw:text-style-name="P1" draw:layer="layout" draw:type="line" svg:x1="15.003cm" svg:y1="9.587cm" svg:x2="22.064cm" svg:y2="9.587cm" svg:d="M15003 9587h7061" svg:viewBox="0 0 7062 1">
          <text:p/>
        </draw:connector>
        <draw:frame draw:style-name="gr9" draw:text-style-name="P8" draw:layer="layout" svg:width="2.43cm" svg:height="0.806cm" svg:x="17.588cm" svg:y="9.566cm">
          <draw:text-box>
            <text:p><text:span text:style-name="T1">130 cm</text:span></text:p>
          </draw:text-box>
        </draw:frame>
        <draw:frame draw:style-name="gr10" draw:text-style-name="P8" draw:layer="layout" svg:width="3.128cm" svg:height="0.87cm" svg:x="7.004cm" svg:y="8.228cm">
          <draw:text-box>
            <text:p><text:span text:style-name="T1">Helium pipe</text:span></text:p>
          </draw:text-box>
        </draw:frame>
        <draw:frame draw:style-name="gr10" draw:text-style-name="P8" draw:layer="layout" svg:width="3.128cm" svg:height="0.87cm" svg:x="17.008cm" svg:y="8.228cm">
          <draw:text-box>
            <text:p><text:span text:style-name="T1">Helium pipe</text:span></text:p>
          </draw:text-box>
        </draw:frame>
        <draw:frame draw:style-name="gr10" draw:text-style-name="P8" draw:layer="layout" svg:width="1.857cm" svg:height="0.87cm" draw:transform="rotate (-0.321664181142555) translate (23.36cm 7.732cm)">
          <draw:text-box>
            <text:p><text:span text:style-name="T1">Mirror</text:span></text:p>
          </draw:text-box>
        </draw:frame>
        <draw:frame draw:style-name="gr20" draw:text-style-name="P8" draw:layer="layout" svg:width="2.263cm" svg:height="1.361cm" draw:transform="rotate (-0.5541420375082) translate (25.355cm 8.779cm)">
          <draw:text-box>
            <text:p><text:span text:style-name="T1">Neutron</text:span></text:p>
            <text:p><text:span text:style-name="T1">beam</text:span></text:p>
          </draw:text-box>
        </draw:frame>
        <draw:g>
          <draw:custom-shape draw:style-name="gr21" draw:text-style-name="P5" draw:layer="layout" svg:width="0.051cm" svg:height="0.254cm" svg:x="13.786cm" svg:y="8.7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5" draw:layer="layout" svg:width="0.051cm" svg:height="0.254cm" svg:x="13.785cm" svg:y="8.3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2" draw:style-name="dp1" draw:master-page-name="Default">
        <draw:ellipse draw:style-name="gr22" draw:text-style-name="P13" draw:layer="layout" svg:width="5.39cm" svg:height="5.313cm" draw:transform="skewX (-0.000174532925199433) translate (5.844cm 9.436cm)" draw:kind="arc" draw:start-angle="160.54" draw:end-angle="182.37">
          <text:p/>
        </draw:ellipse>
        <draw:line draw:style-name="gr23" draw:text-style-name="P14" draw:layer="layout" svg:x1="18.389cm" svg:y1="12.568cm" svg:x2="18.389cm" svg:y2="10.278cm">
          <text:p/>
        </draw:line>
        <draw:line draw:style-name="gr23" draw:text-style-name="P14" draw:layer="layout" svg:x1="18.389cm" svg:y1="10.279cm" svg:x2="18.389cm" svg:y2="7.988cm">
          <text:p/>
        </draw:line>
        <draw:line draw:style-name="gr23" draw:text-style-name="P14" draw:layer="layout" svg:x1="18.389cm" svg:y1="12.568cm" svg:x2="18.389cm" svg:y2="14.85cm">
          <text:p/>
        </draw:line>
        <draw:custom-shape draw:style-name="gr24" draw:text-style-name="P10" draw:layer="layout" svg:width="12.7cm" svg:height="12.7cm" svg:x="5.689cm" svg:y="5.845cm">
          <text:p/>
          <draw:enhanced-geometry draw:mirror-vertical="true" draw:mirror-horizontal="true" draw:glue-point-type="segments" draw:type="mso-spt100" draw:modifiers="-90 90.019272040818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25" draw:text-style-name="P15" draw:layer="layout" svg:x1="12.041cm" svg:y1="12.205cm" svg:x2="18.382cm" svg:y2="12.567cm">
          <text:p/>
        </draw:line>
        <draw:line draw:style-name="gr25" draw:text-style-name="P15" draw:layer="layout" svg:x1="12.042cm" svg:y1="12.203cm" svg:x2="18.095cm" svg:y2="10.278cm">
          <text:p/>
        </draw:line>
        <draw:line draw:style-name="gr25" draw:text-style-name="P15" draw:layer="layout" svg:x1="12.042cm" svg:y1="12.209cm" svg:x2="16.791cm" svg:y2="7.991cm">
          <text:p/>
        </draw:line>
        <draw:line draw:style-name="gr25" draw:text-style-name="P15" draw:layer="layout" svg:x1="12.043cm" svg:y1="12.203cm" svg:x2="17.823cm" svg:y2="14.837cm">
          <text:p/>
        </draw:line>
        <draw:line draw:style-name="gr26" draw:text-style-name="P1" draw:layer="layout" svg:x1="16.791cm" svg:y1="7.988cm" svg:x2="18.389cm" svg:y2="7.988cm">
          <text:p/>
        </draw:line>
        <draw:line draw:style-name="gr26" draw:text-style-name="P1" draw:layer="layout" svg:x1="18.095cm" svg:y1="10.278cm" svg:x2="18.389cm" svg:y2="10.278cm">
          <text:p/>
        </draw:line>
        <draw:line draw:style-name="gr26" draw:text-style-name="P1" draw:layer="layout" svg:x1="17.822cm" svg:y1="14.85cm" svg:x2="18.389cm" svg:y2="14.85cm">
          <text:p/>
        </draw:line>
        <draw:line draw:style-name="gr25" draw:text-style-name="P15" draw:layer="layout" svg:x1="5.802cm" svg:y1="11.199cm" svg:x2="12.055cm" svg:y2="12.205cm">
          <text:p/>
        </draw:line>
        <draw:line draw:style-name="gr27" draw:text-style-name="P16" draw:layer="layout" svg:x1="12.055cm" svg:y1="12.208cm" svg:x2="14.784cm" svg:y2="17.906cm">
          <text:p/>
        </draw:line>
        <draw:frame draw:style-name="gr28" draw:text-style-name="P17" draw:layer="layout" svg:width="1.391cm" svg:height="0.962cm" draw:transform="rotate (-0.71401419699088) translate (15.41cm 7.058cm)">
          <draw:text-box>
            <text:p>. . .</text:p>
          </draw:text-box>
        </draw:frame>
        <draw:frame draw:style-name="gr28" draw:text-style-name="P17" draw:layer="layout" svg:width="1.391cm" svg:height="0.962cm" draw:transform="rotate (-2.02859618959301) translate (16.657cm 14.668cm)">
          <draw:text-box>
            <text:p>. . .</text:p>
          </draw:text-box>
        </draw:frame>
        <draw:g>
          <draw:line draw:style-name="gr29" draw:text-style-name="P14" draw:layer="layout" svg:x1="18.389cm" svg:y1="7.988cm" svg:x2="18.389cm" svg:y2="7.376cm">
            <text:p/>
          </draw:line>
          <draw:line draw:style-name="gr30" draw:text-style-name="P14" draw:layer="layout" svg:x1="18.389cm" svg:y1="7.376cm" svg:x2="18.389cm" svg:y2="6.631cm">
            <text:p/>
          </draw:line>
        </draw:g>
        <draw:g>
          <draw:line draw:style-name="gr29" draw:text-style-name="P14" draw:layer="layout" svg:x1="18.389cm" svg:y1="14.85cm" svg:x2="18.389cm" svg:y2="15.455cm">
            <text:p/>
          </draw:line>
          <draw:line draw:style-name="gr30" draw:text-style-name="P14" draw:layer="layout" svg:x1="18.389cm" svg:y1="15.455cm" svg:x2="18.389cm" svg:y2="16.191cm">
            <text:p/>
          </draw:line>
        </draw:g>
        <draw:g>
          <draw:path draw:style-name="gr31" draw:text-style-name="P18" draw:layer="layout" svg:width="0.446cm" svg:height="0.173cm" svg:x="8.871cm" svg:y="10.385cm" svg:viewBox="0 0 447 174" svg:d="M0 110c0-15 0-31 0-47 94 0 189 0 283 0-6-21-13-42-19-63 61 29 122 58 183 87-61 29-122 57-183 87 6-22 13-43 19-64-94 0-189 0-283 0z">
            <text:p/>
          </draw:path>
          <draw:path draw:style-name="gr31" draw:text-style-name="P19" draw:layer="layout" svg:width="0.427cm" svg:height="0.598cm" svg:x="8.725cm" svg:y="10.664cm" svg:viewBox="0 0 428 599" svg:d="M117 29c-22-3-44-7-66-10 2-6 2-13 4-19 49 0 99 0 148 0-28 136-55 272-83 408 69-58 139-117 208-175-15-4-30-8-45-11 0-7 2-13 3-19 48 0 95 0 142 0-1 6-2 12-4 19-13 3-26 6-39 9-47 40-95 79-143 119 39 74 79 147 118 221 16 3 32 6 48 9-1 7-3 13-4 19-38 0-76 0-114 0-36-67-71-135-107-202-24 20-48 40-72 59-10 48-20 95-30 143-27 0-54 0-81 0 39-190 78-380 117-570z">
            <text:p/>
          </draw:path>
          <draw:path draw:style-name="gr31" draw:text-style-name="P20" draw:layer="layout" svg:width="0.249cm" svg:height="0.35cm" svg:x="9.288cm" svg:y="11.137cm" svg:viewBox="0 0 250 351" svg:d="M250 174c0 118-42 177-127 177-41 0-71-15-92-45-20-30-31-74-31-132 0-56 11-100 31-129 21-30 52-45 95-45 40 0 71 15 93 45 21 29 31 72 31 129zM197 174c0-54-6-94-17-118-12-24-31-35-57-35-25 0-42 11-54 33-10 23-16 63-16 120 0 58 6 99 17 122s29 35 53 35c26 0 45-12 56-37 12-25 18-64 18-120z">
            <text:p/>
          </draw:path>
        </draw:g>
        <draw:g>
          <draw:path draw:style-name="gr32" draw:text-style-name="P21" draw:layer="layout" svg:width="0.344cm" svg:height="0.457cm" svg:x="16.772cm" svg:y="7.139cm" svg:viewBox="0 0 345 458" svg:d="M118 440c27 0 50-9 72-26s39-43 54-79c16-42 23-78 16-104-6-26-25-41-53-41-27 0-50 10-72 28-22 21-40 47-54 81-16 41-21 75-15 101 7 27 24 40 52 40zM235 176l-5-5c-55-44-77-80-65-109 7-20 20-33 40-46 20-9 40-16 62-16 25 0 45 8 60 21 15 16 20 34 17 54h-15c-2-16-9-33-20-42-12-12-29-18-49-18-11 0-23 3-31 8-11 5-16 13-21 21-6 19 5 39 34 62 0 0 8 5 23 18 32 27 52 56 59 87 8 31 5 64-10 101-19 44-47 80-85 106-41 27-82 40-129 40-42 0-72-13-89-39-15-26-15-60 0-99 19-44 45-76 84-105 37-26 77-39 122-39 3 0 6 0 8 0 4 1 5 1 9 3 0 0 1 0 1-2 2-1 2-1 0-1z">
            <text:p/>
          </draw:path>
          <draw:path draw:style-name="gr32" draw:text-style-name="P22" draw:layer="layout" svg:width="0.32cm" svg:height="0.129cm" svg:x="17.182cm" svg:y="7.095cm" svg:viewBox="0 0 321 130" svg:d="M0 83c0-11 0-23 0-36 67 0 137 0 204 0-5-14-10-32-15-47 45 21 88 42 132 67-44 21-87 42-132 63 5-16 10-31 15-47-67 0-137 0-204 0z">
            <text:p/>
          </draw:path>
          <draw:path draw:style-name="gr32" draw:text-style-name="P23" draw:layer="layout" svg:width="0.306cm" svg:height="0.444cm" svg:x="17.172cm" svg:y="7.289cm" svg:viewBox="0 0 307 445" svg:d="M119 273c16 0 33-2 48-5 15-5 29-11 40-18 14-71 27-144 40-216-23-6-46-10-68-10s-42 9-62 23c-18 16-33 38-43 64-11 27-16 56-16 87 0 25 5 44 16 56 10 14 25 19 45 19zM204 273c-17 13-35 23-54 29-21 8-38 12-55 12-32 0-55-10-70-28-17-16-25-44-25-80 0-39 8-74 23-105 17-33 40-59 69-75 30-16 65-26 102-26 15 0 35 2 57 5 23 3 41 6 56 10-26 136-53 271-78 408 13 3 27 6 40 8 0 6-2 11-2 14-33 0-65 0-98 0 8-39 15-79 23-120 4-19 7-36 12-52z">
            <text:p/>
          </draw:path>
          <draw:path draw:style-name="gr32" draw:text-style-name="P24" draw:layer="layout" svg:width="0.24cm" svg:height="0.017cm" svg:x="17.593cm" svg:y="7.637cm" svg:viewBox="0 0 241 18" svg:d="M0 18c0-5 0-11 0-18 80 0 160 0 241 0 0 7 0 13 0 18-81 0-161 0-241 0z">
            <text:p/>
          </draw:path>
          <draw:path draw:style-name="gr32" draw:text-style-name="P25" draw:layer="layout" svg:width="0.166cm" svg:height="0.256cm" svg:x="17.92cm" svg:y="7.498cm" svg:viewBox="0 0 167 257" svg:d="M167 257h-167v-28l37-32c25-20 42-36 53-47 12-13 20-25 25-39 5-12 7-28 7-44 0-18-3-30-12-38-8-9-21-14-38-14-9 0-15 1-22 3-8 2-15 5-20 8l-8 31h-14v-49c25-5 45-8 64-8 28 0 52 7 68 16 14 13 22 28 22 51 0 13-3 27-8 39-7 14-15 26-29 39-13 13-33 29-60 52-13 9-25 19-38 31h140z">
            <text:p/>
          </draw:path>
        </draw:g>
        <draw:g>
          <draw:custom-shape draw:style-name="gr33" draw:text-style-name="P26" draw:layer="layout" svg:width="1.939cm" svg:height="0.905cm" svg:x="16.768cm" svg:y="9.138cm">
            <text:p/>
            <draw:enhanced-geometry svg:viewBox="0 0 21600 21600" draw:type="rectangle" draw:enhanced-path="M 0 0 L 21600 0 21600 21600 0 21600 0 0 Z N"/>
          </draw:custom-shape>
          <draw:g>
            <draw:path draw:style-name="gr34" draw:text-style-name="P27" draw:layer="layout" svg:width="0.344cm" svg:height="0.483cm" svg:x="17.082cm" svg:y="9.288cm" svg:viewBox="0 0 345 484" svg:d="M118 465c27 0 50-10 72-28 20-18 37-45 52-83 17-45 23-83 17-110-7-28-25-42-54-42-25 0-48 9-70 29-22 21-40 49-54 84-16 44-21 80-15 108 7 29 24 42 52 42zM234 185l-5-5c-54-47-76-84-64-115 7-19 20-34 38-47 20-11 41-18 62-18 25 0 47 8 62 23 15 16 20 36 17 57h-15c-2-18-9-34-20-46-12-11-30-18-50-18-12 0-24 4-32 8-10 5-15 13-20 23-7 20 5 41 33 65 0 0 9 5 24 18 33 29 53 60 60 93 8 32 5 68-10 107-19 45-49 84-87 112-39 28-80 42-127 42-42 0-72-13-89-40-15-28-15-64 0-106 19-45 45-81 84-110 37-28 77-43 120-43 3 0 7 0 8 0 4 2 6 2 9 4 0 0 2 0 2-2 1-2 1-2 0-2z">
              <text:p/>
            </draw:path>
            <draw:path draw:style-name="gr34" draw:text-style-name="P28" draw:layer="layout" svg:width="0.32cm" svg:height="0.137cm" svg:x="17.489cm" svg:y="9.241cm" svg:viewBox="0 0 321 138" svg:d="M0 88c0-13 0-25 0-38 67 0 135 0 204 0-5-16-12-34-17-50 47 23 90 46 134 70-44 23-87 45-134 68 5-18 12-34 17-50-69 0-137 0-204 0z">
              <text:p/>
            </draw:path>
            <draw:path draw:style-name="gr34" draw:text-style-name="P29" draw:layer="layout" svg:width="0.306cm" svg:height="0.47cm" svg:x="17.479cm" svg:y="9.445cm" svg:viewBox="0 0 307 471" svg:d="M119 289c15 0 31-3 46-6 15-5 29-12 42-18 14-76 27-153 40-229-23-7-46-10-70-10-22 0-42 8-60 24-18 17-33 39-43 67-11 29-16 60-16 93 0 26 5 45 16 58 10 15 25 21 45 21zM204 289c-19 13-37 23-55 31-20 8-37 12-54 12-32 0-55-10-70-30-17-18-25-47-25-84 0-41 8-78 23-112 17-34 40-60 69-78 30-18 63-28 100-28 17 0 37 2 59 5 23 3 41 6 56 10-26 144-53 287-78 432 13 3 27 6 40 8 0 7-2 11-2 16-33 0-65 0-100 0 8-42 15-84 23-128 4-20 9-37 14-54z">
              <text:p/>
            </draw:path>
            <draw:path draw:style-name="gr34" draw:text-style-name="P30" draw:layer="layout" svg:width="0.24cm" svg:height="0.019cm" svg:x="17.9cm" svg:y="9.813cm" svg:viewBox="0 0 241 20" svg:d="M0 20c0-7 0-13 0-20 80 0 159 0 241 0 0 7 0 13 0 20-82 0-161 0-241 0z">
              <text:p/>
            </draw:path>
            <draw:path draw:style-name="gr34" draw:text-style-name="P31" draw:layer="layout" svg:width="0.144cm" svg:height="0.27cm" svg:x="18.246cm" svg:y="9.668cm" svg:viewBox="0 0 145 271" svg:d="M90 255c19 2 37 3 55 5 0 3 0 7 0 11-48 0-97 0-145 0 0-4 0-8 0-11 18-2 37-3 55-5 0-73 0-146 0-219-18 6-37 13-55 19 0-3 0-6 0-11 27-15 53-29 80-44 4 0 7 0 10 0 0 85 0 169 0 255z">
              <text:p/>
            </draw:path>
          </draw:g>
        </draw:g>
        <draw:g>
          <draw:path draw:style-name="gr32" draw:text-style-name="P21" draw:layer="layout" svg:width="0.344cm" svg:height="0.483cm" svg:x="18.547cm" svg:y="12.296cm" svg:viewBox="0 0 345 484" svg:d="M118 465c27 0 52-10 72-28s39-45 52-83c18-45 23-83 17-110-7-29-24-42-52-42-25 0-49 9-72 29-22 21-38 49-54 84-16 44-21 80-15 108 7 27 24 42 52 42zM235 185l-6-5c-54-47-76-84-64-115 8-19 22-34 40-47 18-11 40-18 62-18 25 0 45 8 60 23 15 16 20 36 17 57h-17c0-18-7-34-18-46-12-13-29-18-49-18-11 0-23 4-31 8-11 5-17 13-21 23-8 20 4 41 34 65 0 0 8 5 23 18 32 29 50 60 59 93 8 31 5 66-10 105-19 47-47 85-85 114-39 28-82 42-129 42-42 0-72-14-89-40-15-28-15-64 0-106 19-45 45-81 84-110 38-28 78-43 120-43 3 0 7 0 10 0 2 2 5 2 7 4 2 0 2 0 3-2 0-2 0-2 0-2z">
            <text:p/>
          </draw:path>
          <draw:path draw:style-name="gr32" draw:text-style-name="P22" draw:layer="layout" svg:width="0.32cm" svg:height="0.137cm" svg:x="18.955cm" svg:y="12.249cm" svg:viewBox="0 0 321 138" svg:d="M0 88c0-13 0-26 0-38 67 0 135 0 202 0-3-16-8-34-13-50 43 23 87 46 132 70-45 23-89 45-132 68 5-18 10-34 13-50-67 0-135 0-202 0z">
            <text:p/>
          </draw:path>
          <draw:path draw:style-name="gr32" draw:text-style-name="P23" draw:layer="layout" svg:width="0.305cm" svg:height="0.47cm" svg:x="18.943cm" svg:y="12.454cm" svg:viewBox="0 0 306 471" svg:d="M119 289c16 0 31-3 48-6 15-5 29-12 39-18 13-76 26-153 40-229-22-7-45-10-69-10-22 0-42 8-60 24-18 17-32 39-42 67-12 29-17 60-17 93 0 26 5 45 17 58 10 15 24 21 44 21zM204 289c-19 13-35 23-55 31-19 8-37 12-54 12-30 0-55-10-70-30-17-18-25-47-25-84 0-41 8-78 25-112 15-34 38-60 67-78 30-18 63-28 100-28 17 0 35 2 59 5 23 3 41 6 55 10-25 144-52 287-79 432 15 3 29 6 42 8-2 5-2 11-3 16-32 0-65 0-99 0 8-42 17-86 23-128 6-20 9-37 14-54z">
            <text:p/>
          </draw:path>
          <draw:path draw:style-name="gr32" draw:text-style-name="P25" draw:layer="layout" svg:width="0.174cm" svg:height="0.275cm" svg:x="19.337cm" svg:y="12.673cm" svg:viewBox="0 0 175 276" svg:d="M175 137c0 92-30 139-88 139-29 0-50-11-65-35-15-25-22-59-22-104 0-44 7-78 22-101 15-25 36-36 67-36 28 0 50 11 65 34 15 25 21 59 21 103zM139 137c0-43-5-74-14-93-6-18-20-28-38-28s-30 8-39 26c-6 18-11 51-11 95 0 45 5 78 11 95 9 20 22 28 39 28s30-10 38-29c9-20 14-51 14-94z">
            <text:p/>
          </draw:path>
          <draw:path draw:style-name="gr32" draw:text-style-name="P22" draw:layer="layout" svg:width="0.403cm" svg:height="0.209cm" svg:x="19.66cm" svg:y="12.469cm" svg:viewBox="0 0 404 210" svg:d="M0 210c0-15 0-30 0-43 135 0 269 0 404 0 0 13 0 28 0 43-135 0-269 0-404 0zM0 44c0-15 0-29 0-44 135 0 269 0 404 0 0 15 0 29 0 44-135 0-269 0-404 0z">
            <text:p/>
          </draw:path>
          <draw:path draw:style-name="gr32" draw:text-style-name="P32" draw:layer="layout" svg:width="0.291cm" svg:height="0.465cm" svg:x="20.188cm" svg:y="12.319cm" svg:viewBox="0 0 292 466" svg:d="M292 231c0 156-48 234-148 235-47-1-84-21-107-60-25-40-37-99-37-175 0-75 12-132 37-171 23-40 60-60 110-60 49 0 84 20 109 59s36 97 36 172zM231 231c0-72-7-124-20-156-14-33-36-47-67-47-29 0-50 14-62 44-13 30-20 82-20 159 0 76 7 130 20 161 13 32 33 47 62 47 30 0 52-16 67-49 13-32 20-86 20-159z">
            <text:p/>
          </draw:path>
        </draw:g>
        <draw:g>
          <draw:path draw:style-name="gr35" draw:text-style-name="P33" draw:layer="layout" svg:width="0.393cm" svg:height="0.155cm" svg:x="18.729cm" svg:y="13.253cm" svg:viewBox="0 0 394 156" svg:d="M0 99c0-14 0-27 0-42 82 0 167 0 249 0-6-18-12-39-18-57 55 26 109 51 163 79-54 26-108 51-163 77 6-20 12-38 18-57-82 0-167 0-249 0z">
            <text:p/>
          </draw:path>
          <draw:path draw:style-name="gr35" draw:text-style-name="P34" draw:layer="layout" svg:width="0.559cm" svg:height="0.523cm" svg:x="18.682cm" svg:y="13.481cm" svg:viewBox="0 0 560 524" svg:d="M245 524c-78 0-138-19-181-55-43-37-64-87-64-151s14-120 43-169c31-48 72-85 126-110 54-26 115-39 183-39 66 0 130 7 190 22l-21 110h-29l3-62c-38-26-85-39-145-39-49 0-95 11-136 35-41 26-72 59-94 105-23 44-36 95-36 154 0 52 15 94 44 123 29 30 70 45 121 45 25 0 52-4 77-10 24-7 47-14 65-25l25-135-70-9 4-22h210l-4 22-57 9-31 160c-44 15-83 26-118 32-33 5-70 9-105 9z">
            <text:p/>
          </draw:path>
        </draw:g>
        <draw:g>
          <draw:path draw:style-name="gr35" draw:text-style-name="P33" draw:layer="layout" svg:width="0.214cm" svg:height="0.036cm" svg:x="18.636cm" svg:y="11.539cm" svg:viewBox="0 0 215 37" svg:d="M0 37c0-13 0-24 0-37 71 0 143 0 215 0 0 13 0 24 0 37-72 0-144 0-215 0z">
            <text:p/>
          </draw:path>
          <draw:path draw:style-name="gr35" draw:text-style-name="P33" draw:layer="layout" svg:width="0.393cm" svg:height="0.155cm" svg:x="19.031cm" svg:y="11.041cm" svg:viewBox="0 0 394 156" svg:d="M0 99c0-14 0-27 0-42 82 0 167 0 249 0-6-18-12-39-18-57 55 26 109 51 163 79-54 26-108 51-163 77 6-20 12-38 18-57-82 0-167 0-249 0z">
            <text:p/>
          </draw:path>
          <draw:path draw:style-name="gr35" draw:text-style-name="P34" draw:layer="layout" svg:width="0.559cm" svg:height="0.523cm" svg:x="18.928cm" svg:y="11.269cm" svg:viewBox="0 0 560 524" svg:d="M245 524c-78 0-138-19-181-55-43-37-64-87-64-151s14-120 43-169c31-48 72-85 126-110 54-26 115-39 183-39 66 0 130 7 190 22l-21 110h-29l3-62c-38-26-85-39-145-39-49 0-95 11-136 35-41 26-72 59-94 105-23 44-36 95-36 154 0 52 15 94 44 123 29 30 70 45 121 45 25 0 52-4 77-10 24-7 47-14 65-25l25-135-70-9 4-22h210l-4 22-57 9-31 160c-44 15-83 26-118 32-33 5-70 9-105 9z">
            <text:p/>
          </draw:path>
        </draw:g>
        <draw:g>
          <draw:path draw:style-name="gr36" draw:text-style-name="P35" draw:layer="layout" svg:width="0.515cm" svg:height="0.706cm" svg:x="12.787cm" svg:y="15.156cm" svg:viewBox="0 0 516 707" svg:d="M182 485c-2 15 3 26 12 38 11 9 24 13 43 13 25 0 53-11 77-36s44-59 60-100c15-44 20-78 15-104-6-27-22-46-48-55-2 1-5 1-9 3-22 8-38 14-48 14-7 0-11-2-12-8-2-4-2-9 0-17 3-8 7-13 12-15 4-4 11-6 19-6 7 0 18 4 36 12l10 3h1c19-7 37-19 50-36 15-15 27-36 37-62 11-34 14-61 7-80-7-21-24-30-48-30-29 0-55 11-75 36-22 23-42 62-62 115l-195 537h-64l167-461c29-79 64-140 108-182 42-43 90-64 140-64 40 0 69 11 86 32 18 23 20 51 7 85-9 27-25 48-51 69-24 19-55 34-94 45l-5 2 5 2c42 11 70 30 85 57 14 24 14 57 0 94-17 50-46 89-85 120-40 32-80 47-123 47-27 0-47-6-60-19-15-13-19-28-15-49z">
            <text:p/>
          </draw:path>
        </draw:g>
        <draw:line draw:style-name="gr37" draw:text-style-name="P1" draw:layer="layout" svg:x1="5.714cm" svg:y1="12.209cm" svg:x2="22.158cm" svg:y2="12.209cm">
          <text:p/>
        </draw:line>
        <draw:line draw:style-name="gr37" draw:text-style-name="P1" draw:layer="layout" svg:x1="12.041cm" svg:y1="5.157cm" svg:x2="12.041cm" svg:y2="19.609cm">
          <text:p/>
        </draw:line>
        <draw:g>
          <draw:custom-shape draw:style-name="gr38" draw:text-style-name="P26" draw:layer="layout" svg:width="1.219cm" svg:height="0.829cm" svg:x="17.129cm" svg:y="15.176cm">
            <text:p/>
            <draw:enhanced-geometry svg:viewBox="0 0 21600 21600" draw:type="rectangle" draw:enhanced-path="M 0 0 L 21600 0 21600 21600 0 21600 0 0 Z N"/>
          </draw:custom-shape>
          <draw:g>
            <draw:path draw:style-name="gr32" draw:text-style-name="P21" draw:layer="layout" svg:width="0.344cm" svg:height="0.483cm" svg:x="17.26cm" svg:y="15.341cm" svg:viewBox="0 0 345 484" svg:d="M118 465c27 0 50-10 72-28 20-18 37-45 52-83 17-45 23-83 17-110-7-28-25-42-54-42-25 0-48 9-70 29-22 21-40 49-54 84-16 44-21 80-15 108 7 29 24 42 52 42zM234 185l-5-5c-54-47-76-84-64-115 7-19 20-34 38-47 20-11 41-18 62-18 25 0 47 8 62 23 15 16 20 36 17 57h-15c-2-18-9-34-20-46-12-11-30-18-50-18-12 0-24 4-32 8-10 5-15 13-20 23-7 20 5 41 33 65 0 0 9 5 24 18 33 29 53 60 60 93 8 32 5 68-10 107-19 45-49 84-87 112-39 28-80 42-127 42-42 0-72-13-89-40-15-28-15-64 0-106 19-45 45-81 84-110 37-28 77-43 120-43 3 0 7 0 8 0 4 2 6 2 9 4 0 0 2 0 2-2 1-2 1-2 0-2z">
              <text:p/>
            </draw:path>
            <draw:path draw:style-name="gr32" draw:text-style-name="P22" draw:layer="layout" svg:width="0.32cm" svg:height="0.137cm" svg:x="17.668cm" svg:y="15.294cm" svg:viewBox="0 0 321 138" svg:d="M0 88c0-13 0-25 0-38 67 0 135 0 204 0-5-16-12-34-17-50 47 23 90 46 134 70-44 23-87 45-134 68 5-18 12-34 17-50-69 0-137 0-204 0z">
              <text:p/>
            </draw:path>
            <draw:path draw:style-name="gr32" draw:text-style-name="P23" draw:layer="layout" svg:width="0.306cm" svg:height="0.47cm" svg:x="17.658cm" svg:y="15.499cm" svg:viewBox="0 0 307 471" svg:d="M119 289c15 0 31-3 46-6 15-5 29-12 42-18 14-76 27-153 40-229-23-7-46-10-70-10-22 0-42 8-60 24-18 17-33 39-43 67-11 29-16 60-16 93 0 26 5 45 16 58 10 15 25 21 45 21zM204 289c-19 13-37 23-55 31-20 8-37 12-54 12-32 0-55-10-70-30-17-18-25-47-25-84 0-41 8-78 23-112 17-34 40-60 69-78 30-18 63-28 100-28 17 0 37 2 59 5 23 3 41 6 56 10-26 144-53 287-78 432 13 3 27 6 40 8 0 7-2 11-2 16-33 0-65 0-100 0 8-42 15-84 23-128 4-20 9-37 14-54z">
              <text:p/>
            </draw:path>
            <draw:path draw:style-name="gr32" draw:text-style-name="P25" draw:layer="layout" svg:width="0.144cm" svg:height="0.27cm" svg:x="18.07cm" svg:y="15.721cm" svg:viewBox="0 0 145 271" svg:d="M90 255c19 2 37 3 55 5 0 3 0 7 0 11-48 0-97 0-145 0 0-4 0-8 0-11 18-2 37-3 55-5 0-73 0-146 0-219-18 6-37 13-55 19 0-3 0-6 0-11 27-15 53-29 80-44 4 0 7 0 10 0 0 85 0 169 0 255z">
              <text:p/>
            </draw:path>
          </draw:g>
        </draw:g>
        <draw:frame draw:style-name="gr39" draw:text-style-name="P36" draw:layer="layout" svg:width="0.82cm" svg:height="0.962cm" svg:x="11.131cm" svg:y="18.835cm">
          <draw:text-box>
            <text:p><text:span text:style-name="T2">x</text:span></text:p>
          </draw:text-box>
        </draw:frame>
        <draw:frame draw:style-name="gr40" draw:text-style-name="P36" draw:layer="layout" svg:width="0.82cm" svg:height="0.962cm" svg:x="21.431cm" svg:y="12.235cm">
          <draw:text-box>
            <text:p><text:span text:style-name="T2">z</text:span></text:p>
          </draw:text-box>
        </draw:frame>
        <draw:g>
          <draw:path draw:style-name="gr41" draw:text-style-name="P37" draw:layer="layout" svg:width="0.417cm" svg:height="0.496cm" svg:x="5.254cm" svg:y="11.486cm" svg:viewBox="0 0 418 497" svg:d="M307 243c-65 0-130 0-195 0-2 6-5 12-7 19-34 81-50 138-49 170 2 33 20 50 55 50 37 0 68-17 96-49 27-32 61-96 100-190zM122 219c65 0 130 0 194 0 1 0 1-1 1-2 1-3 4-7 6-13 3-6 5-10 6-13 25-61 36-106 33-134-4-29-22-43-55-43-35 0-66 16-95 49-29 32-59 84-90 156zM313 0c54 0 87 21 100 62 12 41 2 100-30 177-34 84-75 147-122 192-48 44-99 66-153 66-58 0-90-14-98-41-7-28-11-50-10-67s3-34 7-50 8-30 12-41c4-12 7-22 11-31 0 0 1-2 1-4 1-1 2-4 3-7 2-4 3-7 5-11 32-78 72-138 120-181s100-64 154-64z">
            <text:p/>
          </draw:path>
        </draw:g>
      </draw:page>
      <draw:page draw:name="page3" draw:style-name="dp1" draw:master-page-name="Default">
        <draw:ellipse draw:style-name="gr22" draw:text-style-name="P13" draw:layer="layout" svg:width="5.39cm" svg:height="5.313cm" draw:transform="skewX (-0.000174532925199433) translate (5.844cm 9.436cm)" draw:kind="arc" draw:start-angle="160.54" draw:end-angle="182.37">
          <text:p/>
        </draw:ellipse>
        <draw:line draw:style-name="gr23" draw:text-style-name="P14" draw:layer="layout" svg:x1="18.389cm" svg:y1="12.568cm" svg:x2="18.389cm" svg:y2="10.278cm">
          <text:p/>
        </draw:line>
        <draw:line draw:style-name="gr23" draw:text-style-name="P14" draw:layer="layout" svg:x1="18.389cm" svg:y1="10.279cm" svg:x2="18.389cm" svg:y2="7.988cm">
          <text:p/>
        </draw:line>
        <draw:line draw:style-name="gr23" draw:text-style-name="P14" draw:layer="layout" svg:x1="18.389cm" svg:y1="12.568cm" svg:x2="18.389cm" svg:y2="14.85cm">
          <text:p/>
        </draw:line>
        <draw:custom-shape draw:style-name="gr24" draw:text-style-name="P10" draw:layer="layout" svg:width="12.7cm" svg:height="12.7cm" svg:x="5.689cm" svg:y="5.845cm">
          <text:p/>
          <draw:enhanced-geometry draw:mirror-vertical="true" draw:mirror-horizontal="true" draw:glue-point-type="segments" draw:type="mso-spt100" draw:modifiers="-90 90.019272040818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25" draw:text-style-name="P15" draw:layer="layout" svg:x1="12.041cm" svg:y1="12.205cm" svg:x2="18.382cm" svg:y2="12.567cm">
          <text:p/>
        </draw:line>
        <draw:line draw:style-name="gr25" draw:text-style-name="P15" draw:layer="layout" svg:x1="12.042cm" svg:y1="12.203cm" svg:x2="18.095cm" svg:y2="10.278cm">
          <text:p/>
        </draw:line>
        <draw:line draw:style-name="gr25" draw:text-style-name="P15" draw:layer="layout" svg:x1="12.042cm" svg:y1="12.209cm" svg:x2="16.791cm" svg:y2="7.991cm">
          <text:p/>
        </draw:line>
        <draw:line draw:style-name="gr25" draw:text-style-name="P15" draw:layer="layout" svg:x1="12.043cm" svg:y1="12.203cm" svg:x2="17.823cm" svg:y2="14.837cm">
          <text:p/>
        </draw:line>
        <draw:line draw:style-name="gr26" draw:text-style-name="P1" draw:layer="layout" svg:x1="16.791cm" svg:y1="7.988cm" svg:x2="18.389cm" svg:y2="7.988cm">
          <text:p/>
        </draw:line>
        <draw:line draw:style-name="gr26" draw:text-style-name="P1" draw:layer="layout" svg:x1="18.095cm" svg:y1="10.278cm" svg:x2="18.389cm" svg:y2="10.278cm">
          <text:p/>
        </draw:line>
        <draw:line draw:style-name="gr26" draw:text-style-name="P1" draw:layer="layout" svg:x1="17.822cm" svg:y1="14.85cm" svg:x2="18.389cm" svg:y2="14.85cm">
          <text:p/>
        </draw:line>
        <draw:line draw:style-name="gr25" draw:text-style-name="P15" draw:layer="layout" svg:x1="5.802cm" svg:y1="11.199cm" svg:x2="12.055cm" svg:y2="12.205cm">
          <text:p/>
        </draw:line>
        <draw:line draw:style-name="gr27" draw:text-style-name="P16" draw:layer="layout" svg:x1="12.055cm" svg:y1="12.208cm" svg:x2="14.784cm" svg:y2="17.906cm">
          <text:p/>
        </draw:line>
        <draw:frame draw:style-name="gr28" draw:text-style-name="P17" draw:layer="layout" svg:width="1.391cm" svg:height="0.962cm" draw:transform="rotate (-0.71401419699088) translate (15.41cm 7.058cm)">
          <draw:text-box>
            <text:p>. . .</text:p>
          </draw:text-box>
        </draw:frame>
        <draw:frame draw:style-name="gr28" draw:text-style-name="P17" draw:layer="layout" svg:width="1.391cm" svg:height="0.962cm" draw:transform="rotate (-2.02859618959301) translate (16.657cm 14.668cm)">
          <draw:text-box>
            <text:p>. . .</text:p>
          </draw:text-box>
        </draw:frame>
        <draw:g>
          <draw:line draw:style-name="gr29" draw:text-style-name="P14" draw:layer="layout" svg:x1="18.389cm" svg:y1="7.988cm" svg:x2="18.389cm" svg:y2="7.376cm">
            <text:p/>
          </draw:line>
          <draw:line draw:style-name="gr30" draw:text-style-name="P14" draw:layer="layout" svg:x1="18.389cm" svg:y1="7.376cm" svg:x2="18.389cm" svg:y2="6.631cm">
            <text:p/>
          </draw:line>
        </draw:g>
        <draw:g>
          <draw:line draw:style-name="gr29" draw:text-style-name="P14" draw:layer="layout" svg:x1="18.389cm" svg:y1="14.85cm" svg:x2="18.389cm" svg:y2="15.455cm">
            <text:p/>
          </draw:line>
          <draw:line draw:style-name="gr30" draw:text-style-name="P14" draw:layer="layout" svg:x1="18.389cm" svg:y1="15.455cm" svg:x2="18.389cm" svg:y2="16.191cm">
            <text:p/>
          </draw:line>
        </draw:g>
        <draw:g>
          <draw:path draw:style-name="gr31" draw:text-style-name="P18" draw:layer="layout" svg:width="0.446cm" svg:height="0.173cm" svg:x="8.871cm" svg:y="10.385cm" svg:viewBox="0 0 447 174" svg:d="M0 110c0-15 0-31 0-47 94 0 189 0 283 0-6-21-13-42-19-63 61 29 122 58 183 87-61 29-122 57-183 87 6-22 13-43 19-64-94 0-189 0-283 0z">
            <text:p/>
          </draw:path>
          <draw:path draw:style-name="gr31" draw:text-style-name="P19" draw:layer="layout" svg:width="0.427cm" svg:height="0.598cm" svg:x="8.725cm" svg:y="10.664cm" svg:viewBox="0 0 428 599" svg:d="M117 29c-22-3-44-7-66-10 2-6 2-13 4-19 49 0 99 0 148 0-28 136-55 272-83 408 69-58 139-117 208-175-15-4-30-8-45-11 0-7 2-13 3-19 48 0 95 0 142 0-1 6-2 12-4 19-13 3-26 6-39 9-47 40-95 79-143 119 39 74 79 147 118 221 16 3 32 6 48 9-1 7-3 13-4 19-38 0-76 0-114 0-36-67-71-135-107-202-24 20-48 40-72 59-10 48-20 95-30 143-27 0-54 0-81 0 39-190 78-380 117-570z">
            <text:p/>
          </draw:path>
          <draw:path draw:style-name="gr31" draw:text-style-name="P20" draw:layer="layout" svg:width="0.249cm" svg:height="0.35cm" svg:x="9.288cm" svg:y="11.137cm" svg:viewBox="0 0 250 351" svg:d="M250 174c0 118-42 177-127 177-41 0-71-15-92-45-20-30-31-74-31-132 0-56 11-100 31-129 21-30 52-45 95-45 40 0 71 15 93 45 21 29 31 72 31 129zM197 174c0-54-6-94-17-118-12-24-31-35-57-35-25 0-42 11-54 33-10 23-16 63-16 120 0 58 6 99 17 122s29 35 53 35c26 0 45-12 56-37 12-25 18-64 18-120z">
            <text:p/>
          </draw:path>
        </draw:g>
        <draw:g>
          <draw:path draw:style-name="gr31" draw:text-style-name="P18" draw:layer="layout" svg:width="0.46cm" svg:height="0.172cm" svg:x="15.83cm" svg:y="12.85cm" svg:viewBox="0 0 461 173" svg:d="M0 110c0-15 0-31 0-47 98 0 195 0 293 0-7-20-14-42-21-63 64 30 126 58 189 88-63 28-125 56-189 85 7-20 14-42 21-63-98 0-195 0-293 0z">
            <text:p/>
          </draw:path>
          <draw:path draw:style-name="gr31" draw:text-style-name="P19" draw:layer="layout" svg:width="0.431cm" svg:height="0.602cm" svg:x="15.683cm" svg:y="13.134cm" svg:viewBox="0 0 432 603" svg:d="M117 30c-22-4-44-8-66-11 1-6 3-13 4-19 50 0 100 0 151 0-29 137-57 273-86 411 71-59 141-117 212-177-17-3-32-8-47-11 1-6 2-13 4-19 48 0 95 0 143 0-1 6-2 13-4 19-14 3-26 7-40 9-48 40-95 81-144 120 39 74 79 148 119 222 17 4 32 6 49 10-2 7-3 13-5 19-38 0-77 0-116 0-35-68-70-135-106-204-25 20-48 40-73 59-10 49-21 97-31 145-27 0-53 0-81 0 39-191 79-383 117-573z">
            <text:p/>
          </draw:path>
          <draw:path draw:style-name="gr31" draw:text-style-name="P20" draw:layer="layout" svg:width="0.209cm" svg:height="0.34cm" svg:x="16.217cm" svg:y="13.606cm" svg:viewBox="0 0 210 341" svg:d="M130 321c27 2 54 5 80 7 0 3 0 8 0 13-70 0-140 0-210 0 0-5 0-10 0-13 26-2 54-5 80-7 0-93 0-184 0-276-26 8-52 17-79 25 0-5 0-10 0-14 38-18 76-37 114-56 5 0 11 0 15 0 0 107 0 214 0 321z">
            <text:p/>
          </draw:path>
        </draw:g>
        <draw:g>
          <draw:path draw:style-name="gr31" draw:text-style-name="P18" draw:layer="layout" svg:width="0.46cm" svg:height="0.172cm" svg:x="15.093cm" svg:y="9.676cm" svg:viewBox="0 0 461 173" svg:d="M0 110c0-15 0-31 0-47 98 0 195 0 293 0-7-20-14-42-21-63 64 30 126 58 189 88-63 28-125 56-189 85 7-20 14-42 21-63-98 0-195 0-293 0z">
            <text:p/>
          </draw:path>
          <draw:path draw:style-name="gr31" draw:text-style-name="P19" draw:layer="layout" svg:width="0.431cm" svg:height="0.602cm" svg:x="15.136cm" svg:y="9.959cm" svg:viewBox="0 0 432 603" svg:d="M117 30c-22-4-44-8-66-11 1-6 3-13 4-19 50 0 100 0 151 0-29 137-57 273-86 411 71-59 141-117 212-177-17-3-32-8-47-11 1-6 2-13 4-19 48 0 95 0 143 0-1 6-2 13-4 19-14 3-26 7-40 9-48 40-95 81-144 120 39 74 79 148 119 222 17 4 32 6 49 10-2 7-3 13-5 19-38 0-77 0-116 0-35-68-70-135-106-204-25 20-48 40-73 59-10 49-21 97-31 145-27 0-53 0-81 0 39-191 79-383 117-573z">
            <text:p/>
          </draw:path>
          <draw:path draw:style-name="gr31" draw:text-style-name="P38" draw:layer="layout" svg:width="0.344cm" svg:height="0.023cm" svg:x="15.62cm" svg:y="10.615cm" svg:viewBox="0 0 345 24" svg:d="M0 0c115 0 231 0 345 0 0 8 0 17 0 24-114 0-230 0-345 0 0-7 0-16 0-24z">
            <text:p/>
          </draw:path>
          <draw:path draw:style-name="gr31" draw:text-style-name="P20" draw:layer="layout" svg:width="0.209cm" svg:height="0.34cm" svg:x="16.116cm" svg:y="10.432cm" svg:viewBox="0 0 210 341" svg:d="M130 321c27 2 54 5 80 7 0 3 0 8 0 13-70 0-140 0-210 0 0-5 0-10 0-13 26-2 54-5 80-7 0-93 0-184 0-276-26 8-52 17-79 25 0-5 0-10 0-14 38-18 76-37 114-56 5 0 11 0 15 0 0 107 0 214 0 321z">
            <text:p/>
          </draw:path>
        </draw:g>
        <draw:g>
          <draw:path draw:style-name="gr31" draw:text-style-name="P18" draw:layer="layout" svg:width="0.46cm" svg:height="0.172cm" svg:x="13.243cm" svg:y="8.769cm" svg:viewBox="0 0 461 173" svg:d="M0 110c0-15 0-31 0-47 98 0 195 0 293 0-7-20-14-42-21-63 64 30 126 58 189 88-63 28-125 56-189 85 7-20 14-42 21-63-98 0-195 0-293 0z">
            <text:p/>
          </draw:path>
          <draw:path draw:style-name="gr31" draw:text-style-name="P19" draw:layer="layout" svg:width="0.431cm" svg:height="0.602cm" svg:x="13.286cm" svg:y="9.053cm" svg:viewBox="0 0 432 603" svg:d="M117 30c-22-4-44-8-66-11 1-6 3-13 4-19 50 0 100 0 151 0-29 137-57 273-86 411 71-59 141-117 212-177-17-3-32-8-47-11 1-6 2-13 4-19 48 0 95 0 143 0-1 6-2 13-4 19-14 3-26 7-40 9-48 40-95 81-144 120 39 74 79 148 119 222 17 4 32 6 49 10-2 7-3 13-5 19-38 0-77 0-116 0-35-68-70-135-106-204-25 20-48 40-73 59-10 49-21 97-31 145-27 0-53 0-81 0 39-191 79-383 117-573z">
            <text:p/>
          </draw:path>
          <draw:path draw:style-name="gr31" draw:text-style-name="P38" draw:layer="layout" svg:width="0.344cm" svg:height="0.023cm" svg:x="13.772cm" svg:y="9.709cm" svg:viewBox="0 0 345 24" svg:d="M0 0c115 0 231 0 345 0 0 8 0 17 0 24-114 0-230 0-345 0 0-7 0-16 0-24z">
            <text:p/>
          </draw:path>
          <draw:path draw:style-name="gr31" draw:text-style-name="P20" draw:layer="layout" svg:width="0.238cm" svg:height="0.341cm" svg:x="14.307cm" svg:y="9.524cm" svg:viewBox="0 0 239 342" svg:d="M239 342c-79 0-159 0-239 0 0-12 0-24 0-37 18-14 36-28 54-42 34-26 61-48 77-64 17-17 28-33 35-51s11-37 11-59c0-23-6-39-18-51-11-11-29-17-55-17-11 0-21 1-32 4-11 2-21 6-29 9-4 15-7 29-11 42-6 0-13 0-20 0 0-22 0-43 0-65 36-7 67-11 92-11 42 0 74 8 95 24 22 15 33 36 33 65 0 19-4 36-12 53-9 17-22 33-40 50-17 16-46 40-86 70-18 13-36 27-55 42 66 0 134 0 200 0 0 13 0 25 0 38z">
            <text:p/>
          </draw:path>
        </draw:g>
        <draw:g>
          <draw:path draw:style-name="gr32" draw:text-style-name="P21" draw:layer="layout" svg:width="0.344cm" svg:height="0.457cm" svg:x="16.772cm" svg:y="7.139cm" svg:viewBox="0 0 345 458" svg:d="M118 440c27 0 50-9 72-26s39-43 54-79c16-42 23-78 16-104-6-26-25-41-53-41-27 0-50 10-72 28-22 21-40 47-54 81-16 41-21 75-15 101 7 27 24 40 52 40zM235 176l-5-5c-55-44-77-80-65-109 7-20 20-33 40-46 20-9 40-16 62-16 25 0 45 8 60 21 15 16 20 34 17 54h-15c-2-16-9-33-20-42-12-12-29-18-49-18-11 0-23 3-31 8-11 5-16 13-21 21-6 19 5 39 34 62 0 0 8 5 23 18 32 27 52 56 59 87 8 31 5 64-10 101-19 44-47 80-85 106-41 27-82 40-129 40-42 0-72-13-89-39-15-26-15-60 0-99 19-44 45-76 84-105 37-26 77-39 122-39 3 0 6 0 8 0 4 1 5 1 9 3 0 0 1 0 1-2 2-1 2-1 0-1z">
            <text:p/>
          </draw:path>
          <draw:path draw:style-name="gr32" draw:text-style-name="P22" draw:layer="layout" svg:width="0.32cm" svg:height="0.129cm" svg:x="17.182cm" svg:y="7.095cm" svg:viewBox="0 0 321 130" svg:d="M0 83c0-11 0-23 0-36 67 0 137 0 204 0-5-14-10-32-15-47 45 21 88 42 132 67-44 21-87 42-132 63 5-16 10-31 15-47-67 0-137 0-204 0z">
            <text:p/>
          </draw:path>
          <draw:path draw:style-name="gr32" draw:text-style-name="P23" draw:layer="layout" svg:width="0.306cm" svg:height="0.444cm" svg:x="17.172cm" svg:y="7.289cm" svg:viewBox="0 0 307 445" svg:d="M119 273c16 0 33-2 48-5 15-5 29-11 40-18 14-71 27-144 40-216-23-6-46-10-68-10s-42 9-62 23c-18 16-33 38-43 64-11 27-16 56-16 87 0 25 5 44 16 56 10 14 25 19 45 19zM204 273c-17 13-35 23-54 29-21 8-38 12-55 12-32 0-55-10-70-28-17-16-25-44-25-80 0-39 8-74 23-105 17-33 40-59 69-75 30-16 65-26 102-26 15 0 35 2 57 5 23 3 41 6 56 10-26 136-53 271-78 408 13 3 27 6 40 8 0 6-2 11-2 14-33 0-65 0-98 0 8-39 15-79 23-120 4-19 7-36 12-52z">
            <text:p/>
          </draw:path>
          <draw:path draw:style-name="gr32" draw:text-style-name="P24" draw:layer="layout" svg:width="0.24cm" svg:height="0.017cm" svg:x="17.593cm" svg:y="7.637cm" svg:viewBox="0 0 241 18" svg:d="M0 18c0-5 0-11 0-18 80 0 160 0 241 0 0 7 0 13 0 18-81 0-161 0-241 0z">
            <text:p/>
          </draw:path>
          <draw:path draw:style-name="gr32" draw:text-style-name="P25" draw:layer="layout" svg:width="0.166cm" svg:height="0.256cm" svg:x="17.92cm" svg:y="7.498cm" svg:viewBox="0 0 167 257" svg:d="M167 257h-167v-28l37-32c25-20 42-36 53-47 12-13 20-25 25-39 5-12 7-28 7-44 0-18-3-30-12-38-8-9-21-14-38-14-9 0-15 1-22 3-8 2-15 5-20 8l-8 31h-14v-49c25-5 45-8 64-8 28 0 52 7 68 16 14 13 22 28 22 51 0 13-3 27-8 39-7 14-15 26-29 39-13 13-33 29-60 52-13 9-25 19-38 31h140z">
            <text:p/>
          </draw:path>
        </draw:g>
        <draw:g>
          <draw:custom-shape draw:style-name="gr33" draw:text-style-name="P26" draw:layer="layout" svg:width="1.939cm" svg:height="0.905cm" svg:x="16.768cm" svg:y="9.138cm">
            <text:p/>
            <draw:enhanced-geometry svg:viewBox="0 0 21600 21600" draw:type="rectangle" draw:enhanced-path="M 0 0 L 21600 0 21600 21600 0 21600 0 0 Z N"/>
          </draw:custom-shape>
          <draw:g>
            <draw:path draw:style-name="gr34" draw:text-style-name="P27" draw:layer="layout" svg:width="0.344cm" svg:height="0.483cm" svg:x="17.082cm" svg:y="9.288cm" svg:viewBox="0 0 345 484" svg:d="M118 465c27 0 50-10 72-28 20-18 37-45 52-83 17-45 23-83 17-110-7-28-25-42-54-42-25 0-48 9-70 29-22 21-40 49-54 84-16 44-21 80-15 108 7 29 24 42 52 42zM234 185l-5-5c-54-47-76-84-64-115 7-19 20-34 38-47 20-11 41-18 62-18 25 0 47 8 62 23 15 16 20 36 17 57h-15c-2-18-9-34-20-46-12-11-30-18-50-18-12 0-24 4-32 8-10 5-15 13-20 23-7 20 5 41 33 65 0 0 9 5 24 18 33 29 53 60 60 93 8 32 5 68-10 107-19 45-49 84-87 112-39 28-80 42-127 42-42 0-72-13-89-40-15-28-15-64 0-106 19-45 45-81 84-110 37-28 77-43 120-43 3 0 7 0 8 0 4 2 6 2 9 4 0 0 2 0 2-2 1-2 1-2 0-2z">
              <text:p/>
            </draw:path>
            <draw:path draw:style-name="gr34" draw:text-style-name="P28" draw:layer="layout" svg:width="0.32cm" svg:height="0.137cm" svg:x="17.489cm" svg:y="9.241cm" svg:viewBox="0 0 321 138" svg:d="M0 88c0-13 0-25 0-38 67 0 135 0 204 0-5-16-12-34-17-50 47 23 90 46 134 70-44 23-87 45-134 68 5-18 12-34 17-50-69 0-137 0-204 0z">
              <text:p/>
            </draw:path>
            <draw:path draw:style-name="gr34" draw:text-style-name="P29" draw:layer="layout" svg:width="0.306cm" svg:height="0.47cm" svg:x="17.479cm" svg:y="9.445cm" svg:viewBox="0 0 307 471" svg:d="M119 289c15 0 31-3 46-6 15-5 29-12 42-18 14-76 27-153 40-229-23-7-46-10-70-10-22 0-42 8-60 24-18 17-33 39-43 67-11 29-16 60-16 93 0 26 5 45 16 58 10 15 25 21 45 21zM204 289c-19 13-37 23-55 31-20 8-37 12-54 12-32 0-55-10-70-30-17-18-25-47-25-84 0-41 8-78 23-112 17-34 40-60 69-78 30-18 63-28 100-28 17 0 37 2 59 5 23 3 41 6 56 10-26 144-53 287-78 432 13 3 27 6 40 8 0 7-2 11-2 16-33 0-65 0-100 0 8-42 15-84 23-128 4-20 9-37 14-54z">
              <text:p/>
            </draw:path>
            <draw:path draw:style-name="gr34" draw:text-style-name="P30" draw:layer="layout" svg:width="0.24cm" svg:height="0.019cm" svg:x="17.9cm" svg:y="9.813cm" svg:viewBox="0 0 241 20" svg:d="M0 20c0-7 0-13 0-20 80 0 159 0 241 0 0 7 0 13 0 20-82 0-161 0-241 0z">
              <text:p/>
            </draw:path>
            <draw:path draw:style-name="gr34" draw:text-style-name="P31" draw:layer="layout" svg:width="0.144cm" svg:height="0.27cm" svg:x="18.246cm" svg:y="9.668cm" svg:viewBox="0 0 145 271" svg:d="M90 255c19 2 37 3 55 5 0 3 0 7 0 11-48 0-97 0-145 0 0-4 0-8 0-11 18-2 37-3 55-5 0-73 0-146 0-219-18 6-37 13-55 19 0-3 0-6 0-11 27-15 53-29 80-44 4 0 7 0 10 0 0 85 0 169 0 255z">
              <text:p/>
            </draw:path>
          </draw:g>
        </draw:g>
        <draw:g>
          <draw:path draw:style-name="gr32" draw:text-style-name="P21" draw:layer="layout" svg:width="0.344cm" svg:height="0.483cm" svg:x="18.547cm" svg:y="12.296cm" svg:viewBox="0 0 345 484" svg:d="M118 465c27 0 52-10 72-28s39-45 52-83c18-45 23-83 17-110-7-29-24-42-52-42-25 0-49 9-72 29-22 21-38 49-54 84-16 44-21 80-15 108 7 27 24 42 52 42zM235 185l-6-5c-54-47-76-84-64-115 8-19 22-34 40-47 18-11 40-18 62-18 25 0 45 8 60 23 15 16 20 36 17 57h-17c0-18-7-34-18-46-12-13-29-18-49-18-11 0-23 4-31 8-11 5-17 13-21 23-8 20 4 41 34 65 0 0 8 5 23 18 32 29 50 60 59 93 8 31 5 66-10 105-19 47-47 85-85 114-39 28-82 42-129 42-42 0-72-14-89-40-15-28-15-64 0-106 19-45 45-81 84-110 38-28 78-43 120-43 3 0 7 0 10 0 2 2 5 2 7 4 2 0 2 0 3-2 0-2 0-2 0-2z">
            <text:p/>
          </draw:path>
          <draw:path draw:style-name="gr32" draw:text-style-name="P22" draw:layer="layout" svg:width="0.32cm" svg:height="0.137cm" svg:x="18.955cm" svg:y="12.249cm" svg:viewBox="0 0 321 138" svg:d="M0 88c0-13 0-26 0-38 67 0 135 0 202 0-3-16-8-34-13-50 43 23 87 46 132 70-45 23-89 45-132 68 5-18 10-34 13-50-67 0-135 0-202 0z">
            <text:p/>
          </draw:path>
          <draw:path draw:style-name="gr32" draw:text-style-name="P23" draw:layer="layout" svg:width="0.305cm" svg:height="0.47cm" svg:x="18.943cm" svg:y="12.454cm" svg:viewBox="0 0 306 471" svg:d="M119 289c16 0 31-3 48-6 15-5 29-12 39-18 13-76 26-153 40-229-22-7-45-10-69-10-22 0-42 8-60 24-18 17-32 39-42 67-12 29-17 60-17 93 0 26 5 45 17 58 10 15 24 21 44 21zM204 289c-19 13-35 23-55 31-19 8-37 12-54 12-30 0-55-10-70-30-17-18-25-47-25-84 0-41 8-78 25-112 15-34 38-60 67-78 30-18 63-28 100-28 17 0 35 2 59 5 23 3 41 6 55 10-25 144-52 287-79 432 15 3 29 6 42 8-2 5-2 11-3 16-32 0-65 0-99 0 8-42 17-86 23-128 6-20 9-37 14-54z">
            <text:p/>
          </draw:path>
          <draw:path draw:style-name="gr32" draw:text-style-name="P25" draw:layer="layout" svg:width="0.174cm" svg:height="0.275cm" svg:x="19.337cm" svg:y="12.673cm" svg:viewBox="0 0 175 276" svg:d="M175 137c0 92-30 139-88 139-29 0-50-11-65-35-15-25-22-59-22-104 0-44 7-78 22-101 15-25 36-36 67-36 28 0 50 11 65 34 15 25 21 59 21 103zM139 137c0-43-5-74-14-93-6-18-20-28-38-28s-30 8-39 26c-6 18-11 51-11 95 0 45 5 78 11 95 9 20 22 28 39 28s30-10 38-29c9-20 14-51 14-94z">
            <text:p/>
          </draw:path>
          <draw:path draw:style-name="gr32" draw:text-style-name="P22" draw:layer="layout" svg:width="0.403cm" svg:height="0.209cm" svg:x="19.66cm" svg:y="12.469cm" svg:viewBox="0 0 404 210" svg:d="M0 210c0-15 0-30 0-43 135 0 269 0 404 0 0 13 0 28 0 43-135 0-269 0-404 0zM0 44c0-15 0-29 0-44 135 0 269 0 404 0 0 15 0 29 0 44-135 0-269 0-404 0z">
            <text:p/>
          </draw:path>
          <draw:path draw:style-name="gr32" draw:text-style-name="P32" draw:layer="layout" svg:width="0.291cm" svg:height="0.465cm" svg:x="20.188cm" svg:y="12.319cm" svg:viewBox="0 0 292 466" svg:d="M292 231c0 156-48 234-148 235-47-1-84-21-107-60-25-40-37-99-37-175 0-75 12-132 37-171 23-40 60-60 110-60 49 0 84 20 109 59s36 97 36 172zM231 231c0-72-7-124-20-156-14-33-36-47-67-47-29 0-50 14-62 44-13 30-20 82-20 159 0 76 7 130 20 161 13 32 33 47 62 47 30 0 52-16 67-49 13-32 20-86 20-159z">
            <text:p/>
          </draw:path>
        </draw:g>
        <draw:g>
          <draw:path draw:style-name="gr35" draw:text-style-name="P33" draw:layer="layout" svg:width="0.393cm" svg:height="0.155cm" svg:x="18.729cm" svg:y="13.253cm" svg:viewBox="0 0 394 156" svg:d="M0 99c0-14 0-27 0-42 82 0 167 0 249 0-6-18-12-39-18-57 55 26 109 51 163 79-54 26-108 51-163 77 6-20 12-38 18-57-82 0-167 0-249 0z">
            <text:p/>
          </draw:path>
          <draw:path draw:style-name="gr35" draw:text-style-name="P34" draw:layer="layout" svg:width="0.559cm" svg:height="0.523cm" svg:x="18.682cm" svg:y="13.481cm" svg:viewBox="0 0 560 524" svg:d="M245 524c-78 0-138-19-181-55-43-37-64-87-64-151s14-120 43-169c31-48 72-85 126-110 54-26 115-39 183-39 66 0 130 7 190 22l-21 110h-29l3-62c-38-26-85-39-145-39-49 0-95 11-136 35-41 26-72 59-94 105-23 44-36 95-36 154 0 52 15 94 44 123 29 30 70 45 121 45 25 0 52-4 77-10 24-7 47-14 65-25l25-135-70-9 4-22h210l-4 22-57 9-31 160c-44 15-83 26-118 32-33 5-70 9-105 9z">
            <text:p/>
          </draw:path>
        </draw:g>
        <draw:g>
          <draw:path draw:style-name="gr35" draw:text-style-name="P33" draw:layer="layout" svg:width="0.214cm" svg:height="0.036cm" svg:x="18.636cm" svg:y="11.539cm" svg:viewBox="0 0 215 37" svg:d="M0 37c0-13 0-24 0-37 71 0 143 0 215 0 0 13 0 24 0 37-72 0-144 0-215 0z">
            <text:p/>
          </draw:path>
          <draw:path draw:style-name="gr35" draw:text-style-name="P33" draw:layer="layout" svg:width="0.393cm" svg:height="0.155cm" svg:x="19.031cm" svg:y="11.041cm" svg:viewBox="0 0 394 156" svg:d="M0 99c0-14 0-27 0-42 82 0 167 0 249 0-6-18-12-39-18-57 55 26 109 51 163 79-54 26-108 51-163 77 6-20 12-38 18-57-82 0-167 0-249 0z">
            <text:p/>
          </draw:path>
          <draw:path draw:style-name="gr35" draw:text-style-name="P34" draw:layer="layout" svg:width="0.559cm" svg:height="0.523cm" svg:x="18.928cm" svg:y="11.269cm" svg:viewBox="0 0 560 524" svg:d="M245 524c-78 0-138-19-181-55-43-37-64-87-64-151s14-120 43-169c31-48 72-85 126-110 54-26 115-39 183-39 66 0 130 7 190 22l-21 110h-29l3-62c-38-26-85-39-145-39-49 0-95 11-136 35-41 26-72 59-94 105-23 44-36 95-36 154 0 52 15 94 44 123 29 30 70 45 121 45 25 0 52-4 77-10 24-7 47-14 65-25l25-135-70-9 4-22h210l-4 22-57 9-31 160c-44 15-83 26-118 32-33 5-70 9-105 9z">
            <text:p/>
          </draw:path>
        </draw:g>
        <draw:g>
          <draw:path draw:style-name="gr36" draw:text-style-name="P35" draw:layer="layout" svg:width="0.515cm" svg:height="0.706cm" svg:x="12.787cm" svg:y="15.156cm" svg:viewBox="0 0 516 707" svg:d="M182 485c-2 15 3 26 12 38 11 9 24 13 43 13 25 0 53-11 77-36s44-59 60-100c15-44 20-78 15-104-6-27-22-46-48-55-2 1-5 1-9 3-22 8-38 14-48 14-7 0-11-2-12-8-2-4-2-9 0-17 3-8 7-13 12-15 4-4 11-6 19-6 7 0 18 4 36 12l10 3h1c19-7 37-19 50-36 15-15 27-36 37-62 11-34 14-61 7-80-7-21-24-30-48-30-29 0-55 11-75 36-22 23-42 62-62 115l-195 537h-64l167-461c29-79 64-140 108-182 42-43 90-64 140-64 40 0 69 11 86 32 18 23 20 51 7 85-9 27-25 48-51 69-24 19-55 34-94 45l-5 2 5 2c42 11 70 30 85 57 14 24 14 57 0 94-17 50-46 89-85 120-40 32-80 47-123 47-27 0-47-6-60-19-15-13-19-28-15-49z">
            <text:p/>
          </draw:path>
        </draw:g>
        <draw:line draw:style-name="gr37" draw:text-style-name="P1" draw:layer="layout" svg:x1="5.714cm" svg:y1="12.209cm" svg:x2="22.158cm" svg:y2="12.209cm">
          <text:p/>
        </draw:line>
        <draw:custom-shape draw:style-name="gr42" draw:text-style-name="P39" draw:layer="layout" svg:width="0.964cm" svg:height="0.964cm" draw:transform="rotate (-0.174532925199433) translate (15.791cm 11.30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7" draw:text-style-name="P1" draw:layer="layout" svg:x1="12.041cm" svg:y1="5.157cm" svg:x2="12.041cm" svg:y2="19.609cm">
          <text:p/>
        </draw:line>
        <draw:g>
          <draw:custom-shape draw:style-name="gr38" draw:text-style-name="P26" draw:layer="layout" svg:width="1.219cm" svg:height="0.829cm" svg:x="17.129cm" svg:y="15.176cm">
            <text:p/>
            <draw:enhanced-geometry svg:viewBox="0 0 21600 21600" draw:type="rectangle" draw:enhanced-path="M 0 0 L 21600 0 21600 21600 0 21600 0 0 Z N"/>
          </draw:custom-shape>
          <draw:g>
            <draw:path draw:style-name="gr32" draw:text-style-name="P21" draw:layer="layout" svg:width="0.344cm" svg:height="0.483cm" svg:x="17.26cm" svg:y="15.341cm" svg:viewBox="0 0 345 484" svg:d="M118 465c27 0 50-10 72-28 20-18 37-45 52-83 17-45 23-83 17-110-7-28-25-42-54-42-25 0-48 9-70 29-22 21-40 49-54 84-16 44-21 80-15 108 7 29 24 42 52 42zM234 185l-5-5c-54-47-76-84-64-115 7-19 20-34 38-47 20-11 41-18 62-18 25 0 47 8 62 23 15 16 20 36 17 57h-15c-2-18-9-34-20-46-12-11-30-18-50-18-12 0-24 4-32 8-10 5-15 13-20 23-7 20 5 41 33 65 0 0 9 5 24 18 33 29 53 60 60 93 8 32 5 68-10 107-19 45-49 84-87 112-39 28-80 42-127 42-42 0-72-13-89-40-15-28-15-64 0-106 19-45 45-81 84-110 37-28 77-43 120-43 3 0 7 0 8 0 4 2 6 2 9 4 0 0 2 0 2-2 1-2 1-2 0-2z">
              <text:p/>
            </draw:path>
            <draw:path draw:style-name="gr32" draw:text-style-name="P22" draw:layer="layout" svg:width="0.32cm" svg:height="0.137cm" svg:x="17.668cm" svg:y="15.294cm" svg:viewBox="0 0 321 138" svg:d="M0 88c0-13 0-25 0-38 67 0 135 0 204 0-5-16-12-34-17-50 47 23 90 46 134 70-44 23-87 45-134 68 5-18 12-34 17-50-69 0-137 0-204 0z">
              <text:p/>
            </draw:path>
            <draw:path draw:style-name="gr32" draw:text-style-name="P23" draw:layer="layout" svg:width="0.306cm" svg:height="0.47cm" svg:x="17.658cm" svg:y="15.499cm" svg:viewBox="0 0 307 471" svg:d="M119 289c15 0 31-3 46-6 15-5 29-12 42-18 14-76 27-153 40-229-23-7-46-10-70-10-22 0-42 8-60 24-18 17-33 39-43 67-11 29-16 60-16 93 0 26 5 45 16 58 10 15 25 21 45 21zM204 289c-19 13-37 23-55 31-20 8-37 12-54 12-32 0-55-10-70-30-17-18-25-47-25-84 0-41 8-78 23-112 17-34 40-60 69-78 30-18 63-28 100-28 17 0 37 2 59 5 23 3 41 6 56 10-26 144-53 287-78 432 13 3 27 6 40 8 0 7-2 11-2 16-33 0-65 0-100 0 8-42 15-84 23-128 4-20 9-37 14-54z">
              <text:p/>
            </draw:path>
            <draw:path draw:style-name="gr32" draw:text-style-name="P25" draw:layer="layout" svg:width="0.144cm" svg:height="0.27cm" svg:x="18.07cm" svg:y="15.721cm" svg:viewBox="0 0 145 271" svg:d="M90 255c19 2 37 3 55 5 0 3 0 7 0 11-48 0-97 0-145 0 0-4 0-8 0-11 18-2 37-3 55-5 0-73 0-146 0-219-18 6-37 13-55 19 0-3 0-6 0-11 27-15 53-29 80-44 4 0 7 0 10 0 0 85 0 169 0 255z">
              <text:p/>
            </draw:path>
          </draw:g>
        </draw:g>
        <draw:frame draw:style-name="gr39" draw:text-style-name="P36" draw:layer="layout" svg:width="0.82cm" svg:height="0.962cm" svg:x="11.131cm" svg:y="18.835cm">
          <draw:text-box>
            <text:p><text:span text:style-name="T2">x</text:span></text:p>
          </draw:text-box>
        </draw:frame>
        <draw:frame draw:style-name="gr40" draw:text-style-name="P36" draw:layer="layout" svg:width="0.82cm" svg:height="0.962cm" svg:x="21.431cm" svg:y="12.235cm">
          <draw:text-box>
            <text:p><text:span text:style-name="T2">z</text:span></text:p>
          </draw:text-box>
        </draw:frame>
        <draw:g>
          <draw:path draw:style-name="gr31" draw:text-style-name="P18" draw:layer="layout" svg:width="0.46cm" svg:height="0.172cm" svg:x="15.821cm" svg:y="11.217cm" svg:viewBox="0 0 461 173" svg:d="M0 110c0-15 0-31 0-47 98 0 195 0 293 0-7-20-14-42-21-63 64 30 126 58 189 88-63 28-125 56-189 85 7-20 14-42 21-63-98 0-195 0-293 0z">
            <text:p/>
          </draw:path>
          <draw:path draw:style-name="gr31" draw:text-style-name="P19" draw:layer="layout" svg:width="0.431cm" svg:height="0.602cm" svg:x="15.673cm" svg:y="11.5cm" svg:viewBox="0 0 432 603" svg:d="M117 30c-22-4-44-8-66-11 1-6 3-13 4-19 50 0 100 0 151 0-29 137-57 273-86 411 71-59 141-117 212-177-17-3-32-8-47-11 1-6 2-13 4-19 48 0 95 0 143 0-1 6-2 13-4 19-14 3-26 7-40 9-48 40-95 81-144 120 39 74 79 148 119 222 17 4 32 6 49 10-2 7-3 13-5 19-38 0-77 0-116 0-35-68-70-135-106-204-25 20-48 40-73 59-10 49-21 97-31 145-27 0-53 0-81 0 39-191 79-383 117-573z">
            <text:p/>
          </draw:path>
          <draw:path draw:style-name="gr31" draw:text-style-name="P20" draw:layer="layout" svg:width="0.252cm" svg:height="0.347cm" svg:x="16.239cm" svg:y="11.97cm" svg:viewBox="0 0 253 348" svg:d="M253 173c0 117-43 175-129 175-40 0-72-15-92-45-21-30-32-73-32-130 0-56 11-98 32-128 20-30 52-45 95-45 42 0 73 14 94 44 21 29 32 72 32 129zM199 173c0-55-6-94-17-117-12-24-31-36-58-36-25 0-43 12-54 34-11 23-16 62-16 119s5 97 16 121c11 22 29 34 54 34 27 0 46-12 57-37 12-23 18-64 18-118z">
            <text:p/>
          </draw:path>
        </draw:g>
        <draw:g>
          <draw:path draw:style-name="gr41" draw:text-style-name="P37" draw:layer="layout" svg:width="0.417cm" svg:height="0.496cm" svg:x="5.254cm" svg:y="11.486cm" svg:viewBox="0 0 418 497" svg:d="M307 243c-65 0-130 0-195 0-2 6-5 12-7 19-34 81-50 138-49 170 2 33 20 50 55 50 37 0 68-17 96-49 27-32 61-96 100-190zM122 219c65 0 130 0 194 0 1 0 1-1 1-2 1-3 4-7 6-13 3-6 5-10 6-13 25-61 36-106 33-134-4-29-22-43-55-43-35 0-66 16-95 49-29 32-59 84-90 156zM313 0c54 0 87 21 100 62 12 41 2 100-30 177-34 84-75 147-122 192-48 44-99 66-153 66-58 0-90-14-98-41-7-28-11-50-10-67s3-34 7-50 8-30 12-41c4-12 7-22 11-31 0 0 1-2 1-4 1-1 2-4 3-7 2-4 3-7 5-11 32-78 72-138 120-181s100-64 154-64z">
            <text:p/>
          </draw:path>
        </draw:g>
      </draw:page>
      <draw:page draw:name="page4" draw:style-name="dp1" draw:master-page-name="Default">
        <draw:g>
          <draw:ellipse draw:style-name="gr43" draw:text-style-name="P40" draw:layer="layout" svg:width="3.425cm" svg:height="3.346cm" svg:x="10.989cm" svg:y="7.676cm" draw:kind="arc" draw:start-angle="90.85" draw:end-angle="132.01">
            <text:p/>
          </draw:ellipse>
          <draw:line draw:style-name="gr44" draw:text-style-name="P1" draw:layer="layout" svg:x1="12.701cm" svg:y1="15.615cm" svg:x2="12.701cm" svg:y2="5.975cm">
            <text:p/>
          </draw:line>
          <draw:connector draw:style-name="gr45" draw:text-style-name="P1" draw:layer="layout" draw:type="line" svg:x1="6.171cm" svg:y1="10.692cm" svg:x2="19.252cm" svg:y2="10.692cm" svg:d="M6171 10692h13081" svg:viewBox="0 0 13082 1">
            <text:p/>
          </draw:connector>
          <draw:custom-shape draw:style-name="gr46" draw:text-style-name="P41" draw:layer="layout" svg:width="0.32cm" svg:height="8.964cm" draw:transform="skewX (0.165631746014262) rotate (0.558679893563385) translate (10.826cm 6.682cm)">
            <text:p/>
            <draw:enhanced-geometry svg:viewBox="0 0 21600 21600" draw:type="rectangle" draw:enhanced-path="M 0 0 L 21600 0 21600 21600 0 21600 0 0 Z N"/>
          </draw:custom-shape>
          <draw:frame draw:style-name="gr47" draw:text-style-name="P43" draw:layer="layout" svg:width="1.002cm" svg:height="1.517cm" svg:x="11.434cm" svg:y="6.243cm">
            <draw:text-box>
              <text:p text:style-name="P42"><text:span text:style-name="T3">ζ</text:span></text:p>
            </draw:text-box>
          </draw:frame>
          <draw:frame draw:style-name="gr48" draw:text-style-name="P45" draw:layer="layout" svg:width="5.908cm" svg:height="3.212cm" svg:x="15.862cm" svg:y="9.574cm">
            <draw:text-box>
              <text:p text:style-name="P44"><text:span text:style-name="T4">Incoming</text:span></text:p>
              <text:p text:style-name="P44"><text:span text:style-name="T4">beam</text:span></text:p>
            </draw:text-box>
          </draw:frame>
          <draw:frame draw:style-name="gr49" draw:text-style-name="P46" draw:layer="layout" svg:width="4.1cm" svg:height="1.038cm" draw:transform="rotate (-1.13603481012311) translate (13.769cm 10.798cm)">
            <draw:text-box>
              <text:p text:style-name="P44"><text:span text:style-name="T5">Diff. grating</text:span></text:p>
            </draw:text-box>
          </draw:frame>
        </draw:g>
      </draw:page>
      <draw:page draw:name="page5" draw:style-name="dp1" draw:master-page-name="Default">
        <draw:frame draw:style-name="gr50" draw:text-style-name="P47" draw:layer="layout" svg:width="5.908cm" svg:height="3.212cm" svg:x="22.763cm" svg:y="9.701cm">
          <draw:text-box>
            <text:p text:style-name="P44"><text:span text:style-name="T6">Incoming</text:span></text:p>
            <text:p text:style-name="P44"><text:span text:style-name="T6">beam</text:span></text:p>
          </draw:text-box>
        </draw:frame>
        <draw:ellipse draw:style-name="gr43" draw:text-style-name="P40" draw:layer="layout" svg:width="3.425cm" svg:height="3.346cm" svg:x="18.89cm" svg:y="7.997cm" draw:kind="arc" draw:start-angle="90.85" draw:end-angle="132.01">
          <text:p/>
        </draw:ellipse>
        <draw:line draw:style-name="gr51" draw:text-style-name="P1" draw:layer="layout" svg:x1="20.602cm" svg:y1="17.389cm" svg:x2="20.602cm" svg:y2="4.35cm">
          <text:p/>
        </draw:line>
        <draw:connector draw:style-name="gr45" draw:text-style-name="P1" draw:layer="layout" draw:type="line" svg:x1="16.131cm" svg:y1="10.773cm" svg:x2="24.636cm" svg:y2="10.82cm" svg:d="M16131 10773l8505 47" svg:viewBox="0 0 8506 48">
          <text:p/>
        </draw:connector>
        <draw:custom-shape draw:style-name="gr52" draw:text-style-name="P41" draw:layer="layout" svg:width="0.426cm" svg:height="11.944cm" draw:transform="skewX (0.165631746014262) rotate (0.558679893563385) translate (18.068cm 5.315cm)">
          <text:p/>
          <draw:enhanced-geometry svg:viewBox="0 0 21600 21600" draw:type="rectangle" draw:enhanced-path="M 0 0 L 21600 0 21600 21600 0 21600 0 0 Z N"/>
        </draw:custom-shape>
        <draw:frame draw:style-name="gr47" draw:text-style-name="P43" draw:layer="layout" svg:width="1.002cm" svg:height="1.517cm" svg:x="19.335cm" svg:y="6.517cm">
          <draw:text-box>
            <text:p text:style-name="P42"><text:span text:style-name="T3">ζ</text:span></text:p>
          </draw:text-box>
        </draw:frame>
        <draw:frame draw:style-name="gr53" draw:text-style-name="P46" draw:layer="layout" svg:width="8.335cm" svg:height="2.11cm" draw:transform="rotate (-1.16256381475342) translate (22.412cm 12.196cm)">
          <draw:text-box>
            <text:p text:style-name="P44"><text:span text:style-name="T5">Diff. grating</text:span></text:p>
          </draw:text-box>
        </draw:frame>
        <draw:line draw:style-name="gr54" draw:text-style-name="P1" draw:layer="layout" svg:x1="0.8cm" svg:y1="10.81cm" svg:x2="7.386cm" svg:y2="10.81cm">
          <text:p/>
        </draw:line>
        <draw:line draw:style-name="gr54" draw:text-style-name="P1" draw:layer="layout" svg:x1="7.46cm" svg:y1="17.383cm" svg:x2="7.46cm" svg:y2="10.839cm">
          <text:p/>
        </draw:line>
        <draw:frame draw:style-name="gr55" draw:text-style-name="P48" draw:layer="layout" svg:width="1.209cm" svg:height="1.673cm" svg:x="6.175cm" svg:y="4.408cm">
          <draw:text-box>
            <text:p><text:span text:style-name="T7">θ</text:span></text:p>
          </draw:text-box>
        </draw:frame>
        <draw:frame draw:style-name="gr56" draw:text-style-name="P10" draw:layer="layout" svg:width="7.959cm" svg:height="7.692cm" draw:transform="skewX (-0.326027504272541) rotate (0.0776671517137477) translate (1.898cm 7.436cm)">
          <draw:image xlink:href="Pictures/100002010000033D0000033DBB3ECB1074B64378.png" xlink:type="simple" xlink:show="embed" xlink:actuate="onLoad" loext:mime-type="image/png">
            <text:p/>
          </draw:image>
        </draw:frame>
        <draw:frame draw:style-name="gr57" draw:text-style-name="P43" draw:layer="layout" svg:width="1.002cm" svg:height="1.517cm" svg:x="12.821cm" svg:y="8.955cm">
          <draw:text-box>
            <text:p text:style-name="P42"><text:span text:style-name="T3">ζ</text:span></text:p>
          </draw:text-box>
        </draw:frame>
        <draw:line draw:style-name="gr58" draw:text-style-name="P1" draw:layer="layout" svg:x1="7.46cm" svg:y1="10.839cm" svg:x2="7.46cm" svg:y2="4.337cm">
          <text:p/>
        </draw:line>
        <draw:ellipse draw:style-name="gr59" draw:text-style-name="P49" draw:layer="layout" svg:width="1.981cm" svg:height="0.457cm" svg:x="6.47cm" svg:y="6.077cm" draw:kind="arc" draw:start-angle="359.4" draw:end-angle="331.29">
          <text:p/>
        </draw:ellipse>
        <draw:line draw:style-name="gr54" draw:text-style-name="P1" draw:layer="layout" svg:x1="7.46cm" svg:y1="6.267cm" svg:x2="7.46cm" svg:y2="5.407cm">
          <text:p/>
        </draw:line>
        <draw:ellipse draw:style-name="gr60" draw:text-style-name="P50" draw:layer="layout" svg:width="2.134cm" svg:height="0.432cm" draw:transform="rotate (1.5707963267949) translate (12.354cm 11.927cm)" draw:kind="arc" draw:start-angle="359.42" draw:end-angle="331.27">
          <text:p/>
        </draw:ellipse>
        <draw:line draw:style-name="gr54" draw:text-style-name="P1" draw:layer="layout" svg:x1="12.533cm" svg:y1="10.827cm" svg:x2="13.393cm" svg:y2="10.827cm">
          <text:p/>
        </draw:line>
        <draw:line draw:style-name="gr58" draw:text-style-name="P1" draw:layer="layout" svg:x1="7.386cm" svg:y1="10.81cm" svg:x2="13.848cm" svg:y2="10.81cm">
          <text:p/>
        </draw:line>
        <draw:frame draw:style-name="gr61" draw:text-style-name="P46" draw:layer="layout" svg:width="4.1cm" svg:height="1.038cm" draw:transform="rotate (0.0879645943005142) translate (8.46cm 14.362cm)">
          <draw:text-box>
            <text:p text:style-name="P44"><text:span text:style-name="T5">Diff. grating</text:span></text:p>
          </draw:text-box>
        </draw:frame>
        <draw:line draw:style-name="gr62" draw:text-style-name="P1" draw:layer="layout" svg:x1="14.97cm" svg:y1="18.899cm" svg:x2="14.97cm" svg:y2="2.691cm">
          <text:p/>
        </draw:line>
        <draw:ellipse draw:style-name="gr59" draw:text-style-name="P49" draw:layer="layout" svg:width="1.981cm" svg:height="0.457cm" svg:x="19.618cm" svg:y="6.079cm" draw:kind="arc" draw:start-angle="359.4" draw:end-angle="331.29">
          <text:p/>
        </draw:ellipse>
        <draw:frame draw:style-name="gr55" draw:text-style-name="P48" draw:layer="layout" svg:width="1.209cm" svg:height="1.673cm" svg:x="19.324cm" svg:y="4.385cm">
          <draw:text-box>
            <text:p><text:span text:style-name="T7">θ</text:span></text:p>
          </draw:text-box>
        </draw:frame>
        <draw:line draw:style-name="gr54" draw:text-style-name="P1" draw:layer="layout" svg:x1="20.608cm" svg:y1="6.267cm" svg:x2="20.608cm" svg:y2="5.407cm">
          <text:p/>
        </draw:line>
      </draw:page>
      <draw:page draw:name="page6" draw:style-name="dp1" draw:master-page-name="Default">
        <draw:frame draw:style-name="gr63" draw:text-style-name="P47" draw:layer="layout" svg:width="5.908cm" svg:height="3.212cm" svg:x="22.763cm" svg:y="9.701cm">
          <draw:text-box>
            <text:p text:style-name="P44"><text:span text:style-name="T6">Incoming</text:span></text:p>
            <text:p text:style-name="P44"><text:span text:style-name="T6">beam</text:span></text:p>
          </draw:text-box>
        </draw:frame>
        <draw:ellipse draw:style-name="gr43" draw:text-style-name="P40" draw:layer="layout" svg:width="3.425cm" svg:height="3.346cm" svg:x="18.89cm" svg:y="7.997cm" draw:kind="arc" draw:start-angle="90.85" draw:end-angle="132.01">
          <text:p/>
        </draw:ellipse>
        <draw:line draw:style-name="gr51" draw:text-style-name="P1" draw:layer="layout" svg:x1="20.602cm" svg:y1="17.389cm" svg:x2="20.602cm" svg:y2="4.35cm">
          <text:p/>
        </draw:line>
        <draw:connector draw:style-name="gr45" draw:text-style-name="P1" draw:layer="layout" draw:type="line" svg:x1="16.131cm" svg:y1="10.773cm" svg:x2="24.636cm" svg:y2="10.82cm" svg:d="M16131 10773l8505 47" svg:viewBox="0 0 8506 48">
          <text:p/>
        </draw:connector>
        <draw:custom-shape draw:style-name="gr52" draw:text-style-name="P41" draw:layer="layout" svg:width="0.426cm" svg:height="11.944cm" draw:transform="skewX (0.165631746014262) rotate (0.558679893563385) translate (18.068cm 5.315cm)">
          <text:p/>
          <draw:enhanced-geometry svg:viewBox="0 0 21600 21600" draw:type="rectangle" draw:enhanced-path="M 0 0 L 21600 0 21600 21600 0 21600 0 0 Z N"/>
        </draw:custom-shape>
        <draw:frame draw:style-name="gr47" draw:text-style-name="P43" draw:layer="layout" svg:width="1.002cm" svg:height="1.517cm" svg:x="19.335cm" svg:y="6.517cm">
          <draw:text-box>
            <text:p text:style-name="P42"><text:span text:style-name="T3">ζ</text:span></text:p>
          </draw:text-box>
        </draw:frame>
        <draw:frame draw:style-name="gr64" draw:text-style-name="P46" draw:layer="layout" svg:width="8.335cm" svg:height="2.11cm" draw:transform="rotate (-1.16256381475342) translate (22.412cm 12.196cm)">
          <draw:text-box>
            <text:p text:style-name="P44"><text:span text:style-name="T5">Diff. grating</text:span></text:p>
          </draw:text-box>
        </draw:frame>
        <draw:line draw:style-name="gr54" draw:text-style-name="P1" draw:layer="layout" svg:x1="0.8cm" svg:y1="10.81cm" svg:x2="7.343cm" svg:y2="10.81cm">
          <text:p/>
        </draw:line>
        <draw:line draw:style-name="gr54" draw:text-style-name="P1" draw:layer="layout" svg:x1="7.46cm" svg:y1="17.383cm" svg:x2="7.46cm" svg:y2="10.839cm">
          <text:p/>
        </draw:line>
        <draw:frame draw:style-name="gr55" draw:text-style-name="P48" draw:layer="layout" svg:width="1.209cm" svg:height="1.673cm" svg:x="6.175cm" svg:y="4.408cm">
          <draw:text-box>
            <text:p><text:span text:style-name="T7">θ</text:span></text:p>
          </draw:text-box>
        </draw:frame>
        <draw:frame draw:style-name="gr56" draw:text-style-name="P10" draw:layer="layout" svg:width="7.959cm" svg:height="7.692cm" draw:transform="skewX (-0.326027504272541) rotate (0.0776671517137477) translate (1.898cm 7.436cm)">
          <draw:image xlink:href="Pictures/100002010000033D0000033DBB3ECB1074B64378.png" xlink:type="simple" xlink:show="embed" xlink:actuate="onLoad" loext:mime-type="image/png">
            <text:p/>
          </draw:image>
        </draw:frame>
        <draw:frame draw:style-name="gr57" draw:text-style-name="P43" draw:layer="layout" svg:width="1.002cm" svg:height="1.517cm" svg:x="12.821cm" svg:y="8.955cm">
          <draw:text-box>
            <text:p text:style-name="P42"><text:span text:style-name="T3">ζ</text:span></text:p>
          </draw:text-box>
        </draw:frame>
        <draw:line draw:style-name="gr58" draw:text-style-name="P1" draw:layer="layout" svg:x1="7.46cm" svg:y1="10.839cm" svg:x2="7.46cm" svg:y2="4.337cm">
          <text:p/>
        </draw:line>
        <draw:ellipse draw:style-name="gr59" draw:text-style-name="P49" draw:layer="layout" svg:width="1.981cm" svg:height="0.457cm" svg:x="6.47cm" svg:y="6.077cm" draw:kind="arc" draw:start-angle="359.4" draw:end-angle="331.29">
          <text:p/>
        </draw:ellipse>
        <draw:line draw:style-name="gr54" draw:text-style-name="P1" draw:layer="layout" svg:x1="7.46cm" svg:y1="6.267cm" svg:x2="7.46cm" svg:y2="5.407cm">
          <text:p/>
        </draw:line>
        <draw:ellipse draw:style-name="gr60" draw:text-style-name="P50" draw:layer="layout" svg:width="2.134cm" svg:height="0.432cm" draw:transform="rotate (1.5707963267949) translate (12.354cm 11.927cm)" draw:kind="arc" draw:start-angle="359.42" draw:end-angle="331.27">
          <text:p/>
        </draw:ellipse>
        <draw:line draw:style-name="gr54" draw:text-style-name="P1" draw:layer="layout" svg:x1="12.533cm" svg:y1="10.827cm" svg:x2="13.393cm" svg:y2="10.827cm">
          <text:p/>
        </draw:line>
        <draw:line draw:style-name="gr58" draw:text-style-name="P1" draw:layer="layout" svg:x1="7.343cm" svg:y1="10.81cm" svg:x2="13.848cm" svg:y2="10.81cm">
          <text:p/>
        </draw:line>
        <draw:frame draw:style-name="gr65" draw:text-style-name="P46" draw:layer="layout" svg:width="4.1cm" svg:height="1.038cm" draw:transform="rotate (0.0879645943005142) translate (8.46cm 14.362cm)">
          <draw:text-box>
            <text:p text:style-name="P44"><text:span text:style-name="T5">Diff. grating</text:span></text:p>
          </draw:text-box>
        </draw:frame>
        <draw:line draw:style-name="gr62" draw:text-style-name="P1" draw:layer="layout" svg:x1="14.97cm" svg:y1="18.899cm" svg:x2="14.97cm" svg:y2="2.691cm">
          <text:p/>
        </draw:line>
        <draw:ellipse draw:style-name="gr59" draw:text-style-name="P49" draw:layer="layout" svg:width="1.981cm" svg:height="0.457cm" svg:x="19.618cm" svg:y="6.079cm" draw:kind="arc" draw:start-angle="359.4" draw:end-angle="331.29">
          <text:p/>
        </draw:ellipse>
        <draw:frame draw:style-name="gr55" draw:text-style-name="P48" draw:layer="layout" svg:width="1.209cm" svg:height="1.673cm" svg:x="19.324cm" svg:y="4.385cm">
          <draw:text-box>
            <text:p><text:span text:style-name="T7">θ</text:span></text:p>
          </draw:text-box>
        </draw:frame>
        <draw:line draw:style-name="gr54" draw:text-style-name="P1" draw:layer="layout" svg:x1="20.608cm" svg:y1="6.267cm" svg:x2="20.608cm" svg:y2="5.407cm">
          <text:p/>
        </draw:line>
      </draw:page>
      <draw:page draw:name="page7" draw:style-name="dp1" draw:master-page-name="Default">
        <draw:ellipse draw:style-name="gr66" draw:text-style-name="P51" draw:layer="layout" svg:width="3.777cm" svg:height="3.721cm" draw:transform="rotate (-0.137881010907553) translate (13.399cm 9.25cm)" draw:kind="arc" draw:start-angle="357.62" draw:end-angle="19.48">
          <text:p/>
        </draw:ellipse>
        <draw:g>
          <draw:path draw:style-name="gr41" draw:text-style-name="P37" draw:layer="layout" svg:width="0.405cm" svg:height="0.482cm" svg:x="6.487cm" svg:y="10.399cm" svg:viewBox="0 0 406 483" svg:d="M298 236c-63 0-126 0-189 0-2 6-5 12-7 18-33 79-49 135-47 166 1 32 19 48 53 48 35 0 66-15 93-47 27-31 59-93 97-185zM119 213c63 0 126 0 189 0 0 0 0-1 0-2 2-3 4-7 6-13 3-5 5-10 6-12 24-59 35-103 32-131-4-28-22-41-54-41-33 0-64 15-92 47-28 31-57 82-87 152zM304 0c53 0 85 20 97 60s3 97-28 173c-34 81-74 143-120 186-46 42-95 64-148 64-56 0-88-13-95-40s-11-48-10-65c1-16 3-32 7-48s8-30 11-41c4-11 8-21 11-29 0-1 1-2 1-4 1-2 2-4 3-7 2-4 3-7 5-11 31-75 70-134 117-175 47-42 96-63 149-63z">
            <text:p/>
          </draw:path>
        </draw:g>
        <draw:ellipse draw:style-name="gr22" draw:text-style-name="P13" draw:layer="layout" svg:width="3.777cm" svg:height="3.721cm" draw:transform="rotate (0.137881010907552) translate (6.725cm 9.069cm)" draw:kind="arc" draw:start-angle="160.54" draw:end-angle="182.37">
          <text:p/>
        </draw:ellipse>
        <draw:line draw:style-name="gr37" draw:text-style-name="P1" draw:layer="layout" svg:x1="5.134cm" svg:y1="10.985cm" svg:x2="18.789cm" svg:y2="10.985cm">
          <text:p/>
        </draw:line>
        <draw:line draw:style-name="gr67" draw:text-style-name="P1" draw:layer="layout" svg:x1="12.362cm" svg:y1="16.165cm" svg:x2="12.362cm" svg:y2="15.583cm">
          <text:p/>
        </draw:line>
        <draw:frame draw:style-name="gr68" draw:text-style-name="P52" draw:layer="layout" svg:width="0.891cm" svg:height="1.119cm" svg:x="10.543cm" svg:y="16.802cm">
          <draw:text-box>
            <text:p><text:span text:style-name="T8">x</text:span></text:p>
          </draw:text-box>
        </draw:frame>
        <draw:line draw:style-name="gr25" draw:text-style-name="P15" draw:layer="layout" svg:x1="12.206cm" svg:y1="10.988cm" svg:x2="18.483cm" svg:y2="11.959cm">
          <text:p/>
        </draw:line>
        <draw:line draw:style-name="gr25" draw:text-style-name="P15" draw:layer="layout" svg:x1="12.207cm" svg:y1="10.986cm" svg:x2="18.417cm" svg:y2="9.653cm">
          <text:p/>
        </draw:line>
        <draw:line draw:style-name="gr25" draw:text-style-name="P15" draw:layer="layout" svg:x1="12.206cm" svg:y1="10.992cm" svg:x2="17.339cm" svg:y2="7.251cm">
          <text:p/>
        </draw:line>
        <draw:line draw:style-name="gr25" draw:text-style-name="P15" draw:layer="layout" svg:x1="12.208cm" svg:y1="10.986cm" svg:x2="17.694cm" svg:y2="14.165cm">
          <text:p/>
        </draw:line>
        <draw:line draw:style-name="gr25" draw:text-style-name="P15" draw:layer="layout" svg:x1="5.134cm" svg:y1="10.014cm" svg:x2="11.411cm" svg:y2="10.985cm">
          <text:p/>
        </draw:line>
        <draw:frame draw:style-name="gr28" draw:text-style-name="P17" draw:layer="layout" svg:width="1.391cm" svg:height="0.962cm" draw:transform="rotate (-0.810530904626167) translate (16.055cm 6.041cm)">
          <draw:text-box>
            <text:p text:style-name="P53">. . .</text:p>
          </draw:text-box>
        </draw:frame>
        <draw:frame draw:style-name="gr28" draw:text-style-name="P17" draw:layer="layout" svg:width="1.391cm" svg:height="0.962cm" draw:transform="rotate (-2.1251128972283) translate (16.963cm 14.136cm)">
          <draw:text-box>
            <text:p text:style-name="P53">. . .</text:p>
          </draw:text-box>
        </draw:frame>
        <draw:g>
          <draw:path draw:style-name="gr31" draw:text-style-name="P18" draw:layer="layout" svg:width="0.446cm" svg:height="0.173cm" draw:transform="rotate (-0.0965167076352869) translate (8.1769414702009cm 9.12286702716464cm)" svg:viewBox="0 0 447 174" svg:d="M0 110c0-15 0-31 0-47 94 0 189 0 283 0-6-21-13-42-19-63 61 29 122 58 183 87-61 29-122 57-183 87 6-22 13-43 19-64-94 0-189 0-283 0z">
            <text:p/>
          </draw:path>
          <draw:path draw:style-name="gr31" draw:text-style-name="P19" draw:layer="layout" svg:width="0.427cm" svg:height="0.598cm" draw:transform="rotate (-0.0965167076352869) translate (8.0047345993319cm 9.38649895547661cm)" svg:viewBox="0 0 428 599" svg:d="M117 29c-22-3-44-7-66-10 2-6 2-13 4-19 49 0 99 0 148 0-28 136-55 272-83 408 69-58 139-117 208-175-15-4-30-8-45-11 0-7 2-13 3-19 48 0 95 0 142 0-1 6-2 12-4 19-13 3-26 6-39 9-47 40-95 79-143 119 39 74 79 147 118 221 16 3 32 6 48 9-1 7-3 13-4 19-38 0-76 0-114 0-36-67-71-135-107-202-24 20-48 40-72 59-10 48-20 95-30 143-27 0-54 0-81 0 39-190 78-380 117-570z">
            <text:p/>
          </draw:path>
          <draw:path draw:style-name="gr31" draw:text-style-name="P20" draw:layer="layout" svg:width="0.249cm" svg:height="0.35cm" draw:transform="rotate (-0.0965167076352869) translate (8.5195327714482cm 9.91155213562661cm)" svg:viewBox="0 0 250 351" svg:d="M250 174c0 118-42 177-127 177-41 0-71-15-92-45-20-30-31-74-31-132 0-56 11-100 31-129 21-30 52-45 95-45 40 0 71 15 93 45 21 29 31 72 31 129zM197 174c0-54-6-94-17-118-12-24-31-35-57-35-25 0-42 11-54 33-10 23-16 63-16 120 0 58 6 99 17 122s29 35 53 35c26 0 45-12 56-37 12-25 18-64 18-120z">
            <text:p/>
          </draw:path>
        </draw:g>
        <draw:frame draw:style-name="gr56" draw:text-style-name="P10" draw:layer="layout" svg:width="10.858cm" svg:height="0.809cm" draw:transform="rotate (-1.5707963267949) translate (12.206cm 5.556cm)">
          <draw:image xlink:href="Pictures/100002010000033D0000033DBB3ECB1074B64378.png" xlink:type="simple" xlink:show="embed" xlink:actuate="onLoad" loext:mime-type="image/png">
            <text:p/>
          </draw:image>
        </draw:frame>
        <draw:g xml:id="id6" draw:id="id6">
          <draw:path draw:style-name="gr69" draw:text-style-name="P54" draw:layer="layout" svg:width="0.537cm" svg:height="0.543cm" svg:x="12.567cm" svg:y="15.602cm" svg:viewBox="0 0 538 544" svg:d="M452 435c16 39 30 64 42 77s27 19 44 19c0 5 0 9 0 13-71 0-141 0-212 0 0-4 0-9 0-13 23 0 39-2 47-6 8-5 12-12 12-22 0-19-35-113-107-281-12-30-25-60-38-90-43 105-87 209-131 313-5 11-8 21-11 30-2 8-4 15-4 20 0 13 4 22 12 27s24 8 46 10c0 4 0 8 0 12-51 0-101 0-152 0 0-4 0-8 0-12 14-1 25-7 34-16 9-10 21-32 35-66 63-150 125-300 187-450 6 0 12 0 17 0 60 145 119 290 179 435z">
            <text:p/>
          </draw:path>
        </draw:g>
        <draw:line draw:style-name="gr70" draw:text-style-name="P1" draw:layer="layout" svg:x1="19.802cm" svg:y1="11.906cm" svg:x2="19.802cm" svg:y2="9.605cm">
          <text:p/>
        </draw:line>
        <draw:path draw:style-name="gr71" draw:text-style-name="P33" draw:layer="layout" svg:width="0.326cm" svg:height="0.146cm" svg:x="20.022cm" svg:y="10.279cm" svg:viewBox="0 0 327 147" svg:d="M0 93c0-13 0-26 0-40 69 0 138 0 207 0-4-17-9-35-14-53 45 25 89 49 134 74-45 24-89 48-134 73 5-18 10-36 14-54-69 0-138 0-207 0z">
          <text:p/>
        </draw:path>
        <draw:custom-shape draw:style-name="gr72" draw:text-style-name="P39" draw:layer="layout" svg:width="2.896cm" svg:height="1.422cm" draw:transform="rotate (0.000174532925199433) translate (19.911cm 10.01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71" draw:text-style-name="P34" draw:layer="layout" svg:width="0.47cm" svg:height="0.489cm" svg:x="19.982cm" svg:y="10.538cm" svg:viewBox="0 0 471 490" svg:d="M205 490c-64 0-115-17-151-51s-54-81-54-142c0-60 12-112 37-157s60-79 105-104c45-24 97-36 155-36 55 0 108 7 159 21l-18 103h-24l1-59c-30-24-70-36-120-36-42 0-80 11-115 34-34 22-60 55-80 96-19 42-28 91-28 145 0 50 12 88 36 116s58 42 102 42c21 0 42-3 64-9 21-7 39-14 54-24l23-126-60-9 3-19h177l-4 19-48 9-27 150c-36 14-68 23-97 29-29 5-59 8-90 8z">
          <text:p/>
        </draw:path>
        <draw:path draw:style-name="gr71" draw:text-style-name="P33" draw:layer="layout" svg:width="0.421cm" svg:height="0.222cm" svg:x="20.575cm" svg:y="10.697cm" svg:viewBox="0 0 422 223" svg:d="M0 223c0-15 0-30 0-45 141 0 281 0 422 0 0 15 0 30 0 45-141 0-281 0-422 0zM0 46c0-15 0-31 0-46 141 0 281 0 422 0 0 15 0 31 0 46-141 0-281 0-422 0z">
          <text:p/>
        </draw:path>
        <draw:path draw:style-name="gr31" draw:text-style-name="P55" draw:layer="layout" svg:width="0.288cm" svg:height="0.483cm" svg:x="21.222cm" svg:y="10.075cm" svg:viewBox="0 0 289 484" svg:d="M289 484c-96 0-193 0-289 0 0-17 0-35 0-52 22-20 44-40 66-61 42-37 73-67 92-90 20-23 34-47 43-72 8-24 13-52 13-84 0-31-7-55-21-71s-37-24-68-24c-13 0-25 2-39 5-13 4-24 8-35 14-4 19-8 39-12 59-8 0-15 0-23 0 0-31 0-62 0-93 43-10 79-15 109-15 52 0 90 11 116 33 26 21 39 52 39 92 0 27-5 52-15 76-10 23-26 47-47 70-21 24-56 57-105 99-21 18-43 38-67 59 81 0 162 0 243 0 0 19 0 37 0 55z">
          <text:p/>
        </draw:path>
        <draw:path draw:style-name="gr31" draw:text-style-name="P56" draw:layer="layout" svg:width="0.474cm" svg:height="0.349cm" svg:x="21.728cm" svg:y="10.218cm" svg:viewBox="0 0 475 350" svg:d="M360 73c0 1-1 4-3 8s-3 7-4 9c-18 45-32 82-43 110l-11 29c-15 40-22 66-22 77s6 17 18 17c14 0 27-7 39-22 12-14 24-35 36-64h15l-1 2c-14 38-31 66-50 84-18 18-41 27-66 27-27 0-42-9-46-28-4-18 5-58 28-119 2-7 7-18 13-34l40-100h-2c-9-1-21-1-36-2-15 0-33 0-55-1h-2v2c-42 113-76 188-100 226-25 38-51 56-78 56-16 0-26-6-29-20-3-13 1-34 11-62l4-12h14c-4 13-5 23-3 29s8 9 18 9c20 0 40-15 60-46s47-91 81-180l1-2h-18c-18 0-34 4-47 10-13 7-24 16-31 29h-13c13-32 31-54 52-67s52-20 93-20c8 0 32 1 73 3 40 1 76 2 108 2 17 0 30-2 40-5 9-4 15-9 18-16h13c-9 25-21 42-36 53s-35 17-59 17c-4 0-8 0-10 0-3 0-5-1-7-1h-2zM462 2v-1-1l-2 2z">
          <text:p/>
        </draw:path>
        <draw:path draw:style-name="gr73" draw:text-style-name="P57" draw:layer="layout" svg:width="0.982cm" svg:height="0.034cm" svg:x="21.145cm" svg:y="10.795cm" svg:viewBox="0 0 983 35" svg:d="M0 0c328 0 655 0 983 0 0 12 0 23 0 35-328 0-655 0-983 0 0-12 0-23 0-35z">
          <text:p/>
        </draw:path>
        <draw:path draw:style-name="gr69" draw:text-style-name="P54" xml:id="id7" draw:id="id7" draw:layer="layout" svg:width="0.481cm" svg:height="0.489cm" svg:x="21.386cm" svg:y="10.906cm" svg:viewBox="0 0 482 490" svg:d="M405 391c14 35 27 58 37 70 11 11 24 17 40 17 0 4 0 8 0 12-63 0-126 0-190 0 0-4 0-8 0-12 21 0 35-2 42-6 8-4 11-10 11-19 0-18-32-102-96-254-11-26-22-53-34-80-39 94-78 188-117 282-4 9-8 18-10 26s-4 14-4 18c0 12 4 20 11 25 7 4 21 7 41 9 0 3 0 7 0 11-45 0-91 0-136 0 0-4 0-8 0-11 12-1 22-6 30-15 9-9 19-28 32-59 56-135 112-270 168-405 5 0 10 0 15 0 53 130 107 261 160 391z">
          <text:p/>
        </draw:path>
        <draw:path draw:style-name="gr31" draw:text-style-name="P18" draw:layer="layout" svg:width="0.222cm" svg:height="0.138cm" svg:x="22.358cm" svg:y="10.448cm" svg:viewBox="0 0 223 139" svg:d="M223 135c-4 0-8 0-12 1-32-25-64-50-96-75-33 26-66 52-100 78-5-2-10-3-15-4 39-45 77-90 116-135 36 45 71 90 107 135z">
          <text:p/>
        </draw:path>
        <draw:path draw:style-name="gr31" draw:text-style-name="P19" draw:layer="layout" svg:width="0.326cm" svg:height="0.335cm" svg:x="22.29cm" svg:y="10.685cm" svg:viewBox="0 0 327 336" svg:d="M59 306c0 6 5 11 15 14l-2 16h-66c-4-3-6-9-6-16 0-6 4-15 11-24 8-10 20-23 38-39l97-91-61-141-38-9 3-16h88l51 128 45-42c15-15 25-26 32-35 6-8 9-15 9-21 0-2-1-4-3-6s-8-5-18-8l3-16h63c5 4 7 9 7 15 0 14-16 37-49 68l-76 72 68 157 42 8-3 16h-91l-60-143-61 58c-13 13-22 23-28 32-7 8-10 16-10 23z">
          <text:p/>
        </draw:path>
        <draw:connector draw:style-name="gr74" draw:text-style-name="P1" draw:layer="layout" svg:x1="13.105cm" svg:y1="15.874cm" svg:x2="21.627cm" svg:y2="11.396cm" draw:start-shape="id6" draw:start-glue-point="1" draw:end-shape="id7" draw:end-glue-point="2" svg:d="M13105 15874h8522v-4478" svg:viewBox="0 0 8523 4479">
          <text:p/>
        </draw:connector>
        <draw:frame draw:style-name="gr68" draw:text-style-name="P52" draw:layer="layout" svg:width="0.891cm" svg:height="1.119cm" svg:x="18.1cm" svg:y="10.844cm">
          <draw:text-box>
            <text:p><text:span text:style-name="T8">z</text:span></text:p>
          </draw:text-box>
        </draw:frame>
        <draw:frame draw:style-name="gr75" draw:text-style-name="P17" draw:layer="layout" svg:width="1.226cm" svg:height="0.962cm" svg:x="17.425cm" svg:y="13.743cm">
          <draw:text-box>
            <text:p>+1</text:p>
          </draw:text-box>
        </draw:frame>
        <draw:frame draw:style-name="gr76" draw:text-style-name="P17" draw:layer="layout" svg:width="0.853cm" svg:height="0.962cm" svg:x="18.325cm" svg:y="11.543cm">
          <draw:text-box>
            <text:p>0</text:p>
          </draw:text-box>
        </draw:frame>
        <draw:frame draw:style-name="gr77" draw:text-style-name="P17" draw:layer="layout" svg:width="1.065cm" svg:height="0.962cm" svg:x="18.126cm" svg:y="8.943cm">
          <draw:text-box>
            <text:p>-1</text:p>
          </draw:text-box>
        </draw:frame>
        <draw:frame draw:style-name="gr77" draw:text-style-name="P17" draw:layer="layout" svg:width="1.065cm" svg:height="0.962cm" svg:x="17.027cm" svg:y="6.543cm">
          <draw:text-box>
            <text:p>-2</text:p>
          </draw:text-box>
        </draw:frame>
        <draw:g>
          <draw:path draw:style-name="gr78" draw:text-style-name="P37" draw:layer="layout" svg:width="0.405cm" svg:height="0.482cm" svg:x="16.987cm" svg:y="11.1cm" svg:viewBox="0 0 406 483" svg:d="M298 236c-63 0-126 0-189 0-2 6-5 12-7 18-33 79-49 135-47 166 1 32 19 48 53 48 35 0 66-15 93-47 27-31 59-93 97-185zM119 213c63 0 126 0 189 0 0 0 0-1 0-2 2-3 4-7 6-13 3-5 5-10 6-12 24-59 35-103 32-131-4-28-22-41-54-41-33 0-64 15-92 47-28 31-57 82-87 152zM304 0c53 0 85 20 97 60s3 97-28 173c-34 81-74 143-120 186-46 42-95 64-148 64-56 0-88-13-95-40s-11-48-10-65c1-16 3-32 7-48s8-30 11-41c4-11 8-21 11-29 0-1 1-2 1-4 1-2 2-4 3-7 2-4 3-7 5-11 31-75 70-134 117-175 47-42 96-63 149-63z">
            <text:p/>
          </draw:path>
        </draw:g>
        <draw:line draw:style-name="gr79" draw:text-style-name="P1" draw:layer="layout" svg:x1="12.196cm" svg:y1="5.495cm" svg:x2="11.41cm" svg:y2="5.495cm">
          <text:p/>
        </draw:line>
        <draw:frame draw:style-name="gr76" draw:text-style-name="P58" draw:layer="layout" svg:width="0.853cm" svg:height="0.962cm" svg:x="11.34cm" svg:y="4.626cm">
          <draw:text-box>
            <text:p><text:span text:style-name="T9">d</text:span></text:p>
          </draw:text-box>
        </draw:frame>
        <draw:line draw:style-name="gr37" draw:text-style-name="P1" draw:layer="layout" svg:x1="11.407cm" svg:y1="4.626cm" svg:x2="11.407cm" svg:y2="17.638cm">
          <text:p/>
        </draw:line>
      </draw:page>
      <draw:page draw:name="page8" draw:style-name="dp1" draw:master-page-name="Default">
        <draw:line draw:style-name="gr19" draw:text-style-name="P1" draw:layer="layout" svg:x1="6.673cm" svg:y1="8.455cm" svg:x2="8.088cm" svg:y2="8.455cm">
          <text:p/>
        </draw:line>
        <draw:line draw:style-name="gr19" draw:text-style-name="P1" draw:layer="layout" svg:x1="6.661cm" svg:y1="8.455cm" svg:x2="6.661cm" svg:y2="9.87cm">
          <text:p/>
        </draw:line>
        <draw:line draw:style-name="gr19" draw:text-style-name="P1" draw:layer="layout" svg:x1="6.673cm" svg:y1="8.453cm" svg:x2="7.36cm" svg:y2="7.697cm">
          <text:p/>
        </draw:line>
        <draw:frame draw:style-name="gr40" draw:text-style-name="P17" draw:layer="layout" svg:width="0.82cm" svg:height="0.962cm" svg:x="7.507cm" svg:y="7.493cm">
          <draw:text-box>
            <text:p>x</text:p>
          </draw:text-box>
        </draw:frame>
        <draw:frame draw:style-name="gr40" draw:text-style-name="P17" draw:layer="layout" svg:width="0.82cm" svg:height="0.962cm" svg:x="6.491cm" svg:y="7.023cm">
          <draw:text-box>
            <text:p>z</text:p>
          </draw:text-box>
        </draw:frame>
        <draw:frame draw:style-name="gr40" draw:text-style-name="P17" draw:layer="layout" svg:width="0.82cm" svg:height="0.962cm" svg:x="6.603cm" svg:y="8.979cm">
          <draw:text-box>
            <text:p>y</text:p>
          </draw:text-box>
        </draw:frame>
        <draw:frame draw:style-name="gr80" draw:text-style-name="P10" draw:layer="layout" svg:width="4.791cm" svg:height="4.776cm" svg:x="8.741cm" svg:y="7.858cm">
          <draw:image xlink:href="Pictures/1000000000000080000000803F0E7D3A145B10C9.png" xlink:type="simple" xlink:show="embed" xlink:actuate="onLoad" loext:mime-type="image/png">
            <text:p/>
          </draw:image>
        </draw:frame>
        <draw:frame draw:style-name="gr80" draw:text-style-name="P10" draw:layer="layout" svg:width="4.791cm" svg:height="4.776cm" svg:x="8.641cm" svg:y="7.958cm">
          <draw:image xlink:href="Pictures/1000000000000080000000803F0E7D3A145B10C9.png" xlink:type="simple" xlink:show="embed" xlink:actuate="onLoad" loext:mime-type="image/png">
            <text:p/>
          </draw:image>
        </draw:frame>
        <draw:frame draw:style-name="gr80" draw:text-style-name="P10" draw:layer="layout" svg:width="4.791cm" svg:height="4.776cm" svg:x="8.54cm" svg:y="8.058cm">
          <draw:image xlink:href="Pictures/1000000000000080000000803F0E7D3A145B10C9.png" xlink:type="simple" xlink:show="embed" xlink:actuate="onLoad" loext:mime-type="image/png">
            <text:p/>
          </draw:image>
        </draw:frame>
        <draw:frame draw:style-name="gr80" draw:text-style-name="P10" draw:layer="layout" svg:width="4.791cm" svg:height="4.776cm" svg:x="8.441cm" svg:y="8.158cm">
          <draw:image xlink:href="Pictures/1000000000000080000000803F0E7D3A145B10C9.png" xlink:type="simple" xlink:show="embed" xlink:actuate="onLoad" loext:mime-type="image/png">
            <text:p/>
          </draw:image>
        </draw:frame>
        <draw:frame draw:style-name="gr80" draw:text-style-name="P10" draw:layer="layout" svg:width="4.791cm" svg:height="4.776cm" svg:x="8.341cm" svg:y="8.258cm">
          <draw:image xlink:href="Pictures/1000000000000080000000803F0E7D3A145B10C9.png" xlink:type="simple" xlink:show="embed" xlink:actuate="onLoad" loext:mime-type="image/png">
            <text:p/>
          </draw:image>
        </draw:frame>
        <draw:frame draw:style-name="gr80" draw:text-style-name="P10" draw:layer="layout" svg:width="4.791cm" svg:height="4.776cm" svg:x="8.24cm" svg:y="8.358cm">
          <draw:image xlink:href="Pictures/1000000000000080000000803F0E7D3A145B10C9.png" xlink:type="simple" xlink:show="embed" xlink:actuate="onLoad" loext:mime-type="image/png">
            <text:p/>
          </draw:image>
        </draw:frame>
        <draw:frame draw:style-name="gr80" draw:text-style-name="P10" draw:layer="layout" svg:width="4.791cm" svg:height="4.776cm" svg:x="8.141cm" svg:y="8.458cm">
          <draw:image xlink:href="Pictures/1000000000000080000000803F0E7D3A145B10C9.png" xlink:type="simple" xlink:show="embed" xlink:actuate="onLoad" loext:mime-type="image/png">
            <text:p/>
          </draw:image>
        </draw:frame>
        <draw:frame draw:style-name="gr80" draw:text-style-name="P10" draw:layer="layout" svg:width="4.791cm" svg:height="4.776cm" svg:x="8.041cm" svg:y="8.558cm">
          <draw:image xlink:href="Pictures/1000000000000080000000803F0E7D3A145B10C9.png" xlink:type="simple" xlink:show="embed" xlink:actuate="onLoad" loext:mime-type="image/png">
            <text:p/>
          </draw:image>
        </draw:frame>
        <draw:g>
          <draw:path draw:style-name="gr81" draw:text-style-name="P59" draw:layer="layout" svg:width="0.088cm" svg:height="0.101cm" draw:transform="rotate (-1.5707963267949) translate (17.5820252220778cm 18.339257666879cm)" svg:viewBox="0 0 89 102" svg:d="M0 102c0-34 0-68 0-102 30 0 59 0 89 0 0 34 0 68 0 102-30 0-59 0-89 0z">
            <text:p/>
          </draw:path>
          <draw:path draw:style-name="gr81" draw:text-style-name="P59" draw:layer="layout" svg:width="0.088cm" svg:height="0.101cm" draw:transform="rotate (-1.5707963267949) translate (17.5820252220778cm 18.5996573035729cm)" svg:viewBox="0 0 89 102" svg:d="M0 102c0-34 0-68 0-102 30 0 59 0 89 0 0 34 0 68 0 102-30 0-59 0-89 0z">
            <text:p/>
          </draw:path>
          <draw:path draw:style-name="gr81" draw:text-style-name="P59" draw:layer="layout" svg:width="0.088cm" svg:height="0.101cm" draw:transform="rotate (-1.5707963267949) translate (17.5820252220778cm 18.8600569402668cm)" svg:viewBox="0 0 89 102" svg:d="M0 102c0-34 0-68 0-102 30 0 59 0 89 0 0 34 0 68 0 102-30 0-59 0-89 0z">
            <text:p/>
          </draw:path>
        </draw:g>
        <draw:g>
          <draw:frame draw:style-name="gr82" draw:text-style-name="P10" draw:layer="layout" svg:width="4.791cm" svg:height="4.776cm" svg:x="15.175cm" svg:y="1.768cm">
            <draw:image xlink:href="Pictures/1000000000000080000000803F0E7D3A145B10C9.png" xlink:type="simple" xlink:show="embed" xlink:actuate="onLoad" loext:mime-type="image/png">
              <text:p/>
            </draw:image>
          </draw:frame>
          <draw:line draw:style-name="gr19" draw:text-style-name="P1" draw:layer="layout" svg:x1="14.953cm" svg:y1="1.574cm" svg:x2="16.368cm" svg:y2="1.574cm">
            <text:p/>
          </draw:line>
          <draw:line draw:style-name="gr19" draw:text-style-name="P1" draw:layer="layout" svg:x1="14.941cm" svg:y1="1.574cm" svg:x2="14.941cm" svg:y2="2.989cm">
            <text:p/>
          </draw:line>
          <draw:frame draw:style-name="gr40" draw:text-style-name="P17" draw:layer="layout" svg:width="0.82cm" svg:height="0.962cm" svg:x="15.787cm" svg:y="0.612cm">
            <draw:text-box>
              <text:p>x</text:p>
            </draw:text-box>
          </draw:frame>
          <draw:frame draw:style-name="gr40" draw:text-style-name="P17" draw:layer="layout" svg:width="0.82cm" svg:height="0.962cm" svg:x="14.221cm" svg:y="1.898cm">
            <draw:text-box>
              <text:p>y</text:p>
            </draw:text-box>
          </draw:frame>
        </draw:g>
        <draw:line draw:style-name="gr83" draw:text-style-name="P1" draw:layer="layout" svg:x1="20.489cm" svg:y1="1.295cm" svg:x2="20.489cm" svg:y2="19.498cm">
          <text:p/>
        </draw:line>
        <draw:frame draw:style-name="gr84" draw:text-style-name="P60" draw:layer="layout" svg:width="0.818cm" svg:height="1.671cm" svg:x="20.631cm" svg:y="18.618cm">
          <draw:text-box>
            <text:p>z</text:p>
          </draw:text-box>
        </draw:frame>
        <draw:g>
          <draw:frame draw:style-name="gr82" draw:text-style-name="P10" draw:layer="layout" svg:width="4.791cm" svg:height="4.776cm" svg:x="15.162cm" svg:y="7.538cm">
            <draw:image xlink:href="Pictures/1000000000000080000000801749FF2EA0E3F516.png" xlink:type="simple" xlink:show="embed" xlink:actuate="onLoad" loext:mime-type="image/png">
              <text:p/>
            </draw:image>
          </draw:frame>
          <draw:line draw:style-name="gr19" draw:text-style-name="P1" draw:layer="layout" svg:x1="14.966cm" svg:y1="7.345cm" svg:x2="16.381cm" svg:y2="7.345cm">
            <text:p/>
          </draw:line>
          <draw:line draw:style-name="gr19" draw:text-style-name="P1" draw:layer="layout" svg:x1="14.954cm" svg:y1="7.345cm" svg:x2="14.954cm" svg:y2="8.76cm">
            <text:p/>
          </draw:line>
          <draw:frame draw:style-name="gr40" draw:text-style-name="P17" draw:layer="layout" svg:width="0.82cm" svg:height="0.962cm" svg:x="15.8cm" svg:y="6.383cm">
            <draw:text-box>
              <text:p>x</text:p>
            </draw:text-box>
          </draw:frame>
          <draw:frame draw:style-name="gr40" draw:text-style-name="P17" draw:layer="layout" svg:width="0.82cm" svg:height="0.962cm" svg:x="14.234cm" svg:y="7.669cm">
            <draw:text-box>
              <text:p>y</text:p>
            </draw:text-box>
          </draw:frame>
        </draw:g>
        <draw:g>
          <draw:frame draw:style-name="gr82" draw:text-style-name="P10" draw:layer="layout" svg:width="4.791cm" svg:height="4.776cm" svg:x="15.174cm" svg:y="13.306cm">
            <draw:image xlink:href="Pictures/10000000000000800000008095CA9BB5C51408C8.png" xlink:type="simple" xlink:show="embed" xlink:actuate="onLoad" loext:mime-type="image/png">
              <text:p/>
            </draw:image>
          </draw:frame>
          <draw:line draw:style-name="gr19" draw:text-style-name="P1" draw:layer="layout" svg:x1="14.954cm" svg:y1="13.114cm" svg:x2="16.369cm" svg:y2="13.114cm">
            <text:p/>
          </draw:line>
          <draw:line draw:style-name="gr19" draw:text-style-name="P1" draw:layer="layout" svg:x1="14.942cm" svg:y1="13.114cm" svg:x2="14.942cm" svg:y2="14.529cm">
            <text:p/>
          </draw:line>
          <draw:frame draw:style-name="gr40" draw:text-style-name="P17" draw:layer="layout" svg:width="0.82cm" svg:height="0.962cm" svg:x="15.788cm" svg:y="12.152cm">
            <draw:text-box>
              <text:p>x</text:p>
            </draw:text-box>
          </draw:frame>
          <draw:frame draw:style-name="gr40" draw:text-style-name="P17" draw:layer="layout" svg:width="0.82cm" svg:height="0.962cm" svg:x="14.222cm" svg:y="13.438cm">
            <draw:text-box>
              <text:p>y</text:p>
            </draw:text-box>
          </draw:frame>
        </draw:g>
        <draw:custom-shape draw:style-name="gr85" draw:text-style-name="P10" draw:layer="layout" svg:width="0.813cm" svg:height="18.65cm" svg:x="13.688cm" svg:y="1.17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draw:path draw:style-name="gr86" draw:text-style-name="P61" draw:layer="layout" svg:width="0.489cm" svg:height="0.643cm" svg:x="12.059cm" svg:y="8.734cm" svg:viewBox="0 0 490 644" svg:d="M359 315h-227l-9 24c-40 106-59 180-57 222 1 43 23 64 64 64 43 0 80-21 112-63s71-124 117-247zM143 284h228v-2c2-4 4-10 7-18 4-7 6-13 7-16 30-79 42-137 38-174s-25-56-64-56c-40 0-77 21-111 63s-69 110-105 203zM366 0c64 0 103 27 117 80 15 53 4 130-34 230-40 109-88 191-144 249-55 57-115 85-179 85-67 0-105-17-114-53-9-35-13-64-12-86s4-44 9-65c4-21 9-39 13-54 5-15 9-28 13-39 0-1 1-3 2-5 0-3 2-6 3-10 2-5 3-9 5-14 38-101 85-179 141-234 57-56 117-84 180-84z">
            <text:p/>
          </draw:path>
          <draw:path draw:style-name="gr86" draw:text-style-name="P62" draw:layer="layout" svg:width="0.241cm" svg:height="0.273cm" svg:x="12.495cm" svg:y="9.278cm" svg:viewBox="0 0 242 274" svg:d="M199 249l30 7-2 12h-78l8-43c-30 33-58 49-84 49-22 0-40-8-53-24-13-17-20-40-20-69 0-32 7-63 21-91s32-50 56-66c23-16 48-24 76-24 22 0 42 4 62 12l12-10h15zM191 35c-7-5-14-8-20-10s-14-3-23-3c-18 0-35 7-50 21s-27 33-36 57c-9 23-13 48-13 74 0 20 4 36 12 48s19 18 33 18c20 0 43-13 67-39z">
            <text:p/>
          </draw:path>
        </draw:g>
        <draw:g>
          <draw:path draw:style-name="gr86" draw:text-style-name="P61" draw:layer="layout" svg:width="0.49cm" svg:height="0.639cm" svg:x="19.152cm" svg:y="13.428cm" svg:viewBox="0 0 491 640" svg:d="M360 313h-228l-9 24c-39 104-58 178-57 220 1 43 23 64 65 64s80-21 112-63 71-123 117-245zM144 282h228l1-2c1-4 4-10 7-17 3-8 5-13 6-17 30-78 43-136 39-173s-25-55-64-55c-41 0-78 21-112 63-34 41-69 109-105 201zM367 0c64 0 103 26 118 79s3 129-35 229c-40 108-89 190-144 247-56 57-116 85-179 85-68 0-106-18-115-53s-13-64-12-86c1-21 4-43 9-64 4-21 9-39 13-54 5-14 9-28 13-39 1-1 1-2 2-5 1-2 2-5 3-10 2-4 4-8 6-13 37-100 85-178 141-233 57-55 117-83 180-83z">
            <text:p/>
          </draw:path>
          <draw:path draw:style-name="gr86" draw:text-style-name="P62" draw:layer="layout" svg:width="0.223cm" svg:height="0.273cm" svg:x="19.59cm" svg:y="13.968cm" svg:viewBox="0 0 224 274" svg:d="M193 229c-15 14-31 25-49 33-19 8-36 12-52 12-30 0-52-9-68-26s-24-41-24-71c0-33 6-62 19-89 13-26 31-48 54-64 24-16 48-24 74-24 13 0 27 1 41 4s26 6 36 10l-12 73h-15l-5-48c-11-12-26-18-45-18-18 0-34 7-49 20s-27 32-36 55c-9 24-14 50-14 78 0 47 19 71 56 71 26 0 53-9 81-28z">
            <text:p/>
          </draw:path>
        </draw:g>
        <draw:g>
          <draw:path draw:style-name="gr86" draw:text-style-name="P61" draw:layer="layout" svg:width="0.489cm" svg:height="0.643cm" svg:x="19.143cm" svg:y="7.634cm" svg:viewBox="0 0 490 644" svg:d="M359 315h-227l-9 24c-40 106-59 180-57 222 1 43 23 64 64 64 43 0 80-21 112-63s71-124 117-247zM143 284h228v-2c2-4 4-10 7-18 4-7 6-13 7-16 30-79 42-137 38-174s-25-56-64-56c-40 0-77 21-111 63s-69 110-105 203zM366 0c64 0 103 27 117 80 15 53 4 130-34 230-40 109-88 191-144 249-55 57-115 85-179 85-67 0-105-17-114-53-9-35-13-64-12-86s4-44 9-65c4-21 9-39 13-54 5-15 9-28 13-39 0-1 1-3 2-5 0-3 2-6 3-10 2-5 3-9 5-14 38-101 85-179 141-234 57-56 117-84 180-84z">
            <text:p/>
          </draw:path>
          <draw:path draw:style-name="gr86" draw:text-style-name="P62" draw:layer="layout" svg:width="0.241cm" svg:height="0.399cm" svg:x="19.583cm" svg:y="8.05cm" svg:viewBox="0 0 242 400" svg:d="M62 19l-36-7 2-12h82l-20 122c-3 21-7 39-11 54 15-15 30-27 45-36 16-9 30-14 43-14 22 0 41 9 54 25 14 17 21 39 21 68 0 32-7 62-21 90-13 29-32 51-56 67s-50 24-78 24c-16 0-31-2-47-6-15-4-29-10-40-17zM47 365c10 9 25 13 44 13 18 0 35-7 51-21s28-33 37-56c9-24 14-49 14-75 0-20-4-36-13-48-8-11-20-17-34-17-11 0-22 4-35 11-12 7-24 16-35 28z">
            <text:p/>
          </draw:path>
        </draw:g>
        <draw:g>
          <draw:path draw:style-name="gr86" draw:text-style-name="P61" draw:layer="layout" svg:width="0.489cm" svg:height="0.643cm" svg:x="19.144cm" svg:y="1.844cm" svg:viewBox="0 0 490 644" svg:d="M359 315h-227l-9 24c-40 106-59 180-57 222 1 43 23 64 64 64 43 0 80-21 112-63s71-124 117-247zM143 284h228v-2c2-4 4-10 7-18 4-7 6-13 7-16 30-79 42-137 38-174s-25-56-64-56c-40 0-77 21-111 63s-69 110-105 203zM366 0c64 0 103 27 117 80 15 53 4 130-34 230-40 109-88 191-144 249-55 57-115 85-179 85-67 0-105-17-114-53-9-35-13-64-12-86s4-44 9-65c4-21 9-39 13-54 5-15 9-28 13-39 0-1 1-3 2-5 0-3 2-6 3-10 2-5 3-9 5-14 38-101 85-179 141-234 57-56 117-84 180-84z">
            <text:p/>
          </draw:path>
          <draw:path draw:style-name="gr86" draw:text-style-name="P62" draw:layer="layout" svg:width="0.241cm" svg:height="0.273cm" svg:x="19.58cm" svg:y="2.388cm" svg:viewBox="0 0 242 274" svg:d="M199 249l30 7-2 12h-78l8-43c-30 33-58 49-84 49-22 0-40-8-53-24-13-17-20-40-20-69 0-32 7-63 21-91s32-50 56-66c23-16 48-24 76-24 22 0 42 4 62 12l12-10h15zM191 35c-7-5-14-8-20-10s-14-3-23-3c-18 0-35 7-50 21s-27 33-36 57c-9 23-13 48-13 74 0 20 4 36 12 48s19 18 33 18c20 0 43-13 67-39z">
            <text:p/>
          </draw:path>
        </draw:g>
        <draw:g>
          <draw:path draw:style-name="gr31" draw:text-style-name="P56" draw:layer="layout" svg:width="0.446cm" svg:height="0.559cm" svg:x="15.856cm" svg:y="19.428cm" svg:viewBox="0 0 447 560" svg:d="M327 274h-207l-8 21c-36 92-53 156-52 193s21 55 59 55c39 0 73-18 102-54 29-37 65-108 106-215zM131 247h207l1-2c1-3 3-9 6-15 3-7 5-11 6-14 27-69 39-120 35-152-3-32-23-48-58-48-37 0-71 18-102 55-31 36-63 95-95 176zM334 0c58 0 94 23 107 69 13 47 3 113-31 201-37 94-81 166-132 216-50 49-105 74-163 74-61 0-96-15-104-46s-12-56-11-75 4-38 8-56c4-19 8-34 12-47s8-25 12-35c0 0 1-2 1-4 1-2 2-5 4-9 1-3 3-7 4-12 35-87 77-155 129-203 52-49 106-73 164-73z">
            <text:p/>
          </draw:path>
          <draw:path draw:style-name="gr31" draw:text-style-name="P63" draw:layer="layout" svg:width="0.219cm" svg:height="0.237cm" svg:x="16.258cm" svg:y="19.901cm" svg:viewBox="0 0 220 238" svg:d="M181 216l28 6-2 11h-71l8-37c-28 28-54 42-77 42-20 0-37-7-49-21s-18-34-18-59c0-29 6-55 19-80 13-24 30-44 51-57 21-14 44-21 69-21 20 0 39 3 57 10l11-8h13zM174 31c-7-5-13-8-18-9-6-2-13-3-21-3-17 0-32 6-46 18-14 13-25 29-33 50-7 20-11 42-11 64 0 18 3 31 10 42 8 10 18 15 30 15 19 0 40-11 62-33z">
            <text:p/>
          </draw:path>
          <draw:path draw:style-name="gr31" draw:text-style-name="P18" draw:layer="layout" svg:width="0.407cm" svg:height="0.399cm" svg:x="16.62cm" svg:y="19.539cm" svg:viewBox="0 0 408 400" svg:d="M0 233c0-23 0-45 0-68 136-55 272-110 408-165 0 24 0 48 0 72-108 42-216 84-324 127 108 43 216 86 324 128 0 25 0 49 0 73-136-56-272-111-408-167z">
            <text:p/>
          </draw:path>
          <draw:path draw:style-name="gr31" draw:text-style-name="P56" draw:layer="layout" svg:width="0.446cm" svg:height="0.559cm" svg:x="17.232cm" svg:y="19.428cm" svg:viewBox="0 0 447 560" svg:d="M327 274h-207l-8 21c-36 92-53 156-52 193s21 55 59 55c39 0 73-18 102-54 29-37 65-108 106-215zM131 247h207l1-2c1-3 3-9 6-15 3-7 5-11 6-14 27-69 39-120 35-152-3-32-23-48-58-48-37 0-71 18-102 55-31 36-63 95-95 176zM334 0c58 0 94 23 107 69 13 47 3 113-31 201-37 94-81 166-132 216-50 49-105 74-163 74-61 0-96-15-104-46s-12-56-11-75 4-38 8-56c4-19 8-34 12-47s8-25 12-35c0 0 1-2 1-4 1-2 2-5 4-9 1-3 3-7 4-12 35-87 77-155 129-203 52-49 106-73 164-73z">
            <text:p/>
          </draw:path>
          <draw:path draw:style-name="gr31" draw:text-style-name="P63" draw:layer="layout" svg:width="0.219cm" svg:height="0.347cm" svg:x="17.636cm" svg:y="19.789cm" svg:viewBox="0 0 220 348" svg:d="M57 17l-33-6 2-11h75l-19 106c-3 19-6 34-10 47 14-13 27-24 41-32 14-7 27-11 39-11 21 0 37 7 50 21 12 15 18 35 18 60 0 27-6 53-18 78-12 24-30 44-51 58-22 14-46 21-71 21-15 0-29-2-43-6-14-3-27-8-37-15zM43 317c9 8 23 12 40 12s32-6 47-19c14-12 25-28 34-49 8-20 12-42 12-64 0-18-4-32-12-42-7-10-18-15-31-15-9 0-20 3-31 9-12 7-23 15-33 25z">
            <text:p/>
          </draw:path>
          <draw:path draw:style-name="gr31" draw:text-style-name="P18" draw:layer="layout" svg:width="0.407cm" svg:height="0.399cm" svg:x="17.996cm" svg:y="19.539cm" svg:viewBox="0 0 408 400" svg:d="M0 233c0-23 0-45 0-68 136-55 272-110 408-165 0 24 0 48 0 72-108 42-216 84-324 127 108 43 216 86 324 128 0 25 0 49 0 73-136-56-272-111-408-167z">
            <text:p/>
          </draw:path>
          <draw:path draw:style-name="gr31" draw:text-style-name="P56" draw:layer="layout" svg:width="0.446cm" svg:height="0.559cm" svg:x="18.608cm" svg:y="19.428cm" svg:viewBox="0 0 447 560" svg:d="M327 274h-207l-8 21c-36 92-53 156-52 193s21 55 59 55c39 0 73-18 102-54 29-37 65-108 106-215zM131 247h207l1-2c1-3 3-9 6-15 3-7 5-11 6-14 27-69 39-120 35-152-3-32-23-48-58-48-37 0-71 18-102 55-31 36-63 95-95 176zM334 0c58 0 94 23 107 69 13 47 3 113-31 201-37 94-81 166-132 216-50 49-105 74-163 74-61 0-96-15-104-46s-12-56-11-75 4-38 8-56c4-19 8-34 12-47s8-25 12-35c0 0 1-2 1-4 1-2 2-5 4-9 1-3 3-7 4-12 35-87 77-155 129-203 52-49 106-73 164-73z">
            <text:p/>
          </draw:path>
          <draw:path draw:style-name="gr31" draw:text-style-name="P63" draw:layer="layout" svg:width="0.2cm" svg:height="0.237cm" svg:x="19.01cm" svg:y="19.899cm" svg:viewBox="0 0 201 238" svg:d="M173 199c-13 12-28 21-44 28s-32 11-47 11c-26 0-46-8-61-23-14-14-21-35-21-62 0-28 6-53 17-76s28-42 49-56 43-21 66-21c11 0 24 1 37 4 13 2 23 5 32 9l-11 63h-13l-4-42c-11-10-24-15-41-15-16 0-31 5-44 17-14 11-25 27-33 48-8 20-12 43-12 67 0 41 17 62 50 62 24 0 48-8 73-24z">
            <text:p/>
          </draw:path>
        </draw:g>
      </draw:page>
      <draw:page draw:name="page9" draw:style-name="dp1" draw:master-page-name="Default">
        <draw:g>
          <draw:line draw:style-name="gr19" draw:text-style-name="P1" draw:layer="layout" svg:x1="10.488cm" svg:y1="4.794cm" svg:x2="11.903cm" svg:y2="4.794cm">
            <text:p/>
          </draw:line>
          <draw:line draw:style-name="gr19" draw:text-style-name="P1" draw:layer="layout" svg:x1="10.476cm" svg:y1="4.794cm" svg:x2="10.476cm" svg:y2="6.209cm">
            <text:p/>
          </draw:line>
          <draw:line draw:style-name="gr19" draw:text-style-name="P1" draw:layer="layout" svg:x1="10.488cm" svg:y1="4.792cm" svg:x2="11.175cm" svg:y2="4.036cm">
            <text:p/>
          </draw:line>
          <draw:frame draw:style-name="gr40" draw:text-style-name="P17" draw:layer="layout" svg:width="0.82cm" svg:height="0.962cm" svg:x="11.422cm" svg:y="3.832cm">
            <draw:text-box>
              <text:p>x</text:p>
            </draw:text-box>
          </draw:frame>
          <draw:frame draw:style-name="gr40" draw:text-style-name="P17" draw:layer="layout" svg:width="0.82cm" svg:height="0.962cm" svg:x="10.306cm" svg:y="3.362cm">
            <draw:text-box>
              <text:p>z</text:p>
            </draw:text-box>
          </draw:frame>
          <draw:frame draw:style-name="gr40" draw:text-style-name="P17" draw:layer="layout" svg:width="0.82cm" svg:height="0.962cm" svg:x="10.418cm" svg:y="5.318cm">
            <draw:text-box>
              <text:p>y</text:p>
            </draw:text-box>
          </draw:frame>
          <draw:g>
            <draw:path draw:style-name="gr81" draw:text-style-name="P59" draw:layer="layout" svg:width="0.125cm" svg:height="0.101cm" svg:x="16.941cm" svg:y="13.732cm" svg:viewBox="0 0 126 102" svg:d="M0 102c0-34 0-68 0-102 42 0 84 0 126 0 0 34 0 68 0 102-42 0-84 0-126 0z">
              <text:p/>
            </draw:path>
            <draw:path draw:style-name="gr81" draw:text-style-name="P59" draw:layer="layout" svg:width="0.125cm" svg:height="0.101cm" svg:x="17.31cm" svg:y="13.732cm" svg:viewBox="0 0 126 102" svg:d="M0 102c0-34 0-68 0-102 42 0 84 0 126 0 0 34 0 68 0 102-42 0-84 0-126 0z">
              <text:p/>
            </draw:path>
            <draw:path draw:style-name="gr81" draw:text-style-name="P59" draw:layer="layout" svg:width="0.125cm" svg:height="0.101cm" svg:x="17.679cm" svg:y="13.732cm" svg:viewBox="0 0 126 102" svg:d="M0 102c0-34 0-68 0-102 42 0 84 0 126 0 0 34 0 68 0 102-42 0-84 0-126 0z">
              <text:p/>
            </draw:path>
          </draw:g>
          <draw:line draw:style-name="gr83" draw:text-style-name="P1" draw:layer="layout" svg:x1="5.218cm" svg:y1="16.438cm" svg:x2="23.421cm" svg:y2="16.438cm">
            <text:p/>
          </draw:line>
          <draw:frame draw:style-name="gr84" draw:text-style-name="P60" draw:layer="layout" svg:width="0.818cm" svg:height="1.671cm" svg:x="22.546cm" svg:y="16.557cm">
            <draw:text-box>
              <text:p>z</text:p>
            </draw:text-box>
          </draw:frame>
          <draw:custom-shape draw:style-name="gr85" draw:text-style-name="P10" draw:layer="layout" svg:width="0.813cm" svg:height="18.65cm" draw:transform="rotate (-1.5707963267949) translate (23.634cm 9.828cm)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80" draw:text-style-name="P10" draw:layer="layout" svg:width="4.791cm" svg:height="4.776cm" svg:x="12.332cm" svg:y="4.297cm">
            <draw:image xlink:href="Pictures/1000000000000080000000803F0E7D3A145B10C9.png" xlink:type="simple" xlink:show="embed" xlink:actuate="onLoad" loext:mime-type="image/png">
              <text:p/>
            </draw:image>
          </draw:frame>
          <draw:frame draw:style-name="gr80" draw:text-style-name="P10" draw:layer="layout" svg:width="4.791cm" svg:height="4.776cm" svg:x="12.232cm" svg:y="4.397cm">
            <draw:image xlink:href="Pictures/1000000000000080000000803F0E7D3A145B10C9.png" xlink:type="simple" xlink:show="embed" xlink:actuate="onLoad" loext:mime-type="image/png">
              <text:p/>
            </draw:image>
          </draw:frame>
          <draw:frame draw:style-name="gr80" draw:text-style-name="P10" draw:layer="layout" svg:width="4.791cm" svg:height="4.776cm" svg:x="12.131cm" svg:y="4.497cm">
            <draw:image xlink:href="Pictures/1000000000000080000000803F0E7D3A145B10C9.png" xlink:type="simple" xlink:show="embed" xlink:actuate="onLoad" loext:mime-type="image/png">
              <text:p/>
            </draw:image>
          </draw:frame>
          <draw:frame draw:style-name="gr80" draw:text-style-name="P10" draw:layer="layout" svg:width="4.791cm" svg:height="4.776cm" svg:x="12.032cm" svg:y="4.597cm">
            <draw:image xlink:href="Pictures/1000000000000080000000803F0E7D3A145B10C9.png" xlink:type="simple" xlink:show="embed" xlink:actuate="onLoad" loext:mime-type="image/png">
              <text:p/>
            </draw:image>
          </draw:frame>
          <draw:frame draw:style-name="gr80" draw:text-style-name="P10" draw:layer="layout" svg:width="4.791cm" svg:height="4.776cm" svg:x="11.932cm" svg:y="4.697cm">
            <draw:image xlink:href="Pictures/1000000000000080000000803F0E7D3A145B10C9.png" xlink:type="simple" xlink:show="embed" xlink:actuate="onLoad" loext:mime-type="image/png">
              <text:p/>
            </draw:image>
          </draw:frame>
          <draw:frame draw:style-name="gr80" draw:text-style-name="P10" draw:layer="layout" svg:width="4.791cm" svg:height="4.776cm" svg:x="11.831cm" svg:y="4.797cm">
            <draw:image xlink:href="Pictures/1000000000000080000000803F0E7D3A145B10C9.png" xlink:type="simple" xlink:show="embed" xlink:actuate="onLoad" loext:mime-type="image/png">
              <text:p/>
            </draw:image>
          </draw:frame>
          <draw:frame draw:style-name="gr80" draw:text-style-name="P10" draw:layer="layout" svg:width="4.791cm" svg:height="4.776cm" svg:x="11.732cm" svg:y="4.897cm">
            <draw:image xlink:href="Pictures/1000000000000080000000803F0E7D3A145B10C9.png" xlink:type="simple" xlink:show="embed" xlink:actuate="onLoad" loext:mime-type="image/png">
              <text:p/>
            </draw:image>
          </draw:frame>
          <draw:g>
            <draw:frame draw:style-name="gr82" draw:text-style-name="P10" draw:layer="layout" svg:width="4.791cm" svg:height="4.776cm" svg:x="11.182cm" svg:y="11.263cm">
              <draw:image xlink:href="Pictures/1000000000000080000000801749FF2EA0E3F516.png" xlink:type="simple" xlink:show="embed" xlink:actuate="onLoad" loext:mime-type="image/png">
                <text:p/>
              </draw:image>
            </draw:frame>
            <draw:line draw:style-name="gr19" draw:text-style-name="P1" draw:layer="layout" svg:x1="10.986cm" svg:y1="11.07cm" svg:x2="12.401cm" svg:y2="11.07cm">
              <text:p/>
            </draw:line>
            <draw:line draw:style-name="gr19" draw:text-style-name="P1" draw:layer="layout" svg:x1="10.974cm" svg:y1="11.07cm" svg:x2="10.974cm" svg:y2="12.485cm">
              <text:p/>
            </draw:line>
            <draw:frame draw:style-name="gr40" draw:text-style-name="P17" draw:layer="layout" svg:width="0.82cm" svg:height="0.962cm" svg:x="11.82cm" svg:y="10.108cm">
              <draw:text-box>
                <text:p>x</text:p>
              </draw:text-box>
            </draw:frame>
            <draw:frame draw:style-name="gr40" draw:text-style-name="P17" draw:layer="layout" svg:width="0.82cm" svg:height="0.962cm" svg:x="10.254cm" svg:y="11.394cm">
              <draw:text-box>
                <text:p>y</text:p>
              </draw:text-box>
            </draw:frame>
          </draw:g>
          <draw:g>
            <draw:frame draw:style-name="gr82" draw:text-style-name="P10" draw:layer="layout" svg:width="4.791cm" svg:height="4.776cm" svg:x="5.261cm" svg:y="11.263cm">
              <draw:image xlink:href="Pictures/1000000000000080000000803F0E7D3A145B10C9.png" xlink:type="simple" xlink:show="embed" xlink:actuate="onLoad" loext:mime-type="image/png">
                <text:p/>
              </draw:image>
            </draw:frame>
            <draw:line draw:style-name="gr19" draw:text-style-name="P1" draw:layer="layout" svg:x1="5.039cm" svg:y1="11.069cm" svg:x2="6.454cm" svg:y2="11.069cm">
              <text:p/>
            </draw:line>
            <draw:line draw:style-name="gr19" draw:text-style-name="P1" draw:layer="layout" svg:x1="5.027cm" svg:y1="11.069cm" svg:x2="5.027cm" svg:y2="12.484cm">
              <text:p/>
            </draw:line>
            <draw:frame draw:style-name="gr40" draw:text-style-name="P17" draw:layer="layout" svg:width="0.82cm" svg:height="0.962cm" svg:x="5.873cm" svg:y="10.107cm">
              <draw:text-box>
                <text:p>x</text:p>
              </draw:text-box>
            </draw:frame>
            <draw:frame draw:style-name="gr40" draw:text-style-name="P17" draw:layer="layout" svg:width="0.82cm" svg:height="0.962cm" svg:x="4.307cm" svg:y="11.393cm">
              <draw:text-box>
                <text:p>y</text:p>
              </draw:text-box>
            </draw:frame>
          </draw:g>
          <draw:g>
            <draw:path draw:style-name="gr86" draw:text-style-name="P61" draw:layer="layout" svg:width="0.509cm" svg:height="0.667cm" svg:x="15.732cm" svg:y="5.052cm" svg:viewBox="0 0 510 668" svg:d="M374 327h-237l-9 25c-41 109-61 185-59 229 1 45 24 67 67 67 44 0 83-22 116-66 34-43 75-128 122-255zM149 295h237l1-3c2-4 4-10 7-18 4-8 6-13 7-17 31-82 45-142 40-181-4-38-26-57-66-57-42 0-81 22-117 65-35 44-71 114-109 211zM382 0c66 0 107 28 122 83s3 135-36 239c-42 112-92 198-150 257s-120 89-186 89c-71 0-110-19-120-55-9-37-13-67-12-90s4-45 9-67 10-40 14-56c5-15 9-29 14-41 0-1 0-2 1-5 1-2 2-6 4-10 2-5 3-10 5-15 39-104 88-185 147-242 59-58 122-87 188-87z">
              <text:p/>
            </draw:path>
            <draw:path draw:style-name="gr86" draw:text-style-name="P64" draw:layer="layout" svg:width="0.204cm" svg:height="0.388cm" svg:x="16.159cm" svg:y="5.504cm" svg:viewBox="0 0 205 389" svg:d="M127 366c26 2 52 5 78 8 0 5 0 10 0 15-68 0-137 0-205 0 0-5 0-10 0-15 26-3 52-6 78-8 0-105 0-210 0-315-26 9-51 19-77 28 0-5 0-10 0-15 37-21 74-43 111-64 5 0 10 0 15 0 0 122 0 244 0 366z">
              <text:p/>
            </draw:path>
          </draw:g>
          <draw:g>
            <draw:path draw:style-name="gr86" draw:text-style-name="P61" draw:layer="layout" svg:width="0.509cm" svg:height="0.667cm" svg:x="9.294cm" svg:y="11.37cm" svg:viewBox="0 0 510 668" svg:d="M374 327h-237l-9 25c-41 109-61 185-59 229 1 45 24 67 67 67 44 0 83-22 116-66 34-43 75-128 122-255zM149 295h237l1-3c2-4 4-10 7-18 4-8 6-13 7-17 31-82 45-142 40-181-4-38-26-57-66-57-42 0-81 22-117 65-35 44-71 114-109 211zM382 0c66 0 107 28 122 83s3 135-36 239c-42 112-92 198-150 257s-120 89-186 89c-71 0-110-19-120-55-9-37-13-67-12-90s4-45 9-67 10-40 14-56c5-15 9-29 14-41 0-1 0-2 1-5 1-2 2-6 4-10 2-5 3-10 5-15 39-104 88-185 147-242 59-58 122-87 188-87z">
              <text:p/>
            </draw:path>
            <draw:path draw:style-name="gr86" draw:text-style-name="P64" draw:layer="layout" svg:width="0.204cm" svg:height="0.388cm" svg:x="9.721cm" svg:y="11.822cm" svg:viewBox="0 0 205 389" svg:d="M127 366c26 2 52 5 78 8 0 5 0 10 0 15-68 0-137 0-205 0 0-5 0-10 0-15 26-3 52-6 78-8 0-105 0-210 0-315-26 9-51 19-77 28 0-5 0-10 0-15 37-21 74-43 111-64 5 0 10 0 15 0 0 122 0 244 0 366z">
              <text:p/>
            </draw:path>
          </draw:g>
          <draw:g>
            <draw:g>
              <draw:frame draw:style-name="gr82" draw:text-style-name="P10" draw:layer="layout" svg:width="4.791cm" svg:height="4.776cm" svg:x="18.727cm" svg:y="11.262cm">
                <draw:image xlink:href="Pictures/10000000000000800000008095CA9BB5C51408C8.png" xlink:type="simple" xlink:show="embed" xlink:actuate="onLoad" loext:mime-type="image/png">
                  <text:p/>
                </draw:image>
              </draw:frame>
              <draw:line draw:style-name="gr19" draw:text-style-name="P1" draw:layer="layout" svg:x1="18.507cm" svg:y1="11.07cm" svg:x2="19.922cm" svg:y2="11.07cm">
                <text:p/>
              </draw:line>
              <draw:line draw:style-name="gr19" draw:text-style-name="P1" draw:layer="layout" svg:x1="18.495cm" svg:y1="11.07cm" svg:x2="18.495cm" svg:y2="12.485cm">
                <text:p/>
              </draw:line>
              <draw:frame draw:style-name="gr40" draw:text-style-name="P17" draw:layer="layout" svg:width="0.82cm" svg:height="0.962cm" svg:x="19.341cm" svg:y="10.108cm">
                <draw:text-box>
                  <text:p>x</text:p>
                </draw:text-box>
              </draw:frame>
              <draw:frame draw:style-name="gr40" draw:text-style-name="P17" draw:layer="layout" svg:width="0.82cm" svg:height="0.962cm" svg:x="17.775cm" svg:y="11.394cm">
                <draw:text-box>
                  <text:p>y</text:p>
                </draw:text-box>
              </draw:frame>
            </draw:g>
            <draw:g>
              <draw:path draw:style-name="gr86" draw:text-style-name="P61" draw:layer="layout" svg:width="0.509cm" svg:height="0.667cm" svg:x="22.688cm" svg:y="11.368cm" svg:viewBox="0 0 510 668" svg:d="M374 327h-237l-9 25c-41 109-61 185-59 229 1 45 24 67 67 67 44 0 83-22 116-66 34-43 75-128 122-255zM149 295h237l1-3c2-4 4-10 7-18 4-8 6-13 7-17 31-82 45-142 40-181-4-38-26-57-66-57-42 0-81 22-117 65-35 44-71 114-109 211zM382 0c66 0 107 28 122 83s3 135-36 239c-42 112-92 198-150 257s-120 89-186 89c-71 0-110-19-120-55-9-37-13-67-12-90s4-45 9-67 10-40 14-56c5-15 9-29 14-41 0-1 0-2 1-5 1-2 2-6 4-10 2-5 3-10 5-15 39-104 88-185 147-242 59-58 122-87 188-87z">
                <text:p/>
              </draw:path>
              <draw:path draw:style-name="gr86" draw:text-style-name="P62" draw:layer="layout" svg:width="0.245cm" svg:height="0.276cm" svg:x="23.139cm" svg:y="11.93cm" svg:viewBox="0 0 246 277" svg:d="M194 62c0-8-2-15-7-21-4-5-12-8-22-8-14 0-29 6-45 19-17 12-31 27-42 44l-31 181h-47l44-250-34-7 2-13h79l-7 55c16-21 32-36 49-46 17-11 34-16 50-16 20 0 34 5 44 16 9 10 14 25 14 45 0 2 0 6-1 12s-11 67-31 185l37 6-2 13h-86l29-167c5-24 7-40 7-48z">
                <text:p/>
              </draw:path>
            </draw:g>
          </draw:g>
          <draw:g>
            <draw:path draw:style-name="gr31" draw:text-style-name="P56" draw:layer="layout" svg:width="0.55cm" svg:height="0.597cm" svg:x="11.568cm" svg:y="17.052cm" svg:viewBox="0 0 551 598" svg:d="M404 293h-256l-10 22c-44 98-65 166-64 206 2 39 26 59 73 59s89-19 126-58c36-39 80-116 131-229zM161 264h256l1-2c2-4 5-10 8-17 4-7 6-12 8-15 33-73 47-127 43-162-5-34-29-51-72-51-45 0-87 19-126 58-38 39-77 102-118 189zM412 0c72 0 116 25 132 74 17 49 4 121-39 214-45 101-99 177-162 231-62 53-129 79-201 79-76 0-119-16-129-49s-14-60-13-80c1-21 5-41 10-60 5-20 10-37 15-51s10-26 15-36c0-1 1-2 1-5 1-2 3-5 4-9 2-4 4-8 6-13 43-93 96-166 159-217 64-52 131-78 202-78z">
              <text:p/>
            </draw:path>
            <draw:path draw:style-name="gr31" draw:text-style-name="P20" draw:layer="layout" svg:width="0.221cm" svg:height="0.35cm" svg:x="12.028cm" svg:y="17.514cm" svg:viewBox="0 0 222 351" svg:d="M137 330c28 2 57 5 85 7 0 5 0 9 0 14-74 0-148 0-222 0 0-5 0-9 0-14 28-2 56-5 85-7 0-95 0-189 0-284-28 9-56 17-84 25 0-4 0-9 0-13 40-20 80-39 120-58 6 0 11 0 16 0 0 110 0 220 0 330z">
              <text:p/>
            </draw:path>
            <draw:path draw:style-name="gr31" draw:text-style-name="P18" draw:layer="layout" svg:width="0.502cm" svg:height="0.425cm" svg:x="12.434cm" svg:y="17.172cm" svg:viewBox="0 0 503 426" svg:d="M0 248c0-24 0-48 0-72 168-59 336-117 503-176 0 25 0 51 0 76-133 45-266 91-399 136 133 45 266 91 399 137 0 26 0 51 0 77-167-59-335-119-503-178z">
              <text:p/>
            </draw:path>
            <draw:path draw:style-name="gr31" draw:text-style-name="P56" draw:layer="layout" svg:width="0.55cm" svg:height="0.597cm" svg:x="13.179cm" svg:y="17.052cm" svg:viewBox="0 0 551 598" svg:d="M404 293h-256l-10 22c-44 98-65 166-64 206 2 39 26 59 73 59s89-19 126-58c36-39 80-116 131-229zM161 264h256l1-2c2-4 5-10 8-17 4-7 6-12 8-15 33-73 47-127 43-162-5-34-29-51-72-51-45 0-87 19-126 58-38 39-77 102-118 189zM412 0c72 0 116 25 132 74 17 49 4 121-39 214-45 101-99 177-162 231-62 53-129 79-201 79-76 0-119-16-129-49s-14-60-13-80c1-21 5-41 10-60 5-20 10-37 15-51s10-26 15-36c0-1 1-2 1-5 1-2 3-5 4-9 2-4 4-8 6-13 43-93 96-166 159-217 64-52 131-78 202-78z">
              <text:p/>
            </draw:path>
            <draw:path draw:style-name="gr31" draw:text-style-name="P20" draw:layer="layout" svg:width="0.251cm" svg:height="0.351cm" svg:x="13.677cm" svg:y="17.513cm" svg:viewBox="0 0 252 352" svg:d="M252 352h-252v-38l57-44c37-27 64-49 81-66 17-16 30-34 37-52 8-17 11-38 11-61s-6-40-18-52c-12-11-32-17-59-17-11 0-22 1-34 4-11 2-21 5-30 10l-11 42h-20v-67c37-7 69-11 95-11 45 0 79 8 101 24 23 16 34 38 34 67 0 19-4 38-13 55s-23 34-41 51c-18 18-49 41-92 72-18 13-37 28-58 44h212z">
              <text:p/>
            </draw:path>
            <draw:path draw:style-name="gr31" draw:text-style-name="P18" draw:layer="layout" svg:width="0.502cm" svg:height="0.425cm" svg:x="14.111cm" svg:y="17.172cm" svg:viewBox="0 0 503 426" svg:d="M0 248c0-24 0-48 0-72 168-59 336-117 503-176 0 25 0 51 0 76-133 45-266 91-399 136 133 45 266 91 399 137 0 26 0 51 0 77-167-59-335-119-503-178z">
              <text:p/>
            </draw:path>
            <draw:path draw:style-name="gr31" draw:text-style-name="P55" draw:layer="layout" svg:width="0.125cm" svg:height="0.103cm" svg:x="14.793cm" svg:y="17.546cm" svg:viewBox="0 0 126 104" svg:d="M126 52c0 14-6 26-18 37-12 10-27 15-45 15s-33-5-45-15c-12-11-18-23-18-37 0-15 6-27 18-37s27-15 45-15c17 0 32 5 44 15 13 10 19 22 19 37z">
              <text:p/>
            </draw:path>
            <draw:path draw:style-name="gr31" draw:text-style-name="P55" draw:layer="layout" svg:width="0.125cm" svg:height="0.103cm" svg:x="15.063cm" svg:y="17.546cm" svg:viewBox="0 0 126 104" svg:d="M126 52c0 14-6 26-18 37-12 10-27 15-45 15s-33-5-45-15c-12-11-18-23-18-37 0-15 6-27 18-37s27-15 45-15c17 0 32 5 44 15 13 10 19 22 19 37z">
              <text:p/>
            </draw:path>
            <draw:path draw:style-name="gr31" draw:text-style-name="P55" draw:layer="layout" svg:width="0.125cm" svg:height="0.103cm" svg:x="15.333cm" svg:y="17.546cm" svg:viewBox="0 0 126 104" svg:d="M126 52c0 14-6 26-18 37-12 10-27 15-45 15s-33-5-45-15c-12-11-18-23-18-37 0-15 6-27 18-37s27-15 45-15c17 0 32 5 44 15 13 10 19 22 19 37z">
              <text:p/>
            </draw:path>
            <draw:path draw:style-name="gr31" draw:text-style-name="P18" draw:layer="layout" svg:width="0.502cm" svg:height="0.425cm" svg:x="15.653cm" svg:y="17.172cm" svg:viewBox="0 0 503 426" svg:d="M0 248c0-24 0-48 0-72 168-59 336-117 503-176 0 25 0 51 0 76-133 45-266 91-399 136 133 45 266 91 399 137 0 26 0 51 0 77-167-59-335-119-503-178z">
              <text:p/>
            </draw:path>
            <draw:path draw:style-name="gr31" draw:text-style-name="P56" draw:layer="layout" svg:width="0.55cm" svg:height="0.597cm" svg:x="16.399cm" svg:y="17.052cm" svg:viewBox="0 0 551 598" svg:d="M404 293h-256l-10 22c-44 98-65 166-64 206 2 39 26 59 73 59s89-19 126-58c36-39 80-116 131-229zM161 264h256l1-2c2-4 5-10 8-17 4-7 6-12 8-15 33-73 47-127 43-162-5-34-29-51-72-51-45 0-87 19-126 58-38 39-77 102-118 189zM412 0c72 0 116 25 132 74 17 49 4 121-39 214-45 101-99 177-162 231-62 53-129 79-201 79-76 0-119-16-129-49s-14-60-13-80c1-21 5-41 10-60 5-20 10-37 15-51s10-26 15-36c0-1 1-2 1-5 1-2 3-5 4-9 2-4 4-8 6-13 43-93 96-166 159-217 64-52 131-78 202-78z">
              <text:p/>
            </draw:path>
            <draw:path draw:style-name="gr31" draw:text-style-name="P63" draw:layer="layout" svg:width="0.265cm" svg:height="0.249cm" svg:x="16.891cm" svg:y="17.614cm" svg:viewBox="0 0 266 250" svg:d="M210 56c0-7-3-14-8-19-5-4-12-7-23-7-15 0-32 6-50 16-18 11-32 25-44 41l-34 163h-51l47-226-36-6 2-12h86l-9 50c18-19 35-33 54-42 18-9 36-14 54-14 21 0 37 5 47 14 10 10 16 23 16 41 0 2-1 6-2 11 0 5-12 60-33 166l40 7-2 11h-93l32-151c4-22 7-36 7-43z">
              <text:p/>
            </draw:path>
          </draw:g>
          <draw:g>
            <draw:path draw:style-name="gr86" draw:text-style-name="P61" draw:layer="layout" svg:width="0.509cm" svg:height="0.667cm" svg:x="15.149cm" svg:y="11.316cm" svg:viewBox="0 0 510 668" svg:d="M374 327h-237l-9 25c-41 109-61 185-59 229 1 45 24 67 67 67 44 0 83-22 116-66 34-43 75-128 122-255zM149 295h237l1-3c2-4 4-10 7-18 4-8 6-13 7-17 31-82 45-142 40-181-4-38-26-57-66-57-42 0-81 22-117 65-35 44-71 114-109 211zM382 0c66 0 107 28 122 83s3 135-36 239c-42 112-92 198-150 257s-120 89-186 89c-71 0-110-19-120-55-9-37-13-67-12-90s4-45 9-67 10-40 14-56c5-15 9-29 14-41 0-1 0-2 1-5 1-2 2-6 4-10 2-5 3-10 5-15 39-104 88-185 147-242 59-58 122-87 188-87z">
              <text:p/>
            </draw:path>
            <draw:path draw:style-name="gr86" draw:text-style-name="P64" draw:layer="layout" svg:width="0.232cm" svg:height="0.39cm" svg:x="15.609cm" svg:y="11.766cm" svg:viewBox="0 0 233 391" svg:d="M233 391h-233v-43l53-48c34-30 59-55 75-73 16-19 27-38 34-58s10-43 10-68-5-44-17-57c-11-13-29-20-54-20-10 0-21 2-31 4-11 3-20 7-28 11l-10 48h-19v-75c34-8 64-12 88-12 41 0 73 9 94 26 21 18 31 43 31 75 0 21-4 42-12 61-9 19-21 38-38 57s-46 45-85 79c-17 15-35 31-54 48h196z">
              <text:p/>
            </draw:path>
          </draw:g>
        </draw:g>
      </draw:page>
      <draw:page draw:name="page10" draw:style-name="dp1" draw:master-page-name="Default">
        <draw:frame draw:style-name="gr87" draw:text-style-name="P10" draw:layer="layout" svg:width="5.232cm" svg:height="2.337cm" draw:transform="rotate (-1.5707963267949) translate (9.866cm 8.347cm)">
          <draw:image xlink:href="Pictures/100002010000033D0000033DBB3ECB1074B64378.png" xlink:type="simple" xlink:show="embed" xlink:actuate="onLoad" loext:mime-type="image/png">
            <text:p/>
          </draw:image>
        </draw:frame>
        <draw:line draw:style-name="gr88" draw:text-style-name="P15" draw:layer="layout" svg:x1="9.826cm" svg:y1="10.998cm" svg:x2="13.452cm" svg:y2="11.558cm">
          <text:p/>
        </draw:line>
        <draw:line draw:style-name="gr88" draw:text-style-name="P15" draw:layer="layout" svg:x1="9.827cm" svg:y1="10.996cm" svg:x2="13.446cm" svg:y2="10.219cm">
          <text:p/>
        </draw:line>
        <draw:line draw:style-name="gr88" draw:text-style-name="P15" draw:layer="layout" svg:x1="4.092cm" svg:y1="10.463cm" svg:x2="7.531cm" svg:y2="10.995cm">
          <text:p/>
        </draw:line>
        <draw:frame draw:style-name="gr87" draw:text-style-name="P10" draw:layer="layout" svg:width="5.232cm" svg:height="0.864cm" draw:transform="rotate (-1.5707963267949) translate (19.941cm 8.347cm)">
          <draw:image xlink:href="Pictures/100002010000033D0000033DBB3ECB1074B64378.png" xlink:type="simple" xlink:show="embed" xlink:actuate="onLoad" loext:mime-type="image/png">
            <text:p/>
          </draw:image>
        </draw:frame>
        <draw:line draw:style-name="gr88" draw:text-style-name="P15" draw:layer="layout" svg:x1="15.64cm" svg:y1="10.463cm" svg:x2="19.079cm" svg:y2="10.995cm">
          <text:p/>
        </draw:line>
        <draw:line draw:style-name="gr89" draw:text-style-name="P15" draw:layer="layout" svg:x1="19.926cm" svg:y1="11.034cm" svg:x2="23.126cm" svg:y2="11.505cm">
          <text:p/>
        </draw:line>
        <draw:line draw:style-name="gr89" draw:text-style-name="P15" draw:layer="layout" svg:x1="19.927cm" svg:y1="11.033cm" svg:x2="23.093cm" svg:y2="10.387cm">
          <text:p/>
        </draw:line>
        <draw:line draw:style-name="gr89" draw:text-style-name="P15" draw:layer="layout" svg:x1="19.926cm" svg:y1="11.036cm" svg:x2="22.543cm" svg:y2="9.222cm">
          <text:p/>
        </draw:line>
        <draw:line draw:style-name="gr89" draw:text-style-name="P15" draw:layer="layout" svg:x1="19.927cm" svg:y1="11.033cm" svg:x2="22.724cm" svg:y2="12.575cm">
          <text:p/>
        </draw:line>
        <draw:frame draw:style-name="gr28" draw:text-style-name="P17" draw:layer="layout" svg:width="1.391cm" svg:height="0.962cm" draw:transform="rotate (-0.809832772925368) translate (21.136cm 7.941cm)">
          <draw:text-box>
            <text:p text:style-name="P53">. . .</text:p>
          </draw:text-box>
        </draw:frame>
        <draw:frame draw:style-name="gr28" draw:text-style-name="P17" draw:layer="layout" svg:width="1.391cm" svg:height="0.962cm" draw:transform="rotate (-2.1249383643031) translate (22.002cm 12.688cm)">
          <draw:text-box>
            <text:p text:style-name="P53">. . .</text:p>
          </draw:text-box>
        </draw:frame>
        <draw:frame draw:style-name="gr77" draw:text-style-name="P17" draw:layer="layout" svg:width="1.065cm" svg:height="0.962cm" svg:x="21.683cm" svg:y="8.343cm">
          <draw:text-box>
            <text:p>-2</text:p>
          </draw:text-box>
        </draw:frame>
        <draw:frame draw:style-name="gr77" draw:text-style-name="P17" draw:layer="layout" svg:width="1.065cm" svg:height="0.962cm" svg:x="22.384cm" svg:y="9.443cm">
          <draw:text-box>
            <text:p>-1</text:p>
          </draw:text-box>
        </draw:frame>
        <draw:frame draw:style-name="gr77" draw:text-style-name="P17" draw:layer="layout" svg:width="1.065cm" svg:height="0.962cm" svg:x="21.684cm" svg:y="8.343cm">
          <draw:text-box>
            <text:p>-2</text:p>
          </draw:text-box>
        </draw:frame>
        <draw:frame draw:style-name="gr77" draw:text-style-name="P17" draw:layer="layout" svg:width="1.065cm" svg:height="0.962cm" svg:x="22.784cm" svg:y="10.643cm">
          <draw:text-box>
            <text:p>0</text:p>
          </draw:text-box>
        </draw:frame>
        <draw:frame draw:style-name="gr77" draw:text-style-name="P17" draw:layer="layout" svg:width="1.065cm" svg:height="0.962cm" svg:x="22.485cm" svg:y="11.843cm">
          <draw:text-box>
            <text:p>1</text:p>
          </draw:text-box>
        </draw:frame>
        <draw:frame draw:style-name="gr77" draw:text-style-name="P17" draw:layer="layout" svg:width="1.065cm" svg:height="0.962cm" svg:x="12.686cm" svg:y="9.143cm">
          <draw:text-box>
            <text:p>-1</text:p>
          </draw:text-box>
        </draw:frame>
        <draw:frame draw:style-name="gr77" draw:text-style-name="P17" draw:layer="layout" svg:width="1.065cm" svg:height="0.962cm" svg:x="12.987cm" svg:y="10.643cm">
          <draw:text-box>
            <text:p>0</text:p>
          </draw:text-box>
        </draw:frame>
        <draw:frame draw:style-name="gr90" draw:text-style-name="P17" draw:layer="layout" svg:width="3.072cm" svg:height="0.962cm" draw:transform="rotate (-0.141895268187139) translate (4.285cm 9.518cm)">
          <draw:text-box>
            <text:p>Incoming</text:p>
          </draw:text-box>
        </draw:frame>
        <draw:frame draw:style-name="gr91" draw:text-style-name="P17" draw:layer="layout" svg:width="2.085cm" svg:height="0.962cm" draw:transform="rotate (-0.141895268187139) translate (4.562cm 10.481cm)">
          <draw:text-box>
            <text:p>beam</text:p>
          </draw:text-box>
        </draw:frame>
        <draw:frame draw:style-name="gr90" draw:text-style-name="P17" draw:layer="layout" svg:width="3.072cm" svg:height="0.962cm" draw:transform="rotate (-0.141895268187139) translate (15.786cm 9.519cm)">
          <draw:text-box>
            <text:p>Incoming</text:p>
          </draw:text-box>
        </draw:frame>
        <draw:frame draw:style-name="gr91" draw:text-style-name="P17" draw:layer="layout" svg:width="2.085cm" svg:height="0.962cm" draw:transform="rotate (-0.141895268187139) translate (16.063cm 10.482cm)">
          <draw:text-box>
            <text:p>beam</text:p>
          </draw:text-box>
        </draw:frame>
        <draw:line draw:style-name="gr62" draw:text-style-name="P1" draw:layer="layout" svg:x1="14.402cm" svg:y1="14.099cm" svg:x2="14.402cm" svg:y2="8.075cm">
          <text:p/>
        </draw:line>
      </draw:page>
      <draw:page draw:name="page11" draw:style-name="dp1" draw:master-page-name="Default">
        <draw:line draw:style-name="gr54" draw:text-style-name="P1" draw:layer="layout" svg:x1="8.585cm" svg:y1="15.49cm" svg:x2="8.585cm" svg:y2="7.504cm">
          <text:p/>
        </draw:line>
        <draw:frame draw:style-name="gr92" draw:text-style-name="P10" draw:layer="layout" svg:width="7.29cm" svg:height="7.188cm" svg:x="4.861cm" svg:y="7.643cm">
          <draw:image xlink:href="Pictures/100002010000033D0000033DBB3ECB1074B64378.png" xlink:type="simple" xlink:show="embed" xlink:actuate="onLoad" loext:mime-type="image/png">
            <text:p/>
          </draw:image>
        </draw:frame>
        <draw:frame draw:style-name="gr93" draw:text-style-name="P10" draw:layer="layout" svg:width="7.291cm" svg:height="0.222cm" draw:transform="skewX (-0.794299342582619) translate (4.64cm 7.42cm)">
          <draw:image xlink:href="Pictures/100002010000033D0000033DBB3ECB1074B64378.png" xlink:type="simple" xlink:show="embed" xlink:actuate="onLoad" loext:mime-type="image/png">
            <text:p/>
          </draw:image>
        </draw:frame>
        <draw:line draw:style-name="gr94" draw:text-style-name="P1" draw:layer="layout" svg:x1="8.587cm" svg:y1="7.504cm" svg:x2="8.587cm" svg:y2="4.683cm">
          <text:p/>
        </draw:line>
        <draw:frame draw:style-name="gr55" draw:text-style-name="P48" draw:layer="layout" svg:width="1.209cm" svg:height="1.673cm" svg:x="6.902cm" svg:y="4.6cm">
          <draw:text-box>
            <text:p><text:span text:style-name="T7">θ</text:span></text:p>
          </draw:text-box>
        </draw:frame>
        <draw:ellipse draw:style-name="gr59" draw:text-style-name="P49" draw:layer="layout" svg:width="1.981cm" svg:height="0.457cm" svg:x="7.597cm" svg:y="6.469cm" draw:kind="arc" draw:start-angle="359.4" draw:end-angle="331.29">
          <text:p/>
        </draw:ellipse>
        <draw:line draw:style-name="gr54" draw:text-style-name="P1" draw:layer="layout" svg:x1="8.587cm" svg:y1="6.659cm" svg:x2="8.587cm" svg:y2="5.799cm">
          <text:p/>
        </draw:line>
        <draw:custom-shape draw:style-name="gr95" draw:text-style-name="P57" draw:layer="layout" svg:width="0.155cm" svg:height="0.044cm" svg:x="8.509cm" svg:y="7.4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8" draw:text-style-name="P15" draw:layer="layout" svg:x1="20.079cm" svg:y1="4.61cm" svg:x2="20.079cm" svg:y2="8.935cm">
          <text:p/>
        </draw:line>
        <draw:frame draw:style-name="gr96" draw:text-style-name="P10" draw:layer="layout" svg:width="9.042cm" svg:height="0.813cm" draw:transform="rotate (0.261799387799149) translate (15.683cm 10.141cm)">
          <draw:image xlink:href="Pictures/100002010000033D0000033DBB3ECB1074B64378.png" xlink:type="simple" xlink:show="embed" xlink:actuate="onLoad" loext:mime-type="image/png">
            <text:p/>
          </draw:image>
        </draw:frame>
        <draw:frame draw:style-name="gr55" draw:text-style-name="P48" draw:layer="layout" svg:width="1.209cm" svg:height="1.673cm" svg:x="15.22cm" svg:y="11.583cm">
          <draw:text-box>
            <text:p><text:span text:style-name="T7">θ</text:span></text:p>
          </draw:text-box>
        </draw:frame>
        <draw:g>
          <draw:line draw:style-name="gr89" draw:text-style-name="P15" draw:layer="layout" svg:x1="20.115cm" svg:y1="9.84cm" svg:x2="20.115cm" svg:y2="14.599cm">
            <text:p/>
          </draw:line>
          <draw:line draw:style-name="gr89" draw:text-style-name="P15" draw:layer="layout" svg:x1="20.117cm" svg:y1="9.841cm" svg:x2="21.75cm" svg:y2="14.309cm">
            <text:p/>
          </draw:line>
          <draw:line draw:style-name="gr89" draw:text-style-name="P15" draw:layer="layout" svg:x1="20.112cm" svg:y1="9.841cm" svg:x2="23.34cm" svg:y2="13.256cm">
            <text:p/>
          </draw:line>
          <draw:line draw:style-name="gr89" draw:text-style-name="P15" draw:layer="layout" svg:x1="20.117cm" svg:y1="9.841cm" svg:x2="18.458cm" svg:y2="14.247cm">
            <text:p/>
          </draw:line>
        </draw:g>
        <draw:frame draw:style-name="gr77" draw:text-style-name="P17" draw:layer="layout" svg:width="1.065cm" svg:height="0.962cm" svg:x="21.789cm" svg:y="13.413cm">
          <draw:text-box>
            <text:p>-1</text:p>
          </draw:text-box>
        </draw:frame>
        <draw:frame draw:style-name="gr77" draw:text-style-name="P17" draw:layer="layout" svg:width="1.065cm" svg:height="0.962cm" svg:x="22.989cm" svg:y="12.013cm">
          <draw:text-box>
            <text:p>-2</text:p>
          </draw:text-box>
        </draw:frame>
        <draw:frame draw:style-name="gr77" draw:text-style-name="P17" draw:layer="layout" svg:width="1.065cm" svg:height="0.962cm" svg:x="20.25cm" svg:y="13.952cm">
          <draw:text-box>
            <text:p>0</text:p>
          </draw:text-box>
        </draw:frame>
        <draw:frame draw:style-name="gr77" draw:text-style-name="P17" draw:layer="layout" svg:width="1.065cm" svg:height="0.962cm" svg:x="18.59cm" svg:y="13.713cm">
          <draw:text-box>
            <text:p>1</text:p>
          </draw:text-box>
        </draw:frame>
        <draw:circle draw:style-name="gr97" draw:text-style-name="P65" draw:layer="layout" svg:width="1.863cm" svg:height="1.863cm" draw:transform="rotate (-2.87979326579064) translate (17.39cm 11.092cm)" draw:kind="arc" draw:start-angle="262.54" draw:end-angle="93.45">
          <text:p/>
        </draw:circle>
        <draw:line draw:style-name="gr62" draw:text-style-name="P1" draw:layer="layout" svg:x1="13.97cm" svg:y1="15.115cm" svg:x2="13.97cm" svg:y2="4.193cm">
          <text:p/>
        </draw:line>
        <draw:custom-shape draw:style-name="gr95" draw:text-style-name="P57" draw:layer="layout" svg:width="0.155cm" svg:height="0.044cm" svg:x="8.509cm" svg:y="15.4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8" draw:text-style-name="P17" draw:layer="layout" svg:width="3.072cm" svg:height="1.673cm" svg:x="20.104cm" svg:y="5.534cm">
          <draw:text-box>
            <text:p>Incoming</text:p>
            <text:p>beam</text:p>
          </draw:text-box>
        </draw:frame>
        <draw:custom-shape draw:style-name="gr99" draw:text-style-name="P41" draw:layer="layout" svg:width="0.301cm" svg:height="4.322cm" draw:transform="skewX (-0.762185284345924) rotate (-0.762010751420725) translate (4.639cm 7.41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41" draw:layer="layout" svg:width="0.301cm" svg:height="4.322cm" draw:transform="skewX (-0.762185284345924) rotate (-0.762010751420725) translate (4.639cm 8.661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2" draw:style-name="dp1" draw:master-page-name="Default">
        <draw:line draw:style-name="gr54" draw:text-style-name="P1" draw:layer="layout" svg:x1="7.46cm" svg:y1="16.227cm" svg:x2="7.46cm" svg:y2="10.839cm">
          <text:p/>
        </draw:line>
        <draw:line draw:style-name="gr54" draw:text-style-name="P1" draw:layer="layout" svg:x1="2.663cm" svg:y1="10.81cm" svg:x2="8.048cm" svg:y2="10.81cm">
          <text:p/>
        </draw:line>
        <draw:frame draw:style-name="gr96" draw:text-style-name="P10" draw:layer="layout" svg:width="6.852cm" svg:height="0.483cm" draw:transform="skewX (0.280299877870289) rotate (-3.06514723235244) translate (12.123cm 14.074cm)">
          <draw:image xlink:href="Pictures/100002010000033D0000033DBB3ECB1074B64378.png" xlink:type="simple" xlink:show="embed" xlink:actuate="onLoad" loext:mime-type="image/png">
            <text:p/>
          </draw:image>
        </draw:frame>
        <draw:frame draw:style-name="gr100" draw:text-style-name="P10" draw:layer="layout" svg:width="6.816cm" svg:height="6.464cm" draw:transform="skewX (-0.331438024953723) rotate (0.075398223686155) translate (2.707cm 7.833cm)">
          <draw:image xlink:href="Pictures/100002010000033D0000033DBB3ECB1074B64378.png" xlink:type="simple" xlink:show="embed" xlink:actuate="onLoad" loext:mime-type="image/png">
            <text:p/>
          </draw:image>
        </draw:frame>
        <draw:custom-shape draw:style-name="gr101" draw:text-style-name="P67" draw:layer="layout" svg:width="0.502cm" svg:height="4.043cm" draw:transform="skewX (0.933053018116168) rotate (-1.80554311118813) translate (5.476cm 14.095cm)">
          <text:p text:style-name="P66"><text:s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2" draw:text-style-name="P47" draw:layer="layout" svg:width="5.908cm" svg:height="3.212cm" svg:x="22.763cm" svg:y="9.701cm">
          <draw:text-box>
            <text:p text:style-name="P44"><text:span text:style-name="T6">Incoming</text:span></text:p>
            <text:p text:style-name="P44"><text:span text:style-name="T6">beam</text:span></text:p>
          </draw:text-box>
        </draw:frame>
        <draw:ellipse draw:style-name="gr43" draw:text-style-name="P40" draw:layer="layout" svg:width="3.425cm" svg:height="3.346cm" svg:x="18.89cm" svg:y="7.997cm" draw:kind="arc" draw:start-angle="90.85" draw:end-angle="132.01">
          <text:p/>
        </draw:ellipse>
        <draw:line draw:style-name="gr51" draw:text-style-name="P1" draw:layer="layout" svg:x1="20.602cm" svg:y1="17.389cm" svg:x2="20.602cm" svg:y2="4.35cm">
          <text:p/>
        </draw:line>
        <draw:connector draw:style-name="gr45" draw:text-style-name="P1" draw:layer="layout" draw:type="line" svg:x1="16.131cm" svg:y1="10.773cm" svg:x2="24.636cm" svg:y2="10.82cm" svg:d="M16131 10773l8505 47" svg:viewBox="0 0 8506 48">
          <text:p/>
        </draw:connector>
        <draw:frame draw:style-name="gr47" draw:text-style-name="P43" draw:layer="layout" svg:width="1.002cm" svg:height="1.517cm" svg:x="19.335cm" svg:y="6.517cm">
          <draw:text-box>
            <text:p text:style-name="P42"><text:span text:style-name="T3">ζ</text:span></text:p>
          </draw:text-box>
        </draw:frame>
        <draw:frame draw:style-name="gr103" draw:text-style-name="P46" draw:layer="layout" svg:width="5.539cm" svg:height="1.402cm" draw:transform="rotate (-1.14650678563508) translate (21.725cm 10.726cm)">
          <draw:text-box>
            <text:p text:style-name="P44"><text:span text:style-name="T5">Diff. grating</text:span></text:p>
          </draw:text-box>
        </draw:frame>
        <draw:frame draw:style-name="gr55" draw:text-style-name="P48" draw:layer="layout" svg:width="1.209cm" svg:height="1.673cm" svg:x="6.175cm" svg:y="4.408cm">
          <draw:text-box>
            <text:p><text:span text:style-name="T7">θ</text:span></text:p>
          </draw:text-box>
        </draw:frame>
        <draw:frame draw:style-name="gr57" draw:text-style-name="P43" draw:layer="layout" svg:width="1.002cm" svg:height="1.517cm" svg:x="12.821cm" svg:y="8.955cm">
          <draw:text-box>
            <text:p text:style-name="P42"><text:span text:style-name="T3">ζ</text:span></text:p>
          </draw:text-box>
        </draw:frame>
        <draw:line draw:style-name="gr58" draw:text-style-name="P1" draw:layer="layout" svg:x1="7.459cm" svg:y1="10.785cm" svg:x2="7.459cm" svg:y2="4.322cm">
          <text:p/>
        </draw:line>
        <draw:ellipse draw:style-name="gr59" draw:text-style-name="P49" draw:layer="layout" svg:width="1.981cm" svg:height="0.457cm" svg:x="6.47cm" svg:y="6.077cm" draw:kind="arc" draw:start-angle="359.4" draw:end-angle="331.29">
          <text:p/>
        </draw:ellipse>
        <draw:line draw:style-name="gr54" draw:text-style-name="P1" draw:layer="layout" svg:x1="7.46cm" svg:y1="6.267cm" svg:x2="7.46cm" svg:y2="5.407cm">
          <text:p/>
        </draw:line>
        <draw:ellipse draw:style-name="gr60" draw:text-style-name="P50" draw:layer="layout" svg:width="2.134cm" svg:height="0.432cm" draw:transform="rotate (1.5707963267949) translate (12.354cm 11.927cm)" draw:kind="arc" draw:start-angle="359.42" draw:end-angle="331.27">
          <text:p/>
        </draw:ellipse>
        <draw:line draw:style-name="gr54" draw:text-style-name="P1" draw:layer="layout" svg:x1="12.533cm" svg:y1="10.807cm" svg:x2="13.393cm" svg:y2="10.807cm">
          <text:p/>
        </draw:line>
        <draw:line draw:style-name="gr58" draw:text-style-name="P1" draw:layer="layout" svg:x1="7.434cm" svg:y1="10.81cm" svg:x2="13.908cm" svg:y2="10.81cm">
          <text:p/>
        </draw:line>
        <draw:frame draw:style-name="gr104" draw:text-style-name="P46" draw:layer="layout" svg:width="4.1cm" svg:height="1.038cm" draw:transform="rotate (0.0879645943005142) translate (8.26cm 14.3cm)">
          <draw:text-box>
            <text:p text:style-name="P44"><text:span text:style-name="T5">Diff. grating</text:span></text:p>
          </draw:text-box>
        </draw:frame>
        <draw:line draw:style-name="gr62" draw:text-style-name="P1" draw:layer="layout" svg:x1="14.97cm" svg:y1="18.899cm" svg:x2="14.97cm" svg:y2="2.691cm">
          <text:p/>
        </draw:line>
        <draw:ellipse draw:style-name="gr59" draw:text-style-name="P49" draw:layer="layout" svg:width="1.981cm" svg:height="0.457cm" svg:x="19.618cm" svg:y="6.079cm" draw:kind="arc" draw:start-angle="359.4" draw:end-angle="331.29">
          <text:p/>
        </draw:ellipse>
        <draw:frame draw:style-name="gr55" draw:text-style-name="P48" draw:layer="layout" svg:width="1.209cm" svg:height="1.673cm" svg:x="19.324cm" svg:y="4.385cm">
          <draw:text-box>
            <text:p><text:span text:style-name="T7">θ</text:span></text:p>
          </draw:text-box>
        </draw:frame>
        <draw:line draw:style-name="gr54" draw:text-style-name="P1" draw:layer="layout" svg:x1="20.608cm" svg:y1="6.267cm" svg:x2="20.608cm" svg:y2="5.407cm">
          <text:p/>
        </draw:line>
        <draw:custom-shape draw:style-name="gr105" draw:text-style-name="P5" draw:layer="layout" svg:width="0.061cm" svg:height="0.162cm" draw:transform="skewX (0.0616101225953998) rotate (0.404916386462684) translate (7.363cm 10.74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1" draw:layer="layout" svg:width="0.355cm" svg:height="8.179cm" draw:transform="skewX (-0.000174532925199463) rotate (0.393222680474322) translate (18.858cm 7.136cm)">
          <text:p/>
          <draw:enhanced-geometry svg:viewBox="0 0 21600 21600" draw:type="rectangle" draw:enhanced-path="M 0 0 L 21600 0 21600 21600 0 21600 0 0 Z N"/>
        </draw:custom-shape>
      </draw:page>
      <draw:page draw:name="page13" draw:style-name="dp1" draw:master-page-name="Default">
        <draw:g>
          <draw:line draw:style-name="gr107" draw:text-style-name="P68" draw:layer="layout" svg:x1="11.098cm" svg:y1="10.517cm" svg:x2="15.981cm" svg:y2="13.335cm">
            <text:p/>
          </draw:line>
          <draw:custom-shape draw:style-name="gr108" draw:text-style-name="P69" draw:layer="layout" svg:width="3.861cm" svg:height="0.66cm" svg:x="9.678cm" svg:y="10.1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09" draw:text-style-name="P68" draw:layer="layout" svg:x1="8.022cm" svg:y1="12.789cm" svg:x2="15.981cm" svg:y2="8.195cm">
            <text:p/>
          </draw:line>
          <draw:line draw:style-name="gr107" draw:text-style-name="P68" draw:layer="layout" svg:x1="14.699cm" svg:y1="8.217cm" svg:x2="20.068cm" svg:y2="11.316cm">
            <text:p/>
          </draw:line>
          <draw:custom-shape draw:style-name="gr110" draw:text-style-name="P39" draw:layer="layout" svg:width="2.235cm" svg:height="0.762cm" svg:x="14.396cm" svg:y="7.764cm">
            <text:p/>
            <draw:enhanced-geometry svg:viewBox="0 0 21600 21600" draw:type="rectangle" draw:enhanced-path="M 0 0 L 21600 0 21600 21600 0 21600 0 0 Z N"/>
          </draw:custom-shape>
          <draw:line draw:style-name="gr107" draw:text-style-name="P68" draw:layer="layout" svg:x1="14.698cm" svg:y1="13.335cm" svg:x2="20.116cm" svg:y2="10.206cm">
            <text:p/>
          </draw:line>
          <draw:custom-shape draw:style-name="gr110" draw:text-style-name="P39" draw:layer="layout" svg:width="2.235cm" svg:height="0.762cm" svg:x="14.396cm" svg:y="13.064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70" draw:layer="layout" svg:width="3.935cm" svg:height="0.149cm" svg:x="13.416cm" svg:y="12.961cm">
            <text:p/>
            <draw:enhanced-geometry svg:viewBox="0 0 21600 21600" draw:type="rectangle" draw:enhanced-path="M 0 0 L 21600 0 21600 21600 0 21600 0 0 Z N"/>
          </draw:custom-shape>
          <draw:frame draw:style-name="gr112" draw:text-style-name="P10" xml:id="id9" draw:id="id9" draw:layer="layout" svg:width="1.132cm" svg:height="0.242cm" draw:transform="rotate (1.5707963267949) translate (19.02cm 11.339cm)">
            <draw:image xlink:href="Pictures/100002010000033D0000033DBB3ECB1074B64378.png" xlink:type="simple" xlink:show="embed" xlink:actuate="onLoad" loext:mime-type="image/png">
              <text:p/>
            </draw:image>
          </draw:frame>
          <draw:custom-shape draw:style-name="gr111" draw:text-style-name="P70" draw:layer="layout" svg:width="3.935cm" svg:height="0.149cm" svg:x="13.416cm" svg:y="8.426cm">
            <text:p/>
            <draw:enhanced-geometry svg:viewBox="0 0 21600 21600" draw:type="rectangle" draw:enhanced-path="M 0 0 L 21600 0 21600 21600 0 21600 0 0 Z N"/>
          </draw:custom-shape>
          <draw:custom-shape draw:style-name="gr113" draw:text-style-name="P71" draw:layer="layout" svg:width="3.935cm" svg:height="0.149cm" svg:x="9.569cm" svg:y="10.724cm">
            <text:p/>
            <draw:enhanced-geometry svg:viewBox="0 0 21600 21600" draw:type="rectangle" draw:enhanced-path="M 0 0 L 21600 0 21600 21600 0 21600 0 0 Z N"/>
          </draw:custom-shape>
          <draw:frame draw:style-name="gr114" draw:text-style-name="P17" draw:layer="layout" svg:width="2.157cm" svg:height="0.962cm" svg:x="14.305cm" svg:y="7.592cm">
            <draw:text-box>
              <text:p>Mirror</text:p>
            </draw:text-box>
          </draw:frame>
          <draw:frame draw:style-name="gr115" draw:text-style-name="P17" draw:layer="layout" svg:width="2.369cm" svg:height="1.673cm" svg:x="7.476cm" svg:y="9.931cm">
            <draw:text-box>
              <text:p>Beam </text:p>
              <text:p>splitter</text:p>
            </draw:text-box>
          </draw:frame>
          <draw:frame draw:style-name="gr114" draw:text-style-name="P17" draw:layer="layout" svg:width="2.157cm" svg:height="0.962cm" svg:x="14.306cm" svg:y="12.992cm">
            <draw:text-box>
              <text:p>Mirror</text:p>
            </draw:text-box>
          </draw:frame>
          <draw:frame draw:style-name="gr114" draw:text-style-name="P17" draw:layer="layout" svg:width="2.157cm" svg:height="0.962cm" draw:transform="rotate (0.523598775598299) translate (7.911cm 13.165cm)">
            <draw:text-box>
              <text:p>Laser</text:p>
            </draw:text-box>
          </draw:frame>
          <draw:frame draw:style-name="gr114" draw:text-style-name="P17" xml:id="id8" draw:id="id8" draw:layer="layout" svg:width="2.648cm" svg:height="0.962cm" svg:x="17.817cm" svg:y="12.554cm">
            <draw:text-box>
              <text:p>Sample</text:p>
            </draw:text-box>
          </draw:frame>
          <draw:connector draw:style-name="gr19" draw:text-style-name="P1" draw:layer="layout" draw:type="line" svg:x1="19.141cm" svg:y1="12.554cm" svg:x2="19.141cm" svg:y2="11.339cm" draw:start-shape="id8" draw:start-glue-point="0" draw:end-shape="id9" svg:d="M19141 12554v-1215" svg:viewBox="0 0 1 1216">
            <text:p/>
          </draw:connector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/>
    <style:font-face style:name="Liberation Serif1" svg:font-family="'Liberation Serif'" style:font-family-generic="roman"/>
    <style:font-face style:name="Liberation Sans2" svg:font-family="'Liberation Sans'" style:font-family-generic="swiss"/>
    <style:font-face style:name="Liberation Sans3" svg:font-family="'Liberation Sans'" style:font-pitch="variable"/>
    <style:font-face style:name="Lohit Devanagari1" svg:font-family="'Lohit Devanagari'" style:font-pitch="variable"/>
    <style:font-face style:name="Noto Sans CJK SC2" svg:font-family="'Noto Sans CJK SC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3" svg:font-family="'Noto Sans CJK SC'" style:font-family-generic="roman" style:font-pitch="variable"/>
    <style:font-face style:name="Liberation Sans1" svg:font-family="'Liberation Sans'" style:font-family-generic="swiss" style:font-pitch="variable"/>
    <style:font-face style:name="Lohit Devanagari3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Narrow_20_Horizontal" draw:display-name="Narrow Horizontal" xlink:href="Pictures/1000000000000008000000080DD972DCFD450E4E.png" xlink:type="simple" xlink:show="embed" xlink:actuate="onLoad"/>
    <draw:opacity draw:name="Transparency_20_1" draw:display-name="Transparency 1" draw:style="axial" draw:start="100%" draw:end="0%" draw:angle="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mall_20_Arrow" draw:display-name="Small Arrow" svg:viewBox="0 0 1321 3493" svg:d="M1321 3493h-1321l661-3493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6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Object_20_with_20_no_20_fill_20_and_20_no_20_line" style:display-name="Object with no fill and no lin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5T10:43:45.040870796</meta:creation-date>
    <dc:date>2022-08-28T22:53:34.744191867</dc:date>
    <meta:editing-duration>P1DT14H13M24S</meta:editing-duration>
    <meta:editing-cycles>30</meta:editing-cycles>
    <meta:generator>LibreOffice/6.4.7.2$Linux_X86_64 LibreOffice_project/40$Build-2</meta:generator>
    <meta:document-statistic meta:object-count="524"/>
  </office:meta>
</office:document-meta>
</file>